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4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86mm" svg:height="98.01mm" svg:x="306.83mm" svg:y="9.83mm">
            <draw:object draw:notify-on-update-of-ranges="Tabelle1.B2:Tabelle1.B36 Tabelle1.E3:Tabelle1.E35 Tabelle1.F3:Tabelle1.F35 Tabelle1.F3:Tabelle1.F35 Tabelle1.B2:Tabelle1.B36 Tabelle1.G3:Tabelle1.G35 Tabelle1.F3:Tabelle1.F35 Tabelle1.F3:Tabelle1.F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10.37mm" svg:y="118.3mm">
            <draw:object draw:notify-on-update-of-ranges="Tabelle1.B2:Tabelle1.B36 Tabelle1.D95:Tabelle1.D127 Tabelle1.F3:Tabelle1.F35 Tabelle1.F3:Tabelle1.F35 Tabelle1.B2:Tabelle1.B36 Tabelle1.G95:Tabelle1.G127 Tabelle1.H3:Tabelle1.H35 Tabelle1.H3:Tabelle1.H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1.72mm" svg:height="71.3mm" svg:x="258.51mm" svg:y="549.92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2"/>
        <table:table-column table:style-name="co3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ssingkörper</text:p>
          </table:table-cell>
          <table:table-cell office:value-type="string" calcext:value-type="string">
            <text:p>t (s)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Groß</text:p>
          </table:table-cell>
          <table:table-cell table:style-name="ce5" office:value-type="string" calcext:value-type="string" table:number-columns-spanned="2" table:number-rows-spanned="1">
            <text:p>Klein</text:p>
          </table:table-cell>
          <table:covered-table-cell/>
          <table:table-cell table:style-name="ce5" office:value-type="string" calcext:value-type="string" table:number-columns-spanned="2" table:number-rows-spanned="1">
            <text:p>Groß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.25" calcext:value-type="float">
            <text:p>12,25</text:p>
          </table:table-cell>
          <table:table-cell office:value-type="float" office:value="14.21" calcext:value-type="float">
            <text:p>14,21</text:p>
          </table:table-cell>
          <table:table-cell table:style-name="ce2" office:value-type="string" calcext:value-type="string">
            <text:p>Temp. (K)</text:p>
          </table:table-cell>
          <table:table-cell office:value-type="string" calcext:value-type="string">
            <text:p>Abs. Temp. Fehler</text:p>
          </table:table-cell>
          <table:table-cell table:style-name="ce2" office:value-type="string" calcext:value-type="string">
            <text:p>Temp. (K) relativ zu 278K</text:p>
          </table:table-cell>
          <table:table-cell office:value-type="string" calcext:value-type="string">
            <text:p>Abs. Temp. Fehl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.89" calcext:value-type="float">
            <text:p>10,89</text:p>
          </table:table-cell>
          <table:table-cell office:value-type="float" office:value="13.58" calcext:value-type="float">
            <text:p>13,58</text:p>
          </table:table-cell>
          <table:table-cell table:style-name="ce2" table:formula="of:=[.C3]/0.0289+273" office:value-type="float" office:value="649.81660899654" calcext:value-type="float">
            <text:p>649,82</text:p>
          </table:table-cell>
          <table:table-cell table:formula="of:=[.E3]*(SQRT((0.01/[.C3])^2 +0.02029711893^2))" office:value-type="float" office:value="13.202896133898" calcext:value-type="float">
            <text:p>13,202896133898</text:p>
          </table:table-cell>
          <table:table-cell table:style-name="ce2" table:formula="of:=[.D3]/0.0289+273" office:value-type="float" office:value="742.896193771626" calcext:value-type="float">
            <text:p>742,90</text:p>
          </table:table-cell>
          <table:table-cell table:formula="of:=[.G3]*(SQRT((0.01/[.D3])^2 +0.02029711893^2))" office:value-type="float" office:value="15.0885726190051" calcext:value-type="float">
            <text:p>15,0885726190051</text:p>
          </table:table-cell>
          <table:table-cell table:number-columns-repeated="2"/>
        </table:table-row>
        <table:table-row table:style-name="ro1">
          <table:table-cell/>
          <table:table-cell table:formula="of:=[.B3]+30" office:value-type="float" office:value="60" calcext:value-type="float">
            <text:p>60</text:p>
          </table:table-cell>
          <table:table-cell office:value-type="float" office:value="9.82" calcext:value-type="float">
            <text:p>9,82</text:p>
          </table:table-cell>
          <table:table-cell office:value-type="float" office:value="12.36" calcext:value-type="float">
            <text:p>12,36</text:p>
          </table:table-cell>
          <table:table-cell table:style-name="ce2" table:formula="of:=[.C4]/0.0289+273" office:value-type="float" office:value="612.792387543253" calcext:value-type="float">
            <text:p>612,79</text:p>
          </table:table-cell>
          <table:table-cell table:formula="of:=[.E4]*(SQRT((0.01/[.C4])^2 +0.02029711893^2))" office:value-type="float" office:value="12.4535641548297" calcext:value-type="float">
            <text:p>12,4535641548297</text:p>
          </table:table-cell>
          <table:table-cell table:style-name="ce2" table:formula="of:=[.D4]/0.0289+273" office:value-type="float" office:value="700.681660899654" calcext:value-type="float">
            <text:p>700,68</text:p>
          </table:table-cell>
          <table:table-cell table:formula="of:=[.G4]*(SQRT((0.01/[.D4])^2 +0.02029711893^2))" office:value-type="float" office:value="14.2331129831886" calcext:value-type="float">
            <text:p>14,2331129831886</text:p>
          </table:table-cell>
          <table:table-cell table:number-columns-repeated="2"/>
        </table:table-row>
        <table:table-row table:style-name="ro1">
          <table:table-cell/>
          <table:table-cell table:formula="of:=[.B4]+30" office:value-type="float" office:value="90" calcext:value-type="float">
            <text:p>90</text:p>
          </table:table-cell>
          <table:table-cell office:value-type="float" office:value="9.01" calcext:value-type="float">
            <text:p>9,01</text:p>
          </table:table-cell>
          <table:table-cell office:value-type="float" office:value="11.2" calcext:value-type="float">
            <text:p>11,20</text:p>
          </table:table-cell>
          <table:table-cell table:style-name="ce2" table:formula="of:=[.C5]/0.0289+273" office:value-type="float" office:value="584.764705882353" calcext:value-type="float">
            <text:p>584,76</text:p>
          </table:table-cell>
          <table:table-cell table:formula="of:=[.E5]*(SQRT((0.01/[.C5])^2 +0.02029711893^2))" office:value-type="float" office:value="11.8867701761234" calcext:value-type="float">
            <text:p>11,8867701761234</text:p>
          </table:table-cell>
          <table:table-cell table:style-name="ce2" table:formula="of:=[.D5]/0.0289+273" office:value-type="float" office:value="660.543252595156" calcext:value-type="float">
            <text:p>660,54</text:p>
          </table:table-cell>
          <table:table-cell table:formula="of:=[.G5]*(SQRT((0.01/[.D5])^2 +0.02029711893^2))" office:value-type="float" office:value="13.4200905043724" calcext:value-type="float">
            <text:p>13,4200905043724</text:p>
          </table:table-cell>
          <table:table-cell table:number-columns-repeated="2"/>
        </table:table-row>
        <table:table-row table:style-name="ro1">
          <table:table-cell/>
          <table:table-cell table:formula="of:=[.B5]+30" office:value-type="float" office:value="120" calcext:value-type="float">
            <text:p>120</text:p>
          </table:table-cell>
          <table:table-cell office:value-type="float" office:value="8.31" calcext:value-type="float">
            <text:p>8,31</text:p>
          </table:table-cell>
          <table:table-cell office:value-type="float" office:value="10.28" calcext:value-type="float">
            <text:p>10,28</text:p>
          </table:table-cell>
          <table:table-cell table:style-name="ce2" table:formula="of:=[.C6]/0.0289+273" office:value-type="float" office:value="560.543252595156" calcext:value-type="float">
            <text:p>560,54</text:p>
          </table:table-cell>
          <table:table-cell table:formula="of:=[.E6]*(SQRT((0.01/[.C6])^2 +0.02029711893^2))" office:value-type="float" office:value="11.3973915023336" calcext:value-type="float">
            <text:p>11,3973915023336</text:p>
          </table:table-cell>
          <table:table-cell table:style-name="ce2" table:formula="of:=[.D6]/0.0289+273" office:value-type="float" office:value="628.709342560554" calcext:value-type="float">
            <text:p>628,71</text:p>
          </table:table-cell>
          <table:table-cell table:formula="of:=[.G6]*(SQRT((0.01/[.D6])^2 +0.02029711893^2))" office:value-type="float" office:value="12.7756353469562" calcext:value-type="float">
            <text:p>12,7756353469562</text:p>
          </table:table-cell>
          <table:table-cell table:number-columns-repeated="2"/>
        </table:table-row>
        <table:table-row table:style-name="ro1">
          <table:table-cell/>
          <table:table-cell table:formula="of:=[.B6]+30" office:value-type="float" office:value="150" calcext:value-type="float">
            <text:p>150</text:p>
          </table:table-cell>
          <table:table-cell office:value-type="float" office:value="7.77" calcext:value-type="float">
            <text:p>7,77</text:p>
          </table:table-cell>
          <table:table-cell office:value-type="float" office:value="9.35" calcext:value-type="float">
            <text:p>9,35</text:p>
          </table:table-cell>
          <table:table-cell table:style-name="ce2" table:formula="of:=[.C7]/0.0289+273" office:value-type="float" office:value="541.858131487889" calcext:value-type="float">
            <text:p>541,86</text:p>
          </table:table-cell>
          <table:table-cell table:formula="of:=[.E7]*(SQRT((0.01/[.C7])^2 +0.02029711893^2))" office:value-type="float" office:value="11.0202462716982" calcext:value-type="float">
            <text:p>11,0202462716982</text:p>
          </table:table-cell>
          <table:table-cell table:style-name="ce2" table:formula="of:=[.D7]/0.0289+273" office:value-type="float" office:value="596.529411764706" calcext:value-type="float">
            <text:p>596,53</text:p>
          </table:table-cell>
          <table:table-cell table:formula="of:=[.G7]*(SQRT((0.01/[.D7])^2 +0.02029711893^2))" office:value-type="float" office:value="12.1246258558539" calcext:value-type="float">
            <text:p>12,1246258558539</text:p>
          </table:table-cell>
          <table:table-cell table:number-columns-repeated="2"/>
        </table:table-row>
        <table:table-row table:style-name="ro1">
          <table:table-cell/>
          <table:table-cell table:formula="of:=[.B7]+30" office:value-type="float" office:value="180" calcext:value-type="float">
            <text:p>180</text:p>
          </table:table-cell>
          <table:table-cell office:value-type="float" office:value="7.26" calcext:value-type="float">
            <text:p>7,26</text:p>
          </table:table-cell>
          <table:table-cell office:value-type="float" office:value="8.69" calcext:value-type="float">
            <text:p>8,69</text:p>
          </table:table-cell>
          <table:table-cell table:style-name="ce2" table:formula="of:=[.C8]/0.0289+273" office:value-type="float" office:value="524.21107266436" calcext:value-type="float">
            <text:p>524,21</text:p>
          </table:table-cell>
          <table:table-cell table:formula="of:=[.E8]*(SQRT((0.01/[.C8])^2 +0.02029711893^2))" office:value-type="float" office:value="10.6644464828984" calcext:value-type="float">
            <text:p>10,6644464828984</text:p>
          </table:table-cell>
          <table:table-cell table:style-name="ce2" table:formula="of:=[.D8]/0.0289+273" office:value-type="float" office:value="573.692041522491" calcext:value-type="float">
            <text:p>573,69</text:p>
          </table:table-cell>
          <table:table-cell table:formula="of:=[.G8]*(SQRT((0.01/[.D8])^2 +0.02029711893^2))" office:value-type="float" office:value="11.6629949372465" calcext:value-type="float">
            <text:p>11,6629949372465</text:p>
          </table:table-cell>
          <table:table-cell table:number-columns-repeated="2"/>
        </table:table-row>
        <table:table-row table:style-name="ro1">
          <table:table-cell/>
          <table:table-cell table:formula="of:=[.B8]+30" office:value-type="float" office:value="210" calcext:value-type="float">
            <text:p>210</text:p>
          </table:table-cell>
          <table:table-cell office:value-type="float" office:value="6.74" calcext:value-type="float">
            <text:p>6,74</text:p>
          </table:table-cell>
          <table:table-cell office:value-type="float" office:value="7.95" calcext:value-type="float">
            <text:p>7,95</text:p>
          </table:table-cell>
          <table:table-cell table:style-name="ce2" table:formula="of:=[.C9]/0.0289+273" office:value-type="float" office:value="506.217993079585" calcext:value-type="float">
            <text:p>506,22</text:p>
          </table:table-cell>
          <table:table-cell table:formula="of:=[.E9]*(SQRT((0.01/[.C9])^2 +0.02029711893^2))" office:value-type="float" office:value="10.3021809362385" calcext:value-type="float">
            <text:p>10,3021809362385</text:p>
          </table:table-cell>
          <table:table-cell table:style-name="ce2" table:formula="of:=[.D9]/0.0289+273" office:value-type="float" office:value="548.086505190311" calcext:value-type="float">
            <text:p>548,09</text:p>
          </table:table-cell>
          <table:table-cell table:formula="of:=[.G9]*(SQRT((0.01/[.D9])^2 +0.02029711893^2))" office:value-type="float" office:value="11.1459189285511" calcext:value-type="float">
            <text:p>11,1459189285511</text:p>
          </table:table-cell>
          <table:table-cell table:number-columns-repeated="2"/>
        </table:table-row>
        <table:table-row table:style-name="ro1">
          <table:table-cell/>
          <table:table-cell table:formula="of:=[.B9]+30" office:value-type="float" office:value="240" calcext:value-type="float">
            <text:p>240</text:p>
          </table:table-cell>
          <table:table-cell office:value-type="float" office:value="6.24" calcext:value-type="float">
            <text:p>6,24</text:p>
          </table:table-cell>
          <table:table-cell office:value-type="float" office:value="7.31" calcext:value-type="float">
            <text:p>7,31</text:p>
          </table:table-cell>
          <table:table-cell table:style-name="ce2" table:formula="of:=[.C10]/0.0289+273" office:value-type="float" office:value="488.916955017301" calcext:value-type="float">
            <text:p>488,92</text:p>
          </table:table-cell>
          <table:table-cell table:formula="of:=[.E10]*(SQRT((0.01/[.C10])^2 +0.02029711893^2))" office:value-type="float" office:value="9.95448906513351" calcext:value-type="float">
            <text:p>9,95448906513351</text:p>
          </table:table-cell>
          <table:table-cell table:style-name="ce2" table:formula="of:=[.D10]/0.0289+273" office:value-type="float" office:value="525.941176470588" calcext:value-type="float">
            <text:p>525,94</text:p>
          </table:table-cell>
          <table:table-cell table:formula="of:=[.G10]*(SQRT((0.01/[.D10])^2 +0.02029711893^2))" office:value-type="float" office:value="10.6993090212875" calcext:value-type="float">
            <text:p>10,6993090212875</text:p>
          </table:table-cell>
          <table:table-cell table:number-columns-repeated="2"/>
        </table:table-row>
        <table:table-row table:style-name="ro1">
          <table:table-cell/>
          <table:table-cell table:formula="of:=[.B10]+30" office:value-type="float" office:value="270" calcext:value-type="float">
            <text:p>270</text:p>
          </table:table-cell>
          <table:table-cell office:value-type="float" office:value="5.75" calcext:value-type="float">
            <text:p>5,75</text:p>
          </table:table-cell>
          <table:table-cell office:value-type="float" office:value="6.71" calcext:value-type="float">
            <text:p>6,71</text:p>
          </table:table-cell>
          <table:table-cell table:style-name="ce2" table:formula="of:=[.C11]/0.0289+273" office:value-type="float" office:value="471.961937716263" calcext:value-type="float">
            <text:p>471,96</text:p>
          </table:table-cell>
          <table:table-cell table:formula="of:=[.E11]*(SQRT((0.01/[.C11])^2 +0.02029711893^2))" office:value-type="float" office:value="9.61456797226813" calcext:value-type="float">
            <text:p>9,61456797226813</text:p>
          </table:table-cell>
          <table:table-cell table:style-name="ce2" table:formula="of:=[.D11]/0.0289+273" office:value-type="float" office:value="505.179930795848" calcext:value-type="float">
            <text:p>505,18</text:p>
          </table:table-cell>
          <table:table-cell table:formula="of:=[.G11]*(SQRT((0.01/[.D11])^2 +0.02029711893^2))" office:value-type="float" office:value="10.2812998953993" calcext:value-type="float">
            <text:p>10,2812998953993</text:p>
          </table:table-cell>
          <table:table-cell table:number-columns-repeated="2"/>
        </table:table-row>
        <table:table-row table:style-name="ro1">
          <table:table-cell/>
          <table:table-cell table:formula="of:=[.B11]+30" office:value-type="float" office:value="300" calcext:value-type="float">
            <text:p>300</text:p>
          </table:table-cell>
          <table:table-cell office:value-type="float" office:value="5.33" calcext:value-type="float">
            <text:p>5,33</text:p>
          </table:table-cell>
          <table:table-cell office:value-type="float" office:value="6.14" calcext:value-type="float">
            <text:p>6,14</text:p>
          </table:table-cell>
          <table:table-cell table:style-name="ce2" table:formula="of:=[.C12]/0.0289+273" office:value-type="float" office:value="457.429065743945" calcext:value-type="float">
            <text:p>457,43</text:p>
          </table:table-cell>
          <table:table-cell table:formula="of:=[.E12]*(SQRT((0.01/[.C12])^2 +0.02029711893^2))" office:value-type="float" office:value="9.32407255308816" calcext:value-type="float">
            <text:p>9,32407255308816</text:p>
          </table:table-cell>
          <table:table-cell table:style-name="ce2" table:formula="of:=[.D12]/0.0289+273" office:value-type="float" office:value="485.456747404844" calcext:value-type="float">
            <text:p>485,46</text:p>
          </table:table-cell>
          <table:table-cell table:formula="of:=[.G12]*(SQRT((0.01/[.D12])^2 +0.02029711893^2))" office:value-type="float" office:value="9.88504362614234" calcext:value-type="float">
            <text:p>9,88504362614234</text:p>
          </table:table-cell>
          <table:table-cell table:number-columns-repeated="2"/>
        </table:table-row>
        <table:table-row table:style-name="ro1">
          <table:table-cell/>
          <table:table-cell table:formula="of:=[.B12]+30" office:value-type="float" office:value="330" calcext:value-type="float">
            <text:p>330</text:p>
          </table:table-cell>
          <table:table-cell office:value-type="float" office:value="5" calcext:value-type="float">
            <text:p>5,00</text:p>
          </table:table-cell>
          <table:table-cell office:value-type="float" office:value="5.7" calcext:value-type="float">
            <text:p>5,70</text:p>
          </table:table-cell>
          <table:table-cell table:style-name="ce2" table:formula="of:=[.C13]/0.0289+273" office:value-type="float" office:value="446.010380622837" calcext:value-type="float">
            <text:p>446,01</text:p>
          </table:table-cell>
          <table:table-cell table:formula="of:=[.E13]*(SQRT((0.01/[.C13])^2 +0.02029711893^2))" office:value-type="float" office:value="9.09656772378429" calcext:value-type="float">
            <text:p>9,09656772378429</text:p>
          </table:table-cell>
          <table:table-cell table:style-name="ce2" table:formula="of:=[.D13]/0.0289+273" office:value-type="float" office:value="470.231833910035" calcext:value-type="float">
            <text:p>470,23</text:p>
          </table:table-cell>
          <table:table-cell table:formula="of:=[.G13]*(SQRT((0.01/[.D13])^2 +0.02029711893^2))" office:value-type="float" office:value="9.57993826494137" calcext:value-type="float">
            <text:p>9,57993826494137</text:p>
          </table:table-cell>
          <table:table-cell table:number-columns-repeated="2"/>
        </table:table-row>
        <table:table-row table:style-name="ro1">
          <table:table-cell/>
          <table:table-cell table:formula="of:=[.B13]+30" office:value-type="float" office:value="360" calcext:value-type="float">
            <text:p>360</text:p>
          </table:table-cell>
          <table:table-cell office:value-type="float" office:value="4.66" calcext:value-type="float">
            <text:p>4,66</text:p>
          </table:table-cell>
          <table:table-cell office:value-type="float" office:value="5.22" calcext:value-type="float">
            <text:p>5,22</text:p>
          </table:table-cell>
          <table:table-cell table:style-name="ce2" table:formula="of:=[.C14]/0.0289+273" office:value-type="float" office:value="434.245674740484" calcext:value-type="float">
            <text:p>434,25</text:p>
          </table:table-cell>
          <table:table-cell table:formula="of:=[.E14]*(SQRT((0.01/[.C14])^2 +0.02029711893^2))" office:value-type="float" office:value="8.86305976415863" calcext:value-type="float">
            <text:p>8,86305976415863</text:p>
          </table:table-cell>
          <table:table-cell table:style-name="ce2" table:formula="of:=[.D14]/0.0289+273" office:value-type="float" office:value="453.622837370242" calcext:value-type="float">
            <text:p>453,62</text:p>
          </table:table-cell>
          <table:table-cell table:formula="of:=[.G14]*(SQRT((0.01/[.D14])^2 +0.02029711893^2))" office:value-type="float" office:value="9.24815572846054" calcext:value-type="float">
            <text:p>9,24815572846054</text:p>
          </table:table-cell>
          <table:table-cell table:number-columns-repeated="2"/>
        </table:table-row>
        <table:table-row table:style-name="ro1">
          <table:table-cell/>
          <table:table-cell table:formula="of:=[.B14]+30" office:value-type="float" office:value="390" calcext:value-type="float">
            <text:p>390</text:p>
          </table:table-cell>
          <table:table-cell office:value-type="float" office:value="4.32" calcext:value-type="float">
            <text:p>4,32</text:p>
          </table:table-cell>
          <table:table-cell office:value-type="float" office:value="4.82" calcext:value-type="float">
            <text:p>4,82</text:p>
          </table:table-cell>
          <table:table-cell table:style-name="ce2" table:formula="of:=[.C15]/0.0289+273" office:value-type="float" office:value="422.480968858132" calcext:value-type="float">
            <text:p>422,48</text:p>
          </table:table-cell>
          <table:table-cell table:formula="of:=[.E15]*(SQRT((0.01/[.C15])^2 +0.02029711893^2))" office:value-type="float" office:value="8.63073304739277" calcext:value-type="float">
            <text:p>8,63073304739277</text:p>
          </table:table-cell>
          <table:table-cell table:style-name="ce2" table:formula="of:=[.D15]/0.0289+273" office:value-type="float" office:value="439.782006920415" calcext:value-type="float">
            <text:p>439,78</text:p>
          </table:table-cell>
          <table:table-cell table:formula="of:=[.G15]*(SQRT((0.01/[.D15])^2 +0.02029711893^2))" office:value-type="float" office:value="8.97281798476085" calcext:value-type="float">
            <text:p>8,97281798476085</text:p>
          </table:table-cell>
          <table:table-cell table:number-columns-repeated="2"/>
        </table:table-row>
        <table:table-row table:style-name="ro1">
          <table:table-cell/>
          <table:table-cell table:formula="of:=[.B15]+30" office:value-type="float" office:value="420" calcext:value-type="float">
            <text:p>420</text:p>
          </table:table-cell>
          <table:table-cell office:value-type="float" office:value="4.02" calcext:value-type="float">
            <text:p>4,02</text:p>
          </table:table-cell>
          <table:table-cell office:value-type="float" office:value="4.46" calcext:value-type="float">
            <text:p>4,46</text:p>
          </table:table-cell>
          <table:table-cell table:style-name="ce2" table:formula="of:=[.C16]/0.0289+273" office:value-type="float" office:value="412.100346020761" calcext:value-type="float">
            <text:p>412,10</text:p>
          </table:table-cell>
          <table:table-cell table:formula="of:=[.E16]*(SQRT((0.01/[.C16])^2 +0.02029711893^2))" office:value-type="float" office:value="8.42703394514336" calcext:value-type="float">
            <text:p>8,42703394514336</text:p>
          </table:table-cell>
          <table:table-cell table:style-name="ce2" table:formula="of:=[.D16]/0.0289+273" office:value-type="float" office:value="427.325259515571" calcext:value-type="float">
            <text:p>427,33</text:p>
          </table:table-cell>
          <table:table-cell table:formula="of:=[.G16]*(SQRT((0.01/[.D16])^2 +0.02029711893^2))" office:value-type="float" office:value="8.72623170923767" calcext:value-type="float">
            <text:p>8,72623170923767</text:p>
          </table:table-cell>
          <table:table-cell table:number-columns-repeated="2"/>
        </table:table-row>
        <table:table-row table:style-name="ro1">
          <table:table-cell/>
          <table:table-cell table:formula="of:=[.B16]+30" office:value-type="float" office:value="450" calcext:value-type="float">
            <text:p>450</text:p>
          </table:table-cell>
          <table:table-cell office:value-type="float" office:value="3.76" calcext:value-type="float">
            <text:p>3,76</text:p>
          </table:table-cell>
          <table:table-cell office:value-type="float" office:value="4.11" calcext:value-type="float">
            <text:p>4,11</text:p>
          </table:table-cell>
          <table:table-cell table:style-name="ce2" table:formula="of:=[.C17]/0.0289+273" office:value-type="float" office:value="403.103806228374" calcext:value-type="float">
            <text:p>403,10</text:p>
          </table:table-cell>
          <table:table-cell table:formula="of:=[.E17]*(SQRT((0.01/[.C17])^2 +0.02029711893^2))" office:value-type="float" office:value="8.25178572423724" calcext:value-type="float">
            <text:p>8,25178572423724</text:p>
          </table:table-cell>
          <table:table-cell table:style-name="ce2" table:formula="of:=[.D17]/0.0289+273" office:value-type="float" office:value="415.214532871972" calcext:value-type="float">
            <text:p>415,21</text:p>
          </table:table-cell>
          <table:table-cell table:formula="of:=[.G17]*(SQRT((0.01/[.D17])^2 +0.02029711893^2))" office:value-type="float" office:value="8.48799422247455" calcext:value-type="float">
            <text:p>8,48799422247455</text:p>
          </table:table-cell>
          <table:table-cell table:number-columns-repeated="2"/>
        </table:table-row>
        <table:table-row table:style-name="ro1">
          <table:table-cell/>
          <table:table-cell table:formula="of:=[.B17]+30" office:value-type="float" office:value="480" calcext:value-type="float">
            <text:p>480</text:p>
          </table:table-cell>
          <table:table-cell office:value-type="float" office:value="3.48" calcext:value-type="float">
            <text:p>3,48</text:p>
          </table:table-cell>
          <table:table-cell office:value-type="float" office:value="3.78" calcext:value-type="float">
            <text:p>3,78</text:p>
          </table:table-cell>
          <table:table-cell table:style-name="ce2" table:formula="of:=[.C18]/0.0289+273" office:value-type="float" office:value="393.415224913495" calcext:value-type="float">
            <text:p>393,42</text:p>
          </table:table-cell>
          <table:table-cell table:formula="of:=[.E18]*(SQRT((0.01/[.C18])^2 +0.02029711893^2))" office:value-type="float" office:value="8.0648240601699" calcext:value-type="float">
            <text:p>8,0648240601699</text:p>
          </table:table-cell>
          <table:table-cell table:style-name="ce2" table:formula="of:=[.D18]/0.0289+273" office:value-type="float" office:value="403.795847750865" calcext:value-type="float">
            <text:p>403,80</text:p>
          </table:table-cell>
          <table:table-cell table:formula="of:=[.G18]*(SQRT((0.01/[.D18])^2 +0.02029711893^2))" office:value-type="float" office:value="8.26521593223574" calcext:value-type="float">
            <text:p>8,26521593223574</text:p>
          </table:table-cell>
          <table:table-cell table:number-columns-repeated="2"/>
        </table:table-row>
        <table:table-row table:style-name="ro1">
          <table:table-cell/>
          <table:table-cell table:formula="of:=[.B18]+30" office:value-type="float" office:value="510" calcext:value-type="float">
            <text:p>510</text:p>
          </table:table-cell>
          <table:table-cell office:value-type="float" office:value="3.28" calcext:value-type="float">
            <text:p>3,28</text:p>
          </table:table-cell>
          <table:table-cell office:value-type="float" office:value="3.48" calcext:value-type="float">
            <text:p>3,48</text:p>
          </table:table-cell>
          <table:table-cell table:style-name="ce2" table:formula="of:=[.C19]/0.0289+273" office:value-type="float" office:value="386.494809688581" calcext:value-type="float">
            <text:p>386,49</text:p>
          </table:table-cell>
          <table:table-cell table:formula="of:=[.E19]*(SQRT((0.01/[.C19])^2 +0.02029711893^2))" office:value-type="float" office:value="7.9327351126166" calcext:value-type="float">
            <text:p>7,9327351126166</text:p>
          </table:table-cell>
          <table:table-cell table:style-name="ce2" table:formula="of:=[.D19]/0.0289+273" office:value-type="float" office:value="393.415224913495" calcext:value-type="float">
            <text:p>393,42</text:p>
          </table:table-cell>
          <table:table-cell table:formula="of:=[.G19]*(SQRT((0.01/[.D19])^2 +0.02029711893^2))" office:value-type="float" office:value="8.0648240601699" calcext:value-type="float">
            <text:p>8,0648240601699</text:p>
          </table:table-cell>
          <table:table-cell table:number-columns-repeated="2"/>
        </table:table-row>
        <table:table-row table:style-name="ro1">
          <table:table-cell/>
          <table:table-cell table:formula="of:=[.B19]+30" office:value-type="float" office:value="540" calcext:value-type="float">
            <text:p>540</text:p>
          </table:table-cell>
          <table:table-cell office:value-type="float" office:value="3.06" calcext:value-type="float">
            <text:p>3,06</text:p>
          </table:table-cell>
          <table:table-cell office:value-type="float" office:value="3.23" calcext:value-type="float">
            <text:p>3,23</text:p>
          </table:table-cell>
          <table:table-cell table:style-name="ce2" table:formula="of:=[.C20]/0.0289+273" office:value-type="float" office:value="378.882352941176" calcext:value-type="float">
            <text:p>378,88</text:p>
          </table:table-cell>
          <table:table-cell table:formula="of:=[.E20]*(SQRT((0.01/[.C20])^2 +0.02029711893^2))" office:value-type="float" office:value="7.78925992739983" calcext:value-type="float">
            <text:p>7,78925992739983</text:p>
          </table:table-cell>
          <table:table-cell table:style-name="ce2" table:formula="of:=[.D20]/0.0289+273" office:value-type="float" office:value="384.764705882353" calcext:value-type="float">
            <text:p>384,76</text:p>
          </table:table-cell>
          <table:table-cell table:formula="of:=[.G20]*(SQRT((0.01/[.D20])^2 +0.02029711893^2))" office:value-type="float" office:value="7.89994279904464" calcext:value-type="float">
            <text:p>7,89994279904464</text:p>
          </table:table-cell>
          <table:table-cell table:number-columns-repeated="2"/>
        </table:table-row>
        <table:table-row table:style-name="ro1">
          <table:table-cell/>
          <table:table-cell table:formula="of:=[.B20]+30" office:value-type="float" office:value="570" calcext:value-type="float">
            <text:p>570</text:p>
          </table:table-cell>
          <table:table-cell office:value-type="float" office:value="2.87" calcext:value-type="float">
            <text:p>2,87</text:p>
          </table:table-cell>
          <table:table-cell office:value-type="float" office:value="3.05" calcext:value-type="float">
            <text:p>3,05</text:p>
          </table:table-cell>
          <table:table-cell table:style-name="ce2" table:formula="of:=[.C21]/0.0289+273" office:value-type="float" office:value="372.307958477509" calcext:value-type="float">
            <text:p>372,31</text:p>
          </table:table-cell>
          <table:table-cell table:formula="of:=[.E21]*(SQRT((0.01/[.C21])^2 +0.02029711893^2))" office:value-type="float" office:value="7.66731633943161" calcext:value-type="float">
            <text:p>7,66731633943161</text:p>
          </table:table-cell>
          <table:table-cell table:style-name="ce2" table:formula="of:=[.D21]/0.0289+273" office:value-type="float" office:value="378.536332179931" calcext:value-type="float">
            <text:p>378,54</text:p>
          </table:table-cell>
          <table:table-cell table:formula="of:=[.G21]*(SQRT((0.01/[.D21])^2 +0.02029711893^2))" office:value-type="float" office:value="7.78279200609398" calcext:value-type="float">
            <text:p>7,78279200609398</text:p>
          </table:table-cell>
          <table:table-cell table:number-columns-repeated="2"/>
        </table:table-row>
        <table:table-row table:style-name="ro1">
          <table:table-cell/>
          <table:table-cell table:formula="of:=[.B21]+30" office:value-type="float" office:value="600" calcext:value-type="float">
            <text:p>600</text:p>
          </table:table-cell>
          <table:table-cell office:value-type="float" office:value="2.71" calcext:value-type="float">
            <text:p>2,71</text:p>
          </table:table-cell>
          <table:table-cell office:value-type="float" office:value="2.81" calcext:value-type="float">
            <text:p>2,81</text:p>
          </table:table-cell>
          <table:table-cell table:style-name="ce2" table:formula="of:=[.C22]/0.0289+273" office:value-type="float" office:value="366.771626297578" calcext:value-type="float">
            <text:p>366,77</text:p>
          </table:table-cell>
          <table:table-cell table:formula="of:=[.E22]*(SQRT((0.01/[.C22])^2 +0.02029711893^2))" office:value-type="float" office:value="7.56643206228303" calcext:value-type="float">
            <text:p>7,56643206228303</text:p>
          </table:table-cell>
          <table:table-cell table:style-name="ce2" table:formula="of:=[.D22]/0.0289+273" office:value-type="float" office:value="370.231833910035" calcext:value-type="float">
            <text:p>370,23</text:p>
          </table:table-cell>
          <table:table-cell table:formula="of:=[.G22]*(SQRT((0.01/[.D22])^2 +0.02029711893^2))" office:value-type="float" office:value="7.62926919500813" calcext:value-type="float">
            <text:p>7,62926919500813</text:p>
          </table:table-cell>
          <table:table-cell table:number-columns-repeated="2"/>
        </table:table-row>
        <table:table-row table:style-name="ro1">
          <table:table-cell/>
          <table:table-cell table:formula="of:=[.B22]+30" office:value-type="float" office:value="630" calcext:value-type="float">
            <text:p>630</text:p>
          </table:table-cell>
          <table:table-cell office:value-type="float" office:value="2.55" calcext:value-type="float">
            <text:p>2,55</text:p>
          </table:table-cell>
          <table:table-cell office:value-type="float" office:value="2.61" calcext:value-type="float">
            <text:p>2,61</text:p>
          </table:table-cell>
          <table:table-cell table:style-name="ce2" table:formula="of:=[.C23]/0.0289+273" office:value-type="float" office:value="361.235294117647" calcext:value-type="float">
            <text:p>361,24</text:p>
          </table:table-cell>
          <table:table-cell table:formula="of:=[.E23]*(SQRT((0.01/[.C23])^2 +0.02029711893^2))" office:value-type="float" office:value="7.46763208403896" calcext:value-type="float">
            <text:p>7,46763208403896</text:p>
          </table:table-cell>
          <table:table-cell table:style-name="ce2" table:formula="of:=[.D23]/0.0289+273" office:value-type="float" office:value="363.311418685121" calcext:value-type="float">
            <text:p>363,31</text:p>
          </table:table-cell>
          <table:table-cell table:formula="of:=[.G23]*(SQRT((0.01/[.D23])^2 +0.02029711893^2))" office:value-type="float" office:value="7.50440642666564" calcext:value-type="float">
            <text:p>7,50440642666564</text:p>
          </table:table-cell>
          <table:table-cell table:number-columns-repeated="2"/>
        </table:table-row>
        <table:table-row table:style-name="ro1">
          <table:table-cell/>
          <table:table-cell table:formula="of:=[.B23]+30" office:value-type="float" office:value="660" calcext:value-type="float">
            <text:p>660</text:p>
          </table:table-cell>
          <table:table-cell office:value-type="float" office:value="2.41" calcext:value-type="float">
            <text:p>2,41</text:p>
          </table:table-cell>
          <table:table-cell office:value-type="float" office:value="2.44" calcext:value-type="float">
            <text:p>2,44</text:p>
          </table:table-cell>
          <table:table-cell table:style-name="ce2" table:formula="of:=[.C24]/0.0289+273" office:value-type="float" office:value="356.391003460208" calcext:value-type="float">
            <text:p>356,39</text:p>
          </table:table-cell>
          <table:table-cell table:formula="of:=[.E24]*(SQRT((0.01/[.C24])^2 +0.02029711893^2))" office:value-type="float" office:value="7.38332044088691" calcext:value-type="float">
            <text:p>7,38332044088691</text:p>
          </table:table-cell>
          <table:table-cell table:style-name="ce2" table:formula="of:=[.D24]/0.0289+273" office:value-type="float" office:value="357.429065743945" calcext:value-type="float">
            <text:p>357,43</text:p>
          </table:table-cell>
          <table:table-cell table:formula="of:=[.G24]*(SQRT((0.01/[.D24])^2 +0.02029711893^2))" office:value-type="float" office:value="7.40119518190984" calcext:value-type="float">
            <text:p>7,40119518190984</text:p>
          </table:table-cell>
          <table:table-cell table:number-columns-repeated="2"/>
        </table:table-row>
        <table:table-row table:style-name="ro1">
          <table:table-cell/>
          <table:table-cell table:formula="of:=[.B24]+30" office:value-type="float" office:value="690" calcext:value-type="float">
            <text:p>690</text:p>
          </table:table-cell>
          <table:table-cell office:value-type="float" office:value="2.27" calcext:value-type="float">
            <text:p>2,27</text:p>
          </table:table-cell>
          <table:table-cell office:value-type="float" office:value="2.26" calcext:value-type="float">
            <text:p>2,26</text:p>
          </table:table-cell>
          <table:table-cell table:style-name="ce2" table:formula="of:=[.C25]/0.0289+273" office:value-type="float" office:value="351.546712802768" calcext:value-type="float">
            <text:p>351,55</text:p>
          </table:table-cell>
          <table:table-cell table:formula="of:=[.E25]*(SQRT((0.01/[.C25])^2 +0.02029711893^2))" office:value-type="float" office:value="7.30151253807058" calcext:value-type="float">
            <text:p>7,30151253807058</text:p>
          </table:table-cell>
          <table:table-cell table:style-name="ce2" table:formula="of:=[.D25]/0.0289+273" office:value-type="float" office:value="351.200692041522" calcext:value-type="float">
            <text:p>351,20</text:p>
          </table:table-cell>
          <table:table-cell table:formula="of:=[.G25]*(SQRT((0.01/[.D25])^2 +0.02029711893^2))" office:value-type="float" office:value="7.29578086101354" calcext:value-type="float">
            <text:p>7,29578086101354</text:p>
          </table:table-cell>
          <table:table-cell table:number-columns-repeated="2"/>
        </table:table-row>
        <table:table-row table:style-name="ro1">
          <table:table-cell/>
          <table:table-cell table:formula="of:=[.B25]+30" office:value-type="float" office:value="720" calcext:value-type="float">
            <text:p>720</text:p>
          </table:table-cell>
          <table:table-cell office:value-type="float" office:value="2.14" calcext:value-type="float">
            <text:p>2,14</text:p>
          </table:table-cell>
          <table:table-cell office:value-type="float" office:value="2.12" calcext:value-type="float">
            <text:p>2,12</text:p>
          </table:table-cell>
          <table:table-cell table:style-name="ce2" table:formula="of:=[.C26]/0.0289+273" office:value-type="float" office:value="347.048442906574" calcext:value-type="float">
            <text:p>347,05</text:p>
          </table:table-cell>
          <table:table-cell table:formula="of:=[.E26]*(SQRT((0.01/[.C26])^2 +0.02029711893^2))" office:value-type="float" office:value="7.22835347070846" calcext:value-type="float">
            <text:p>7,22835347070846</text:p>
          </table:table-cell>
          <table:table-cell table:style-name="ce2" table:formula="of:=[.D26]/0.0289+273" office:value-type="float" office:value="346.356401384083" calcext:value-type="float">
            <text:p>346,36</text:p>
          </table:table-cell>
          <table:table-cell table:formula="of:=[.G26]*(SQRT((0.01/[.D26])^2 +0.02029711893^2))" office:value-type="float" office:value="7.21738054159388" calcext:value-type="float">
            <text:p>7,21738054159388</text:p>
          </table:table-cell>
          <table:table-cell table:number-columns-repeated="2"/>
        </table:table-row>
        <table:table-row table:style-name="ro1">
          <table:table-cell/>
          <table:table-cell table:formula="of:=[.B26]+30" office:value-type="float" office:value="750" calcext:value-type="float">
            <text:p>750</text:p>
          </table:table-cell>
          <table:table-cell office:value-type="float" office:value="2.04" calcext:value-type="float">
            <text:p>2,04</text:p>
          </table:table-cell>
          <table:table-cell office:value-type="float" office:value="1.98" calcext:value-type="float">
            <text:p>1,98</text:p>
          </table:table-cell>
          <table:table-cell table:style-name="ce2" table:formula="of:=[.C27]/0.0289+273" office:value-type="float" office:value="343.588235294118" calcext:value-type="float">
            <text:p>343,59</text:p>
          </table:table-cell>
          <table:table-cell table:formula="of:=[.E27]*(SQRT((0.01/[.C27])^2 +0.02029711893^2))" office:value-type="float" office:value="7.17435154295158" calcext:value-type="float">
            <text:p>7,17435154295158</text:p>
          </table:table-cell>
          <table:table-cell table:style-name="ce2" table:formula="of:=[.D27]/0.0289+273" office:value-type="float" office:value="341.512110726644" calcext:value-type="float">
            <text:p>341,51</text:p>
          </table:table-cell>
          <table:table-cell table:formula="of:=[.G27]*(SQRT((0.01/[.D27])^2 +0.02029711893^2))" office:value-type="float" office:value="7.14308022424099" calcext:value-type="float">
            <text:p>7,14308022424099</text:p>
          </table:table-cell>
          <table:table-cell table:number-columns-repeated="2"/>
        </table:table-row>
        <table:table-row table:style-name="ro1">
          <table:table-cell/>
          <table:table-cell table:formula="of:=[.B27]+30" office:value-type="float" office:value="780" calcext:value-type="float">
            <text:p>780</text:p>
          </table:table-cell>
          <table:table-cell office:value-type="float" office:value="1.93" calcext:value-type="float">
            <text:p>1,93</text:p>
          </table:table-cell>
          <table:table-cell office:value-type="float" office:value="1.86" calcext:value-type="float">
            <text:p>1,86</text:p>
          </table:table-cell>
          <table:table-cell table:style-name="ce2" table:formula="of:=[.C28]/0.0289+273" office:value-type="float" office:value="339.782006920415" calcext:value-type="float">
            <text:p>339,78</text:p>
          </table:table-cell>
          <table:table-cell table:formula="of:=[.E28]*(SQRT((0.01/[.C28])^2 +0.02029711893^2))" office:value-type="float" office:value="7.11775908628351" calcext:value-type="float">
            <text:p>7,11775908628351</text:p>
          </table:table-cell>
          <table:table-cell table:style-name="ce2" table:formula="of:=[.D28]/0.0289+273" office:value-type="float" office:value="337.359861591695" calcext:value-type="float">
            <text:p>337,36</text:p>
          </table:table-cell>
          <table:table-cell table:formula="of:=[.G28]*(SQRT((0.01/[.D28])^2 +0.02029711893^2))" office:value-type="float" office:value="7.08357798005711" calcext:value-type="float">
            <text:p>7,08357798005711</text:p>
          </table:table-cell>
          <table:table-cell/>
          <table:table-cell table:style-name="ce2"/>
        </table:table-row>
        <table:table-row table:style-name="ro1">
          <table:table-cell/>
          <table:table-cell table:formula="of:=[.B28]+30" office:value-type="float" office:value="810" calcext:value-type="float">
            <text:p>810</text:p>
          </table:table-cell>
          <table:table-cell office:value-type="float" office:value="1.85" calcext:value-type="float">
            <text:p>1,85</text:p>
          </table:table-cell>
          <table:table-cell office:value-type="float" office:value="1.76" calcext:value-type="float">
            <text:p>1,76</text:p>
          </table:table-cell>
          <table:table-cell table:style-name="ce2" table:formula="of:=[.C29]/0.0289+273" office:value-type="float" office:value="337.01384083045" calcext:value-type="float">
            <text:p>337,01</text:p>
          </table:table-cell>
          <table:table-cell table:formula="of:=[.E29]*(SQRT((0.01/[.C29])^2 +0.02029711893^2))" office:value-type="float" office:value="7.0788266676899" calcext:value-type="float">
            <text:p>7,0788266676899</text:p>
          </table:table-cell>
          <table:table-cell table:style-name="ce2" table:formula="of:=[.D29]/0.0289+273" office:value-type="float" office:value="333.899653979239" calcext:value-type="float">
            <text:p>333,90</text:p>
          </table:table-cell>
          <table:table-cell table:formula="of:=[.G29]*(SQRT((0.01/[.D29])^2 +0.02029711893^2))" office:value-type="float" office:value="7.03773105350688" calcext:value-type="float">
            <text:p>7,03773105350688</text:p>
          </table:table-cell>
          <table:table-cell/>
          <table:table-cell table:style-name="ce2"/>
        </table:table-row>
        <table:table-row table:style-name="ro1">
          <table:table-cell/>
          <table:table-cell table:formula="of:=[.B29]+30" office:value-type="float" office:value="840" calcext:value-type="float">
            <text:p>840</text:p>
          </table:table-cell>
          <table:table-cell office:value-type="float" office:value="1.74" calcext:value-type="float">
            <text:p>1,74</text:p>
          </table:table-cell>
          <table:table-cell office:value-type="float" office:value="1.66" calcext:value-type="float">
            <text:p>1,66</text:p>
          </table:table-cell>
          <table:table-cell table:style-name="ce2" table:formula="of:=[.C30]/0.0289+273" office:value-type="float" office:value="333.207612456747" calcext:value-type="float">
            <text:p>333,21</text:p>
          </table:table-cell>
          <table:table-cell table:formula="of:=[.E30]*(SQRT((0.01/[.C30])^2 +0.02029711893^2))" office:value-type="float" office:value="7.02904202272898" calcext:value-type="float">
            <text:p>7,02904202272898</text:p>
          </table:table-cell>
          <table:table-cell table:style-name="ce2" table:formula="of:=[.D30]/0.0289+273" office:value-type="float" office:value="330.439446366782" calcext:value-type="float">
            <text:p>330,44</text:p>
          </table:table-cell>
          <table:table-cell table:formula="of:=[.G30]*(SQRT((0.01/[.D30])^2 +0.02029711893^2))" office:value-type="float" office:value="6.99613567496358" calcext:value-type="float">
            <text:p>6,99613567496358</text:p>
          </table:table-cell>
          <table:table-cell table:number-columns-repeated="2"/>
        </table:table-row>
        <table:table-row table:style-name="ro1">
          <table:table-cell/>
          <table:table-cell table:formula="of:=[.B30]+30" office:value-type="float" office:value="870" calcext:value-type="float">
            <text:p>870</text:p>
          </table:table-cell>
          <table:table-cell office:value-type="float" office:value="1.65" calcext:value-type="float">
            <text:p>1,65</text:p>
          </table:table-cell>
          <table:table-cell office:value-type="float" office:value="1.59" calcext:value-type="float">
            <text:p>1,59</text:p>
          </table:table-cell>
          <table:table-cell table:style-name="ce2" table:formula="of:=[.C31]/0.0289+273" office:value-type="float" office:value="330.093425605536" calcext:value-type="float">
            <text:p>330,09</text:p>
          </table:table-cell>
          <table:table-cell table:formula="of:=[.E31]*(SQRT((0.01/[.C31])^2 +0.02029711893^2))" office:value-type="float" office:value="6.99224821653169" calcext:value-type="float">
            <text:p>6,99224821653169</text:p>
          </table:table-cell>
          <table:table-cell table:style-name="ce2" table:formula="of:=[.D31]/0.0289+273" office:value-type="float" office:value="328.017301038062" calcext:value-type="float">
            <text:p>328,02</text:p>
          </table:table-cell>
          <table:table-cell table:formula="of:=[.G31]*(SQRT((0.01/[.D31])^2 +0.02029711893^2))" office:value-type="float" office:value="6.97010472035349" calcext:value-type="float">
            <text:p>6,97010472035349</text:p>
          </table:table-cell>
          <table:table-cell table:number-columns-repeated="2"/>
        </table:table-row>
        <table:table-row table:style-name="ro1">
          <table:table-cell/>
          <table:table-cell table:formula="of:=[.B31]+30" office:value-type="float" office:value="900" calcext:value-type="float">
            <text:p>900</text:p>
          </table:table-cell>
          <table:table-cell office:value-type="float" office:value="1.57" calcext:value-type="float">
            <text:p>1,57</text:p>
          </table:table-cell>
          <table:table-cell office:value-type="float" office:value="1.48" calcext:value-type="float">
            <text:p>1,48</text:p>
          </table:table-cell>
          <table:table-cell table:style-name="ce2" table:formula="of:=[.C32]/0.0289+273" office:value-type="float" office:value="327.325259515571" calcext:value-type="float">
            <text:p>327,33</text:p>
          </table:table-cell>
          <table:table-cell table:formula="of:=[.E32]*(SQRT((0.01/[.C32])^2 +0.02029711893^2))" office:value-type="float" office:value="6.96320644037405" calcext:value-type="float">
            <text:p>6,96320644037405</text:p>
          </table:table-cell>
          <table:table-cell table:style-name="ce2" table:formula="of:=[.D32]/0.0289+273" office:value-type="float" office:value="324.21107266436" calcext:value-type="float">
            <text:p>324,21</text:p>
          </table:table-cell>
          <table:table-cell table:formula="of:=[.G32]*(SQRT((0.01/[.D32])^2 +0.02029711893^2))" office:value-type="float" office:value="6.93559248776546" calcext:value-type="float">
            <text:p>6,93559248776546</text:p>
          </table:table-cell>
          <table:table-cell table:number-columns-repeated="2"/>
        </table:table-row>
        <table:table-row table:style-name="ro1">
          <table:table-cell/>
          <table:table-cell table:formula="of:=[.B32]+30" office:value-type="float" office:value="930" calcext:value-type="float">
            <text:p>930</text:p>
          </table:table-cell>
          <table:table-cell office:value-type="float" office:value="1.52" calcext:value-type="float">
            <text:p>1,52</text:p>
          </table:table-cell>
          <table:table-cell office:value-type="float" office:value="1.41" calcext:value-type="float">
            <text:p>1,41</text:p>
          </table:table-cell>
          <table:table-cell table:style-name="ce2" table:formula="of:=[.C33]/0.0289+273" office:value-type="float" office:value="325.595155709343" calcext:value-type="float">
            <text:p>325,60</text:p>
          </table:table-cell>
          <table:table-cell table:formula="of:=[.E33]*(SQRT((0.01/[.C33])^2 +0.02029711893^2))" office:value-type="float" office:value="6.94713240350087" calcext:value-type="float">
            <text:p>6,94713240350087</text:p>
          </table:table-cell>
          <table:table-cell table:style-name="ce2" table:formula="of:=[.D33]/0.0289+273" office:value-type="float" office:value="321.78892733564" calcext:value-type="float">
            <text:p>321,79</text:p>
          </table:table-cell>
          <table:table-cell table:formula="of:=[.G33]*(SQRT((0.01/[.D33])^2 +0.02029711893^2))" office:value-type="float" office:value="6.91862894848554" calcext:value-type="float">
            <text:p>6,91862894848554</text:p>
          </table:table-cell>
          <table:table-cell table:number-columns-repeated="2"/>
        </table:table-row>
        <table:table-row table:style-name="ro1">
          <table:table-cell/>
          <table:table-cell table:formula="of:=[.B33]+30" office:value-type="float" office:value="960" calcext:value-type="float">
            <text:p>960</text:p>
          </table:table-cell>
          <table:table-cell office:value-type="float" office:value="1.45" calcext:value-type="float">
            <text:p>1,45</text:p>
          </table:table-cell>
          <table:table-cell office:value-type="float" office:value="1.33" calcext:value-type="float">
            <text:p>1,33</text:p>
          </table:table-cell>
          <table:table-cell table:style-name="ce2" table:formula="of:=[.C34]/0.0289+273" office:value-type="float" office:value="323.173010380623" calcext:value-type="float">
            <text:p>323,17</text:p>
          </table:table-cell>
          <table:table-cell table:formula="of:=[.E34]*(SQRT((0.01/[.C34])^2 +0.02029711893^2))" office:value-type="float" office:value="6.92778816596422" calcext:value-type="float">
            <text:p>6,92778816596422</text:p>
          </table:table-cell>
          <table:table-cell table:style-name="ce2" table:formula="of:=[.D34]/0.0289+273" office:value-type="float" office:value="319.020761245675" calcext:value-type="float">
            <text:p>319,02</text:p>
          </table:table-cell>
          <table:table-cell table:formula="of:=[.G34]*(SQRT((0.01/[.D34])^2 +0.02029711893^2))" office:value-type="float" office:value="6.90519936651351" calcext:value-type="float">
            <text:p>6,90519936651351</text:p>
          </table:table-cell>
          <table:table-cell table:number-columns-repeated="2"/>
        </table:table-row>
        <table:table-row table:style-name="ro1">
          <table:table-cell/>
          <table:table-cell table:formula="of:=[.B34]+30" office:value-type="float" office:value="990" calcext:value-type="float">
            <text:p>990</text:p>
          </table:table-cell>
          <table:table-cell office:value-type="float" office:value="1.4" calcext:value-type="float">
            <text:p>1,40</text:p>
          </table:table-cell>
          <table:table-cell office:value-type="float" office:value="1.22" calcext:value-type="float">
            <text:p>1,22</text:p>
          </table:table-cell>
          <table:table-cell table:style-name="ce2" table:formula="of:=[.C35]/0.0289+273" office:value-type="float" office:value="321.442906574394" calcext:value-type="float">
            <text:p>321,44</text:p>
          </table:table-cell>
          <table:table-cell table:formula="of:=[.E35]*(SQRT((0.01/[.C35])^2 +0.02029711893^2))" office:value-type="float" office:value="6.91657781969559" calcext:value-type="float">
            <text:p>6,91657781969559</text:p>
          </table:table-cell>
          <table:table-cell table:style-name="ce2" table:formula="of:=[.D35]/0.0289+273" office:value-type="float" office:value="315.214532871972" calcext:value-type="float">
            <text:p>315,21</text:p>
          </table:table-cell>
          <table:table-cell table:formula="of:=[.G35]*(SQRT((0.01/[.D35])^2 +0.02029711893^2))" office:value-type="float" office:value="6.89995379961874" calcext:value-type="float">
            <text:p>6,89995379961874</text:p>
          </table:table-cell>
          <table:table-cell table:number-columns-repeated="2"/>
        </table:table-row>
        <table:table-row table:style-name="ro1">
          <table:table-cell/>
          <table:table-cell table:formula="of:=[.B35]+30" office:value-type="float" office:value="1020" calcext:value-type="float">
            <text:p>1020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Zeit (s)</text:p>
          </table:table-cell>
          <table:table-cell office:value-type="string" calcext:value-type="string">
            <text:p>Spannung (mV)</text:p>
          </table:table-cell>
          <table:table-cell office:value-type="string" calcext:value-type="string">
            <text:p>Temp. (K) relativ zu 278K</text:p>
          </table:table-cell>
          <table:table-cell/>
          <table:table-cell office:value-type="string" calcext:value-type="string">
            <text:p>Abs. Temp. Fehl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arinsäure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,53</text:p>
          </table:table-cell>
          <table:table-cell table:formula="of:=[.C39]/0.0289" office:value-type="float" office:value="52.9411764705882" calcext:value-type="float">
            <text:p>52,94</text:p>
          </table:table-cell>
          <table:table-cell table:formula="of:=ROUND([.F39];2)" office:value-type="float" office:value="1.13" calcext:value-type="float">
            <text:p>1,13</text:p>
          </table:table-cell>
          <table:table-cell table:formula="of:=[.D39]*(SQRT((0.01/[.C39])^2 +0.02029711893^2))" office:value-type="float" office:value="1.12889117288055" calcext:value-type="float">
            <text:p>1,12889117288055</text:p>
          </table:table-cell>
          <table:table-cell table:number-columns-repeated="4"/>
        </table:table-row>
        <table:table-row table:style-name="ro1">
          <table:table-cell/>
          <table:table-cell table:formula="of:=[.B39]+15" office:value-type="float" office:value="15" calcext:value-type="float">
            <text:p>15</text:p>
          </table:table-cell>
          <table:table-cell office:value-type="float" office:value="1.49" calcext:value-type="float">
            <text:p>1,49</text:p>
          </table:table-cell>
          <table:table-cell table:formula="of:=[.C40]/0.0289" office:value-type="float" office:value="51.5570934256055" calcext:value-type="float">
            <text:p>51,56</text:p>
          </table:table-cell>
          <table:table-cell table:formula="of:=ROUND([.F40];2)" office:value-type="float" office:value="1.1" calcext:value-type="float">
            <text:p>1,1</text:p>
          </table:table-cell>
          <table:table-cell table:formula="of:=[.D40]*(SQRT((0.01/[.C40])^2 +0.02029711893^2))" office:value-type="float" office:value="1.10218412942748" calcext:value-type="float">
            <text:p>1,10218412942748</text:p>
          </table:table-cell>
          <table:table-cell table:number-columns-repeated="4"/>
        </table:table-row>
        <table:table-row table:style-name="ro1">
          <table:table-cell/>
          <table:table-cell table:formula="of:=[.B40]+15" office:value-type="float" office:value="30" calcext:value-type="float">
            <text:p>30</text:p>
          </table:table-cell>
          <table:table-cell office:value-type="float" office:value="1.7" calcext:value-type="float">
            <text:p>1,70</text:p>
          </table:table-cell>
          <table:table-cell table:formula="of:=[.C41]/0.0289" office:value-type="float" office:value="58.8235294117647" calcext:value-type="float">
            <text:p>58,82</text:p>
          </table:table-cell>
          <table:table-cell table:formula="of:=ROUND([.F41];2)" office:value-type="float" office:value="1.24" calcext:value-type="float">
            <text:p>1,24</text:p>
          </table:table-cell>
          <table:table-cell table:formula="of:=[.D41]*(SQRT((0.01/[.C41])^2 +0.02029711893^2))" office:value-type="float" office:value="1.2430778758702" calcext:value-type="float">
            <text:p>1,2430778758702</text:p>
          </table:table-cell>
          <table:table-cell table:number-columns-repeated="4"/>
        </table:table-row>
        <table:table-row table:style-name="ro1">
          <table:table-cell/>
          <table:table-cell table:formula="of:=[.B41]+15" office:value-type="float" office:value="45" calcext:value-type="float">
            <text:p>45</text:p>
          </table:table-cell>
          <table:table-cell office:value-type="float" office:value="2.64" calcext:value-type="float">
            <text:p>2,64</text:p>
          </table:table-cell>
          <table:table-cell table:formula="of:=[.C42]/0.0289" office:value-type="float" office:value="91.3494809688581" calcext:value-type="float">
            <text:p>91,35</text:p>
          </table:table-cell>
          <table:table-cell table:formula="of:=ROUND([.F42];2)" office:value-type="float" office:value="1.89" calcext:value-type="float">
            <text:p>1,89</text:p>
          </table:table-cell>
          <table:table-cell table:formula="of:=[.D42]*(SQRT((0.01/[.C42])^2 +0.02029711893^2))" office:value-type="float" office:value="1.88614240409673" calcext:value-type="float">
            <text:p>1,88614240409673</text:p>
          </table:table-cell>
          <table:table-cell table:number-columns-repeated="4"/>
        </table:table-row>
        <table:table-row table:style-name="ro1">
          <table:table-cell/>
          <table:table-cell table:formula="of:=[.B42]+15" office:value-type="float" office:value="60" calcext:value-type="float">
            <text:p>60</text:p>
          </table:table-cell>
          <table:table-cell office:value-type="float" office:value="2.47" calcext:value-type="float">
            <text:p>2,47</text:p>
          </table:table-cell>
          <table:table-cell table:formula="of:=[.C43]/0.0289" office:value-type="float" office:value="85.4671280276817" calcext:value-type="float">
            <text:p>85,47</text:p>
          </table:table-cell>
          <table:table-cell table:formula="of:=ROUND([.F43];2)" office:value-type="float" office:value="1.77" calcext:value-type="float">
            <text:p>1,77</text:p>
          </table:table-cell>
          <table:table-cell table:formula="of:=[.D43]*(SQRT((0.01/[.C43])^2 +0.02029711893^2))" office:value-type="float" office:value="1.76890953992611" calcext:value-type="float">
            <text:p>1,76890953992611</text:p>
          </table:table-cell>
          <table:table-cell table:number-columns-repeated="4"/>
        </table:table-row>
        <table:table-row table:style-name="ro1">
          <table:table-cell/>
          <table:table-cell table:formula="of:=[.B43]+15" office:value-type="float" office:value="75" calcext:value-type="float">
            <text:p>75</text:p>
          </table:table-cell>
          <table:table-cell office:value-type="float" office:value="2.32" calcext:value-type="float">
            <text:p>2,32</text:p>
          </table:table-cell>
          <table:table-cell table:formula="of:=[.C44]/0.0289" office:value-type="float" office:value="80.2768166089965" calcext:value-type="float">
            <text:p>80,28</text:p>
          </table:table-cell>
          <table:table-cell table:formula="of:=ROUND([.F44];2)" office:value-type="float" office:value="1.67" calcext:value-type="float">
            <text:p>1,67</text:p>
          </table:table-cell>
          <table:table-cell table:formula="of:=[.D44]*(SQRT((0.01/[.C44])^2 +0.02029711893^2))" office:value-type="float" office:value="1.66572384511802" calcext:value-type="float">
            <text:p>1,66572384511802</text:p>
          </table:table-cell>
          <table:table-cell table:number-columns-repeated="4"/>
        </table:table-row>
        <table:table-row table:style-name="ro1">
          <table:table-cell/>
          <table:table-cell table:formula="of:=[.B44]+15" office:value-type="float" office:value="90" calcext:value-type="float">
            <text:p>90</text:p>
          </table:table-cell>
          <table:table-cell office:value-type="float" office:value="2.2" calcext:value-type="float">
            <text:p>2,20</text:p>
          </table:table-cell>
          <table:table-cell table:formula="of:=[.C45]/0.0289" office:value-type="float" office:value="76.1245674740484" calcext:value-type="float">
            <text:p>76,12</text:p>
          </table:table-cell>
          <table:table-cell table:formula="of:=ROUND([.F45];2)" office:value-type="float" office:value="1.58" calcext:value-type="float">
            <text:p>1,58</text:p>
          </table:table-cell>
          <table:table-cell table:formula="of:=[.D45]*(SQRT((0.01/[.C45])^2 +0.02029711893^2))" office:value-type="float" office:value="1.58338037871018" calcext:value-type="float">
            <text:p>1,58338037871018</text:p>
          </table:table-cell>
          <table:table-cell table:number-columns-repeated="4"/>
        </table:table-row>
        <table:table-row table:style-name="ro1">
          <table:table-cell/>
          <table:table-cell table:formula="of:=[.B45]+15" office:value-type="float" office:value="105" calcext:value-type="float">
            <text:p>105</text:p>
          </table:table-cell>
          <table:table-cell office:value-type="float" office:value="2.11" calcext:value-type="float">
            <text:p>2,11</text:p>
          </table:table-cell>
          <table:table-cell table:formula="of:=[.C46]/0.0289" office:value-type="float" office:value="73.0103806228374" calcext:value-type="float">
            <text:p>73,01</text:p>
          </table:table-cell>
          <table:table-cell table:formula="of:=ROUND([.F46];2)" office:value-type="float" office:value="1.52" calcext:value-type="float">
            <text:p>1,52</text:p>
          </table:table-cell>
          <table:table-cell table:formula="of:=[.D46]*(SQRT((0.01/[.C46])^2 +0.02029711893^2))" office:value-type="float" office:value="1.52176184056041" calcext:value-type="float">
            <text:p>1,52176184056041</text:p>
          </table:table-cell>
          <table:table-cell table:number-columns-repeated="4"/>
        </table:table-row>
        <table:table-row table:style-name="ro1">
          <table:table-cell/>
          <table:table-cell table:formula="of:=[.B46]+15" office:value-type="float" office:value="120" calcext:value-type="float">
            <text:p>120</text:p>
          </table:table-cell>
          <table:table-cell office:value-type="float" office:value="2.02" calcext:value-type="float">
            <text:p>2,02</text:p>
          </table:table-cell>
          <table:table-cell table:formula="of:=[.C47]/0.0289" office:value-type="float" office:value="69.8961937716263" calcext:value-type="float">
            <text:p>69,90</text:p>
          </table:table-cell>
          <table:table-cell table:formula="of:=ROUND([.F47];2)" office:value-type="float" office:value="1.46" calcext:value-type="float">
            <text:p>1,46</text:p>
          </table:table-cell>
          <table:table-cell table:formula="of:=[.D47]*(SQRT((0.01/[.C47])^2 +0.02029711893^2))" office:value-type="float" office:value="1.46027926634968" calcext:value-type="float">
            <text:p>1,46027926634968</text:p>
          </table:table-cell>
          <table:table-cell table:number-columns-repeated="4"/>
        </table:table-row>
        <table:table-row table:style-name="ro1">
          <table:table-cell/>
          <table:table-cell table:formula="of:=[.B47]+15" office:value-type="float" office:value="135" calcext:value-type="float">
            <text:p>135</text:p>
          </table:table-cell>
          <table:table-cell office:value-type="float" office:value="1.97" calcext:value-type="float">
            <text:p>1,97</text:p>
          </table:table-cell>
          <table:table-cell table:formula="of:=[.C48]/0.0289" office:value-type="float" office:value="68.1660899653979" calcext:value-type="float">
            <text:p>68,17</text:p>
          </table:table-cell>
          <table:table-cell table:formula="of:=ROUND([.F48];2)" office:value-type="float" office:value="1.43" calcext:value-type="float">
            <text:p>1,43</text:p>
          </table:table-cell>
          <table:table-cell table:formula="of:=[.D48]*(SQRT((0.01/[.C48])^2 +0.02029711893^2))" office:value-type="float" office:value="1.42618750456446" calcext:value-type="float">
            <text:p>1,42618750456446</text:p>
          </table:table-cell>
          <table:table-cell table:number-columns-repeated="4"/>
        </table:table-row>
        <table:table-row table:style-name="ro1">
          <table:table-cell/>
          <table:table-cell table:formula="of:=[.B48]+15" office:value-type="float" office:value="150" calcext:value-type="float">
            <text:p>150</text:p>
          </table:table-cell>
          <table:table-cell office:value-type="float" office:value="1.96" calcext:value-type="float">
            <text:p>1,96</text:p>
          </table:table-cell>
          <table:table-cell table:formula="of:=[.C49]/0.0289" office:value-type="float" office:value="67.8200692041523" calcext:value-type="float">
            <text:p>67,82</text:p>
          </table:table-cell>
          <table:table-cell table:formula="of:=ROUND([.F49];2)" office:value-type="float" office:value="1.42" calcext:value-type="float">
            <text:p>1,42</text:p>
          </table:table-cell>
          <table:table-cell table:formula="of:=[.D49]*(SQRT((0.01/[.C49])^2 +0.02029711893^2))" office:value-type="float" office:value="1.41937514588734" calcext:value-type="float">
            <text:p>1,41937514588734</text:p>
          </table:table-cell>
          <table:table-cell table:number-columns-repeated="4"/>
        </table:table-row>
        <table:table-row table:style-name="ro1">
          <table:table-cell/>
          <table:table-cell table:formula="of:=[.B49]+15" office:value-type="float" office:value="165" calcext:value-type="float">
            <text:p>165</text:p>
          </table:table-cell>
          <table:table-cell office:value-type="float" office:value="1.94" calcext:value-type="float">
            <text:p>1,94</text:p>
          </table:table-cell>
          <table:table-cell table:formula="of:=[.C50]/0.0289" office:value-type="float" office:value="67.1280276816609" calcext:value-type="float">
            <text:p>67,13</text:p>
          </table:table-cell>
          <table:table-cell table:formula="of:=ROUND([.F50];2)" office:value-type="float" office:value="1.41" calcext:value-type="float">
            <text:p>1,41</text:p>
          </table:table-cell>
          <table:table-cell table:formula="of:=[.D50]*(SQRT((0.01/[.C50])^2 +0.02029711893^2))" office:value-type="float" office:value="1.40575665462926" calcext:value-type="float">
            <text:p>1,40575665462926</text:p>
          </table:table-cell>
          <table:table-cell table:number-columns-repeated="4"/>
        </table:table-row>
        <table:table-row table:style-name="ro1">
          <table:table-cell/>
          <table:table-cell table:formula="of:=[.B50]+15" office:value-type="float" office:value="180" calcext:value-type="float">
            <text:p>180</text:p>
          </table:table-cell>
          <table:table-cell office:value-type="float" office:value="1.93" calcext:value-type="float">
            <text:p>1,93</text:p>
          </table:table-cell>
          <table:table-cell table:formula="of:=[.C51]/0.0289" office:value-type="float" office:value="66.7820069204152" calcext:value-type="float">
            <text:p>66,78</text:p>
          </table:table-cell>
          <table:table-cell table:formula="of:=ROUND([.F51];2)" office:value-type="float" office:value="1.4" calcext:value-type="float">
            <text:p>1,4</text:p>
          </table:table-cell>
          <table:table-cell table:formula="of:=[.D51]*(SQRT((0.01/[.C51])^2 +0.02029711893^2))" office:value-type="float" office:value="1.39895058265804" calcext:value-type="float">
            <text:p>1,39895058265804</text:p>
          </table:table-cell>
          <table:table-cell table:number-columns-repeated="4"/>
        </table:table-row>
        <table:table-row table:style-name="ro1">
          <table:table-cell/>
          <table:table-cell table:formula="of:=[.B51]+15" office:value-type="float" office:value="195" calcext:value-type="float">
            <text:p>195</text:p>
          </table:table-cell>
          <table:table-cell office:value-type="float" office:value="1.93" calcext:value-type="float">
            <text:p>1,93</text:p>
          </table:table-cell>
          <table:table-cell table:formula="of:=[.C52]/0.0289" office:value-type="float" office:value="66.7820069204152" calcext:value-type="float">
            <text:p>66,78</text:p>
          </table:table-cell>
          <table:table-cell table:formula="of:=ROUND([.F52];2)" office:value-type="float" office:value="1.4" calcext:value-type="float">
            <text:p>1,4</text:p>
          </table:table-cell>
          <table:table-cell table:formula="of:=[.D52]*(SQRT((0.01/[.C52])^2 +0.02029711893^2))" office:value-type="float" office:value="1.39895058265804" calcext:value-type="float">
            <text:p>1,39895058265804</text:p>
          </table:table-cell>
          <table:table-cell table:number-columns-repeated="4"/>
        </table:table-row>
        <table:table-row table:style-name="ro1">
          <table:table-cell/>
          <table:table-cell table:formula="of:=[.B52]+15" office:value-type="float" office:value="210" calcext:value-type="float">
            <text:p>210</text:p>
          </table:table-cell>
          <table:table-cell office:value-type="float" office:value="1.93" calcext:value-type="float">
            <text:p>1,93</text:p>
          </table:table-cell>
          <table:table-cell table:formula="of:=[.C53]/0.0289" office:value-type="float" office:value="66.7820069204152" calcext:value-type="float">
            <text:p>66,78</text:p>
          </table:table-cell>
          <table:table-cell table:formula="of:=ROUND([.F53];2)" office:value-type="float" office:value="1.4" calcext:value-type="float">
            <text:p>1,4</text:p>
          </table:table-cell>
          <table:table-cell table:formula="of:=[.D53]*(SQRT((0.01/[.C53])^2 +0.02029711893^2))" office:value-type="float" office:value="1.39895058265804" calcext:value-type="float">
            <text:p>1,39895058265804</text:p>
          </table:table-cell>
          <table:table-cell table:number-columns-repeated="4"/>
        </table:table-row>
        <table:table-row table:style-name="ro1">
          <table:table-cell/>
          <table:table-cell table:formula="of:=[.B53]+15" office:value-type="float" office:value="225" calcext:value-type="float">
            <text:p>225</text:p>
          </table:table-cell>
          <table:table-cell office:value-type="float" office:value="1.93" calcext:value-type="float">
            <text:p>1,93</text:p>
          </table:table-cell>
          <table:table-cell table:formula="of:=[.C54]/0.0289" office:value-type="float" office:value="66.7820069204152" calcext:value-type="float">
            <text:p>66,78</text:p>
          </table:table-cell>
          <table:table-cell table:formula="of:=ROUND([.F54];2)" office:value-type="float" office:value="1.4" calcext:value-type="float">
            <text:p>1,4</text:p>
          </table:table-cell>
          <table:table-cell table:formula="of:=[.D54]*(SQRT((0.01/[.C54])^2 +0.02029711893^2))" office:value-type="float" office:value="1.39895058265804" calcext:value-type="float">
            <text:p>1,39895058265804</text:p>
          </table:table-cell>
          <table:table-cell table:number-columns-repeated="4"/>
        </table:table-row>
        <table:table-row table:style-name="ro1">
          <table:table-cell/>
          <table:table-cell table:formula="of:=[.B54]+15" office:value-type="float" office:value="240" calcext:value-type="float">
            <text:p>240</text:p>
          </table:table-cell>
          <table:table-cell office:value-type="float" office:value="1.93" calcext:value-type="float">
            <text:p>1,93</text:p>
          </table:table-cell>
          <table:table-cell table:formula="of:=[.C55]/0.0289" office:value-type="float" office:value="66.7820069204152" calcext:value-type="float">
            <text:p>66,78</text:p>
          </table:table-cell>
          <table:table-cell table:formula="of:=ROUND([.F55];2)" office:value-type="float" office:value="1.4" calcext:value-type="float">
            <text:p>1,4</text:p>
          </table:table-cell>
          <table:table-cell table:formula="of:=[.D55]*(SQRT((0.01/[.C55])^2 +0.02029711893^2))" office:value-type="float" office:value="1.39895058265804" calcext:value-type="float">
            <text:p>1,39895058265804</text:p>
          </table:table-cell>
          <table:table-cell table:number-columns-repeated="4"/>
        </table:table-row>
        <table:table-row table:style-name="ro1">
          <table:table-cell/>
          <table:table-cell table:formula="of:=[.B55]+15" office:value-type="float" office:value="255" calcext:value-type="float">
            <text:p>255</text:p>
          </table:table-cell>
          <table:table-cell office:value-type="float" office:value="0.43" calcext:value-type="float">
            <text:p>0,43</text:p>
          </table:table-cell>
          <table:table-cell office:value-type="float" office:value="15" calcext:value-type="float">
            <text:p>15,00</text:p>
          </table:table-cell>
          <table:table-cell table:formula="of:=ROUND([.F56];2)" office:value-type="float" office:value="0.46" calcext:value-type="float">
            <text:p>0,46</text:p>
          </table:table-cell>
          <table:table-cell table:formula="of:=[.D56]*(SQRT((0.01/[.C56])^2 +0.02029711893^2))" office:value-type="float" office:value="0.463013317181063" calcext:value-type="float">
            <text:p>0,463013317181063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table:style-name="ce6" table:formula="of:=[.B2]" office:value-type="float" office:value="0" calcext:value-type="float">
            <text:p>0</text:p>
          </table:table-cell>
          <table:table-cell table:style-name="ce7" table:formula="of:=[.E3]" office:value-type="float" office:value="649.81660899654" calcext:value-type="float">
            <text:p>649,82</text:p>
          </table:table-cell>
          <table:table-cell table:formula="of:=ROUND([.F3];2)" office:value-type="float" office:value="13.2" calcext:value-type="float">
            <text:p>13,2</text:p>
          </table:table-cell>
          <table:table-cell table:formula="of:=ROUND(LN([.D61]);2)" office:value-type="float" office:value="6.48" calcext:value-type="float">
            <text:p>6,48</text:p>
          </table:table-cell>
          <table:table-cell table:style-name="ce7" table:formula="of:=[.G3]" office:value-type="float" office:value="742.896193771626" calcext:value-type="float">
            <text:p>742,90</text:p>
          </table:table-cell>
          <table:table-cell table:formula="of:=ROUND([.H3];2)" office:value-type="float" office:value="15.09" calcext:value-type="float">
            <text:p>15,09</text:p>
          </table:table-cell>
          <table:table-cell table:formula="of:=ROUND(LN([.G61]);2)" office:value-type="float" office:value="6.61" calcext:value-type="float">
            <text:p>6,61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3]" office:value-type="float" office:value="30" calcext:value-type="float">
            <text:p>30</text:p>
          </table:table-cell>
          <table:table-cell table:style-name="ce7" table:formula="of:=[.E4]" office:value-type="float" office:value="612.792387543253" calcext:value-type="float">
            <text:p>612,79</text:p>
          </table:table-cell>
          <table:table-cell table:formula="of:=ROUND([.F4];2)" office:value-type="float" office:value="12.45" calcext:value-type="float">
            <text:p>12,45</text:p>
          </table:table-cell>
          <table:table-cell table:formula="of:=ROUND(LN([.D62]);2)" office:value-type="float" office:value="6.42" calcext:value-type="float">
            <text:p>6,42</text:p>
          </table:table-cell>
          <table:table-cell table:style-name="ce7" table:formula="of:=[.G4]" office:value-type="float" office:value="700.681660899654" calcext:value-type="float">
            <text:p>700,68</text:p>
          </table:table-cell>
          <table:table-cell table:formula="of:=ROUND([.H4];2)" office:value-type="float" office:value="14.23" calcext:value-type="float">
            <text:p>14,23</text:p>
          </table:table-cell>
          <table:table-cell table:formula="of:=ROUND(LN([.G62]);2)" office:value-type="float" office:value="6.55" calcext:value-type="float">
            <text:p>6,55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4]" office:value-type="float" office:value="60" calcext:value-type="float">
            <text:p>60</text:p>
          </table:table-cell>
          <table:table-cell table:style-name="ce7" table:formula="of:=[.E5]" office:value-type="float" office:value="584.764705882353" calcext:value-type="float">
            <text:p>584,76</text:p>
          </table:table-cell>
          <table:table-cell table:formula="of:=ROUND([.F5];2)" office:value-type="float" office:value="11.89" calcext:value-type="float">
            <text:p>11,89</text:p>
          </table:table-cell>
          <table:table-cell table:formula="of:=ROUND(LN([.D63]);2)" office:value-type="float" office:value="6.37" calcext:value-type="float">
            <text:p>6,37</text:p>
          </table:table-cell>
          <table:table-cell table:style-name="ce7" table:formula="of:=[.G5]" office:value-type="float" office:value="660.543252595156" calcext:value-type="float">
            <text:p>660,54</text:p>
          </table:table-cell>
          <table:table-cell table:formula="of:=ROUND([.H5];2)" office:value-type="float" office:value="13.42" calcext:value-type="float">
            <text:p>13,42</text:p>
          </table:table-cell>
          <table:table-cell table:formula="of:=ROUND(LN([.G63]);2)" office:value-type="float" office:value="6.49" calcext:value-type="float">
            <text:p>6,49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5]" office:value-type="float" office:value="90" calcext:value-type="float">
            <text:p>90</text:p>
          </table:table-cell>
          <table:table-cell table:style-name="ce7" table:formula="of:=[.E6]" office:value-type="float" office:value="560.543252595156" calcext:value-type="float">
            <text:p>560,54</text:p>
          </table:table-cell>
          <table:table-cell table:formula="of:=ROUND([.F6];2)" office:value-type="float" office:value="11.4" calcext:value-type="float">
            <text:p>11,4</text:p>
          </table:table-cell>
          <table:table-cell table:formula="of:=ROUND(LN([.D64]);2)" office:value-type="float" office:value="6.33" calcext:value-type="float">
            <text:p>6,33</text:p>
          </table:table-cell>
          <table:table-cell table:style-name="ce7" table:formula="of:=[.G6]" office:value-type="float" office:value="628.709342560554" calcext:value-type="float">
            <text:p>628,71</text:p>
          </table:table-cell>
          <table:table-cell table:formula="of:=ROUND([.H6];2)" office:value-type="float" office:value="12.78" calcext:value-type="float">
            <text:p>12,78</text:p>
          </table:table-cell>
          <table:table-cell table:formula="of:=ROUND(LN([.G64]);2)" office:value-type="float" office:value="6.44" calcext:value-type="float">
            <text:p>6,44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6]" office:value-type="float" office:value="120" calcext:value-type="float">
            <text:p>120</text:p>
          </table:table-cell>
          <table:table-cell table:style-name="ce7" table:formula="of:=[.E7]" office:value-type="float" office:value="541.858131487889" calcext:value-type="float">
            <text:p>541,86</text:p>
          </table:table-cell>
          <table:table-cell table:formula="of:=ROUND([.F7];2)" office:value-type="float" office:value="11.02" calcext:value-type="float">
            <text:p>11,02</text:p>
          </table:table-cell>
          <table:table-cell table:formula="of:=ROUND(LN([.D65]);2)" office:value-type="float" office:value="6.3" calcext:value-type="float">
            <text:p>6,3</text:p>
          </table:table-cell>
          <table:table-cell table:style-name="ce7" table:formula="of:=[.G7]" office:value-type="float" office:value="596.529411764706" calcext:value-type="float">
            <text:p>596,53</text:p>
          </table:table-cell>
          <table:table-cell table:formula="of:=ROUND([.H7];2)" office:value-type="float" office:value="12.12" calcext:value-type="float">
            <text:p>12,12</text:p>
          </table:table-cell>
          <table:table-cell table:formula="of:=ROUND(LN([.G65]);2)" office:value-type="float" office:value="6.39" calcext:value-type="float">
            <text:p>6,39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7]" office:value-type="float" office:value="150" calcext:value-type="float">
            <text:p>150</text:p>
          </table:table-cell>
          <table:table-cell table:style-name="ce7" table:formula="of:=[.E8]" office:value-type="float" office:value="524.21107266436" calcext:value-type="float">
            <text:p>524,21</text:p>
          </table:table-cell>
          <table:table-cell table:formula="of:=ROUND([.F8];2)" office:value-type="float" office:value="10.66" calcext:value-type="float">
            <text:p>10,66</text:p>
          </table:table-cell>
          <table:table-cell table:formula="of:=ROUND(LN([.D66]);2)" office:value-type="float" office:value="6.26" calcext:value-type="float">
            <text:p>6,26</text:p>
          </table:table-cell>
          <table:table-cell table:style-name="ce7" table:formula="of:=[.G8]" office:value-type="float" office:value="573.692041522491" calcext:value-type="float">
            <text:p>573,69</text:p>
          </table:table-cell>
          <table:table-cell table:formula="of:=ROUND([.H8];2)" office:value-type="float" office:value="11.66" calcext:value-type="float">
            <text:p>11,66</text:p>
          </table:table-cell>
          <table:table-cell table:formula="of:=ROUND(LN([.G66]);2)" office:value-type="float" office:value="6.35" calcext:value-type="float">
            <text:p>6,35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8]" office:value-type="float" office:value="180" calcext:value-type="float">
            <text:p>180</text:p>
          </table:table-cell>
          <table:table-cell table:style-name="ce7" table:formula="of:=[.E9]" office:value-type="float" office:value="506.217993079585" calcext:value-type="float">
            <text:p>506,22</text:p>
          </table:table-cell>
          <table:table-cell table:formula="of:=ROUND([.F9];2)" office:value-type="float" office:value="10.3" calcext:value-type="float">
            <text:p>10,3</text:p>
          </table:table-cell>
          <table:table-cell table:formula="of:=ROUND(LN([.D67]);2)" office:value-type="float" office:value="6.23" calcext:value-type="float">
            <text:p>6,23</text:p>
          </table:table-cell>
          <table:table-cell table:style-name="ce7" table:formula="of:=[.G9]" office:value-type="float" office:value="548.086505190311" calcext:value-type="float">
            <text:p>548,09</text:p>
          </table:table-cell>
          <table:table-cell table:formula="of:=ROUND([.H9];2)" office:value-type="float" office:value="11.15" calcext:value-type="float">
            <text:p>11,15</text:p>
          </table:table-cell>
          <table:table-cell table:formula="of:=ROUND(LN([.G67]);2)" office:value-type="float" office:value="6.31" calcext:value-type="float">
            <text:p>6,31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9]" office:value-type="float" office:value="210" calcext:value-type="float">
            <text:p>210</text:p>
          </table:table-cell>
          <table:table-cell table:style-name="ce7" table:formula="of:=[.E10]" office:value-type="float" office:value="488.916955017301" calcext:value-type="float">
            <text:p>488,92</text:p>
          </table:table-cell>
          <table:table-cell table:formula="of:=ROUND([.F10];2)" office:value-type="float" office:value="9.95" calcext:value-type="float">
            <text:p>9,95</text:p>
          </table:table-cell>
          <table:table-cell table:formula="of:=ROUND(LN([.D68]);2)" office:value-type="float" office:value="6.19" calcext:value-type="float">
            <text:p>6,19</text:p>
          </table:table-cell>
          <table:table-cell table:style-name="ce7" table:formula="of:=[.G10]" office:value-type="float" office:value="525.941176470588" calcext:value-type="float">
            <text:p>525,94</text:p>
          </table:table-cell>
          <table:table-cell table:formula="of:=ROUND([.H10];2)" office:value-type="float" office:value="10.7" calcext:value-type="float">
            <text:p>10,7</text:p>
          </table:table-cell>
          <table:table-cell table:formula="of:=ROUND(LN([.G68]);2)" office:value-type="float" office:value="6.27" calcext:value-type="float">
            <text:p>6,27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10]" office:value-type="float" office:value="240" calcext:value-type="float">
            <text:p>240</text:p>
          </table:table-cell>
          <table:table-cell table:style-name="ce7" table:formula="of:=[.E11]" office:value-type="float" office:value="471.961937716263" calcext:value-type="float">
            <text:p>471,96</text:p>
          </table:table-cell>
          <table:table-cell table:formula="of:=ROUND([.F11];2)" office:value-type="float" office:value="9.61" calcext:value-type="float">
            <text:p>9,61</text:p>
          </table:table-cell>
          <table:table-cell table:formula="of:=ROUND(LN([.D69]);2)" office:value-type="float" office:value="6.16" calcext:value-type="float">
            <text:p>6,16</text:p>
          </table:table-cell>
          <table:table-cell table:style-name="ce7" table:formula="of:=[.G11]" office:value-type="float" office:value="505.179930795848" calcext:value-type="float">
            <text:p>505,18</text:p>
          </table:table-cell>
          <table:table-cell table:formula="of:=ROUND([.H11];2)" office:value-type="float" office:value="10.28" calcext:value-type="float">
            <text:p>10,28</text:p>
          </table:table-cell>
          <table:table-cell table:formula="of:=ROUND(LN([.G69]);2)" office:value-type="float" office:value="6.22" calcext:value-type="float">
            <text:p>6,22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11]" office:value-type="float" office:value="270" calcext:value-type="float">
            <text:p>270</text:p>
          </table:table-cell>
          <table:table-cell table:style-name="ce7" table:formula="of:=[.E12]" office:value-type="float" office:value="457.429065743945" calcext:value-type="float">
            <text:p>457,43</text:p>
          </table:table-cell>
          <table:table-cell table:formula="of:=ROUND([.F12];2)" office:value-type="float" office:value="9.32" calcext:value-type="float">
            <text:p>9,32</text:p>
          </table:table-cell>
          <table:table-cell table:formula="of:=ROUND(LN([.D70]);2)" office:value-type="float" office:value="6.13" calcext:value-type="float">
            <text:p>6,13</text:p>
          </table:table-cell>
          <table:table-cell table:style-name="ce7" table:formula="of:=[.G12]" office:value-type="float" office:value="485.456747404844" calcext:value-type="float">
            <text:p>485,46</text:p>
          </table:table-cell>
          <table:table-cell table:formula="of:=ROUND([.H12];2)" office:value-type="float" office:value="9.89" calcext:value-type="float">
            <text:p>9,89</text:p>
          </table:table-cell>
          <table:table-cell table:formula="of:=ROUND(LN([.G70]);2)" office:value-type="float" office:value="6.19" calcext:value-type="float">
            <text:p>6,19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12]" office:value-type="float" office:value="300" calcext:value-type="float">
            <text:p>300</text:p>
          </table:table-cell>
          <table:table-cell table:style-name="ce7" table:formula="of:=[.E13]" office:value-type="float" office:value="446.010380622837" calcext:value-type="float">
            <text:p>446,01</text:p>
          </table:table-cell>
          <table:table-cell table:formula="of:=ROUND([.F13];2)" office:value-type="float" office:value="9.1" calcext:value-type="float">
            <text:p>9,1</text:p>
          </table:table-cell>
          <table:table-cell table:formula="of:=ROUND(LN([.D71]);2)" office:value-type="float" office:value="6.1" calcext:value-type="float">
            <text:p>6,1</text:p>
          </table:table-cell>
          <table:table-cell table:style-name="ce7" table:formula="of:=[.G13]" office:value-type="float" office:value="470.231833910035" calcext:value-type="float">
            <text:p>470,23</text:p>
          </table:table-cell>
          <table:table-cell table:formula="of:=ROUND([.H13];2)" office:value-type="float" office:value="9.58" calcext:value-type="float">
            <text:p>9,58</text:p>
          </table:table-cell>
          <table:table-cell table:formula="of:=ROUND(LN([.G71]);2)" office:value-type="float" office:value="6.15" calcext:value-type="float">
            <text:p>6,15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13]" office:value-type="float" office:value="330" calcext:value-type="float">
            <text:p>330</text:p>
          </table:table-cell>
          <table:table-cell table:style-name="ce7" table:formula="of:=[.E14]" office:value-type="float" office:value="434.245674740484" calcext:value-type="float">
            <text:p>434,25</text:p>
          </table:table-cell>
          <table:table-cell table:formula="of:=ROUND([.F14];2)" office:value-type="float" office:value="8.86" calcext:value-type="float">
            <text:p>8,86</text:p>
          </table:table-cell>
          <table:table-cell table:formula="of:=ROUND(LN([.D72]);2)" office:value-type="float" office:value="6.07" calcext:value-type="float">
            <text:p>6,07</text:p>
          </table:table-cell>
          <table:table-cell table:style-name="ce7" table:formula="of:=[.G14]" office:value-type="float" office:value="453.622837370242" calcext:value-type="float">
            <text:p>453,62</text:p>
          </table:table-cell>
          <table:table-cell table:formula="of:=ROUND([.H14];2)" office:value-type="float" office:value="9.25" calcext:value-type="float">
            <text:p>9,25</text:p>
          </table:table-cell>
          <table:table-cell table:formula="of:=ROUND(LN([.G72]);2)" office:value-type="float" office:value="6.12" calcext:value-type="float">
            <text:p>6,12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14]" office:value-type="float" office:value="360" calcext:value-type="float">
            <text:p>360</text:p>
          </table:table-cell>
          <table:table-cell table:style-name="ce7" table:formula="of:=[.E15]" office:value-type="float" office:value="422.480968858132" calcext:value-type="float">
            <text:p>422,48</text:p>
          </table:table-cell>
          <table:table-cell table:formula="of:=ROUND([.F15];2)" office:value-type="float" office:value="8.63" calcext:value-type="float">
            <text:p>8,63</text:p>
          </table:table-cell>
          <table:table-cell table:formula="of:=ROUND(LN([.D73]);2)" office:value-type="float" office:value="6.05" calcext:value-type="float">
            <text:p>6,05</text:p>
          </table:table-cell>
          <table:table-cell table:style-name="ce7" table:formula="of:=[.G15]" office:value-type="float" office:value="439.782006920415" calcext:value-type="float">
            <text:p>439,78</text:p>
          </table:table-cell>
          <table:table-cell table:formula="of:=ROUND([.H15];2)" office:value-type="float" office:value="8.97" calcext:value-type="float">
            <text:p>8,97</text:p>
          </table:table-cell>
          <table:table-cell table:formula="of:=ROUND(LN([.G73]);2)" office:value-type="float" office:value="6.09" calcext:value-type="float">
            <text:p>6,09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15]" office:value-type="float" office:value="390" calcext:value-type="float">
            <text:p>390</text:p>
          </table:table-cell>
          <table:table-cell table:style-name="ce7" table:formula="of:=[.E16]" office:value-type="float" office:value="412.100346020761" calcext:value-type="float">
            <text:p>412,10</text:p>
          </table:table-cell>
          <table:table-cell table:formula="of:=ROUND([.F16];2)" office:value-type="float" office:value="8.43" calcext:value-type="float">
            <text:p>8,43</text:p>
          </table:table-cell>
          <table:table-cell table:formula="of:=ROUND(LN([.D74]);2)" office:value-type="float" office:value="6.02" calcext:value-type="float">
            <text:p>6,02</text:p>
          </table:table-cell>
          <table:table-cell table:style-name="ce7" table:formula="of:=[.G16]" office:value-type="float" office:value="427.325259515571" calcext:value-type="float">
            <text:p>427,33</text:p>
          </table:table-cell>
          <table:table-cell table:formula="of:=ROUND([.H16];2)" office:value-type="float" office:value="8.73" calcext:value-type="float">
            <text:p>8,73</text:p>
          </table:table-cell>
          <table:table-cell table:formula="of:=ROUND(LN([.G74]);2)" office:value-type="float" office:value="6.06" calcext:value-type="float">
            <text:p>6,06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16]" office:value-type="float" office:value="420" calcext:value-type="float">
            <text:p>420</text:p>
          </table:table-cell>
          <table:table-cell table:style-name="ce7" table:formula="of:=[.E17]" office:value-type="float" office:value="403.103806228374" calcext:value-type="float">
            <text:p>403,10</text:p>
          </table:table-cell>
          <table:table-cell table:formula="of:=ROUND([.F17];2)" office:value-type="float" office:value="8.25" calcext:value-type="float">
            <text:p>8,25</text:p>
          </table:table-cell>
          <table:table-cell table:formula="of:=ROUND(LN([.D75]);2)" office:value-type="float" office:value="6" calcext:value-type="float">
            <text:p>6</text:p>
          </table:table-cell>
          <table:table-cell table:style-name="ce7" table:formula="of:=[.G17]" office:value-type="float" office:value="415.214532871972" calcext:value-type="float">
            <text:p>415,21</text:p>
          </table:table-cell>
          <table:table-cell table:formula="of:=ROUND([.H17];2)" office:value-type="float" office:value="8.49" calcext:value-type="float">
            <text:p>8,49</text:p>
          </table:table-cell>
          <table:table-cell table:formula="of:=ROUND(LN([.G75]);2)" office:value-type="float" office:value="6.03" calcext:value-type="float">
            <text:p>6,03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17]" office:value-type="float" office:value="450" calcext:value-type="float">
            <text:p>450</text:p>
          </table:table-cell>
          <table:table-cell table:style-name="ce7" table:formula="of:=[.E18]" office:value-type="float" office:value="393.415224913495" calcext:value-type="float">
            <text:p>393,42</text:p>
          </table:table-cell>
          <table:table-cell table:formula="of:=ROUND([.F18];2)" office:value-type="float" office:value="8.06" calcext:value-type="float">
            <text:p>8,06</text:p>
          </table:table-cell>
          <table:table-cell table:formula="of:=ROUND(LN([.D76]);2)" office:value-type="float" office:value="5.97" calcext:value-type="float">
            <text:p>5,97</text:p>
          </table:table-cell>
          <table:table-cell table:style-name="ce7" table:formula="of:=[.G18]" office:value-type="float" office:value="403.795847750865" calcext:value-type="float">
            <text:p>403,80</text:p>
          </table:table-cell>
          <table:table-cell table:formula="of:=ROUND([.H18];2)" office:value-type="float" office:value="8.27" calcext:value-type="float">
            <text:p>8,27</text:p>
          </table:table-cell>
          <table:table-cell table:formula="of:=ROUND(LN([.G76]);2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18]" office:value-type="float" office:value="480" calcext:value-type="float">
            <text:p>480</text:p>
          </table:table-cell>
          <table:table-cell table:style-name="ce7" table:formula="of:=[.E19]" office:value-type="float" office:value="386.494809688581" calcext:value-type="float">
            <text:p>386,49</text:p>
          </table:table-cell>
          <table:table-cell table:formula="of:=ROUND([.F19];2)" office:value-type="float" office:value="7.93" calcext:value-type="float">
            <text:p>7,93</text:p>
          </table:table-cell>
          <table:table-cell table:formula="of:=ROUND(LN([.D77]);2)" office:value-type="float" office:value="5.96" calcext:value-type="float">
            <text:p>5,96</text:p>
          </table:table-cell>
          <table:table-cell table:style-name="ce7" table:formula="of:=[.G19]" office:value-type="float" office:value="393.415224913495" calcext:value-type="float">
            <text:p>393,42</text:p>
          </table:table-cell>
          <table:table-cell table:formula="of:=ROUND([.H19];2)" office:value-type="float" office:value="8.06" calcext:value-type="float">
            <text:p>8,06</text:p>
          </table:table-cell>
          <table:table-cell table:formula="of:=ROUND(LN([.G77]);2)" office:value-type="float" office:value="5.97" calcext:value-type="float">
            <text:p>5,97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19]" office:value-type="float" office:value="510" calcext:value-type="float">
            <text:p>510</text:p>
          </table:table-cell>
          <table:table-cell table:style-name="ce7" table:formula="of:=[.E20]" office:value-type="float" office:value="378.882352941176" calcext:value-type="float">
            <text:p>378,88</text:p>
          </table:table-cell>
          <table:table-cell table:formula="of:=ROUND([.F20];2)" office:value-type="float" office:value="7.79" calcext:value-type="float">
            <text:p>7,79</text:p>
          </table:table-cell>
          <table:table-cell table:formula="of:=ROUND(LN([.D78]);2)" office:value-type="float" office:value="5.94" calcext:value-type="float">
            <text:p>5,94</text:p>
          </table:table-cell>
          <table:table-cell table:style-name="ce7" table:formula="of:=[.G20]" office:value-type="float" office:value="384.764705882353" calcext:value-type="float">
            <text:p>384,76</text:p>
          </table:table-cell>
          <table:table-cell table:formula="of:=ROUND([.H20];2)" office:value-type="float" office:value="7.9" calcext:value-type="float">
            <text:p>7,9</text:p>
          </table:table-cell>
          <table:table-cell table:formula="of:=ROUND(LN([.G78]);2)" office:value-type="float" office:value="5.95" calcext:value-type="float">
            <text:p>5,95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20]" office:value-type="float" office:value="540" calcext:value-type="float">
            <text:p>540</text:p>
          </table:table-cell>
          <table:table-cell table:style-name="ce7" table:formula="of:=[.E21]" office:value-type="float" office:value="372.307958477509" calcext:value-type="float">
            <text:p>372,31</text:p>
          </table:table-cell>
          <table:table-cell table:formula="of:=ROUND([.F21];2)" office:value-type="float" office:value="7.67" calcext:value-type="float">
            <text:p>7,67</text:p>
          </table:table-cell>
          <table:table-cell table:formula="of:=ROUND(LN([.D79]);2)" office:value-type="float" office:value="5.92" calcext:value-type="float">
            <text:p>5,92</text:p>
          </table:table-cell>
          <table:table-cell table:style-name="ce7" table:formula="of:=[.G21]" office:value-type="float" office:value="378.536332179931" calcext:value-type="float">
            <text:p>378,54</text:p>
          </table:table-cell>
          <table:table-cell table:formula="of:=ROUND([.H21];2)" office:value-type="float" office:value="7.78" calcext:value-type="float">
            <text:p>7,78</text:p>
          </table:table-cell>
          <table:table-cell table:formula="of:=ROUND(LN([.G79]);2)" office:value-type="float" office:value="5.94" calcext:value-type="float">
            <text:p>5,94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21]" office:value-type="float" office:value="570" calcext:value-type="float">
            <text:p>570</text:p>
          </table:table-cell>
          <table:table-cell table:style-name="ce7" table:formula="of:=[.E22]" office:value-type="float" office:value="366.771626297578" calcext:value-type="float">
            <text:p>366,77</text:p>
          </table:table-cell>
          <table:table-cell table:formula="of:=ROUND([.F22];2)" office:value-type="float" office:value="7.57" calcext:value-type="float">
            <text:p>7,57</text:p>
          </table:table-cell>
          <table:table-cell table:formula="of:=ROUND(LN([.D80]);2)" office:value-type="float" office:value="5.9" calcext:value-type="float">
            <text:p>5,9</text:p>
          </table:table-cell>
          <table:table-cell table:style-name="ce7" table:formula="of:=[.G22]" office:value-type="float" office:value="370.231833910035" calcext:value-type="float">
            <text:p>370,23</text:p>
          </table:table-cell>
          <table:table-cell table:formula="of:=ROUND([.H22];2)" office:value-type="float" office:value="7.63" calcext:value-type="float">
            <text:p>7,63</text:p>
          </table:table-cell>
          <table:table-cell table:formula="of:=ROUND(LN([.G80]);2)" office:value-type="float" office:value="5.91" calcext:value-type="float">
            <text:p>5,91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22]" office:value-type="float" office:value="600" calcext:value-type="float">
            <text:p>600</text:p>
          </table:table-cell>
          <table:table-cell table:style-name="ce7" table:formula="of:=[.E23]" office:value-type="float" office:value="361.235294117647" calcext:value-type="float">
            <text:p>361,24</text:p>
          </table:table-cell>
          <table:table-cell table:formula="of:=ROUND([.F23];2)" office:value-type="float" office:value="7.47" calcext:value-type="float">
            <text:p>7,47</text:p>
          </table:table-cell>
          <table:table-cell table:formula="of:=ROUND(LN([.D81]);2)" office:value-type="float" office:value="5.89" calcext:value-type="float">
            <text:p>5,89</text:p>
          </table:table-cell>
          <table:table-cell table:style-name="ce7" table:formula="of:=[.G23]" office:value-type="float" office:value="363.311418685121" calcext:value-type="float">
            <text:p>363,31</text:p>
          </table:table-cell>
          <table:table-cell table:formula="of:=ROUND([.H23];2)" office:value-type="float" office:value="7.5" calcext:value-type="float">
            <text:p>7,5</text:p>
          </table:table-cell>
          <table:table-cell table:formula="of:=ROUND(LN([.G81]);2)" office:value-type="float" office:value="5.9" calcext:value-type="float">
            <text:p>5,9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23]" office:value-type="float" office:value="630" calcext:value-type="float">
            <text:p>630</text:p>
          </table:table-cell>
          <table:table-cell table:style-name="ce7" table:formula="of:=[.E24]" office:value-type="float" office:value="356.391003460208" calcext:value-type="float">
            <text:p>356,39</text:p>
          </table:table-cell>
          <table:table-cell table:formula="of:=ROUND([.F24];2)" office:value-type="float" office:value="7.38" calcext:value-type="float">
            <text:p>7,38</text:p>
          </table:table-cell>
          <table:table-cell table:formula="of:=ROUND(LN([.D82]);2)" office:value-type="float" office:value="5.88" calcext:value-type="float">
            <text:p>5,88</text:p>
          </table:table-cell>
          <table:table-cell table:style-name="ce7" table:formula="of:=[.G24]" office:value-type="float" office:value="357.429065743945" calcext:value-type="float">
            <text:p>357,43</text:p>
          </table:table-cell>
          <table:table-cell table:formula="of:=ROUND([.H24];2)" office:value-type="float" office:value="7.4" calcext:value-type="float">
            <text:p>7,4</text:p>
          </table:table-cell>
          <table:table-cell table:formula="of:=ROUND(LN([.G82]);2)" office:value-type="float" office:value="5.88" calcext:value-type="float">
            <text:p>5,88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24]" office:value-type="float" office:value="660" calcext:value-type="float">
            <text:p>660</text:p>
          </table:table-cell>
          <table:table-cell table:style-name="ce7" table:formula="of:=[.E25]" office:value-type="float" office:value="351.546712802768" calcext:value-type="float">
            <text:p>351,55</text:p>
          </table:table-cell>
          <table:table-cell table:formula="of:=ROUND([.F25];2)" office:value-type="float" office:value="7.3" calcext:value-type="float">
            <text:p>7,3</text:p>
          </table:table-cell>
          <table:table-cell table:formula="of:=ROUND(LN([.D83]);2)" office:value-type="float" office:value="5.86" calcext:value-type="float">
            <text:p>5,86</text:p>
          </table:table-cell>
          <table:table-cell table:style-name="ce7" table:formula="of:=[.G25]" office:value-type="float" office:value="351.200692041522" calcext:value-type="float">
            <text:p>351,20</text:p>
          </table:table-cell>
          <table:table-cell table:formula="of:=ROUND([.H25];2)" office:value-type="float" office:value="7.3" calcext:value-type="float">
            <text:p>7,3</text:p>
          </table:table-cell>
          <table:table-cell table:formula="of:=ROUND(LN([.G83]);2)" office:value-type="float" office:value="5.86" calcext:value-type="float">
            <text:p>5,86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25]" office:value-type="float" office:value="690" calcext:value-type="float">
            <text:p>690</text:p>
          </table:table-cell>
          <table:table-cell table:style-name="ce7" table:formula="of:=[.E26]" office:value-type="float" office:value="347.048442906574" calcext:value-type="float">
            <text:p>347,05</text:p>
          </table:table-cell>
          <table:table-cell table:formula="of:=ROUND([.F26];2)" office:value-type="float" office:value="7.23" calcext:value-type="float">
            <text:p>7,23</text:p>
          </table:table-cell>
          <table:table-cell table:formula="of:=ROUND(LN([.D84]);2)" office:value-type="float" office:value="5.85" calcext:value-type="float">
            <text:p>5,85</text:p>
          </table:table-cell>
          <table:table-cell table:style-name="ce7" table:formula="of:=[.G26]" office:value-type="float" office:value="346.356401384083" calcext:value-type="float">
            <text:p>346,36</text:p>
          </table:table-cell>
          <table:table-cell table:formula="of:=ROUND([.H26];2)" office:value-type="float" office:value="7.22" calcext:value-type="float">
            <text:p>7,22</text:p>
          </table:table-cell>
          <table:table-cell table:formula="of:=ROUND(LN([.G84]);2)" office:value-type="float" office:value="5.85" calcext:value-type="float">
            <text:p>5,85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26]" office:value-type="float" office:value="720" calcext:value-type="float">
            <text:p>720</text:p>
          </table:table-cell>
          <table:table-cell table:style-name="ce7" table:formula="of:=[.E27]" office:value-type="float" office:value="343.588235294118" calcext:value-type="float">
            <text:p>343,59</text:p>
          </table:table-cell>
          <table:table-cell table:formula="of:=ROUND([.F27];2)" office:value-type="float" office:value="7.17" calcext:value-type="float">
            <text:p>7,17</text:p>
          </table:table-cell>
          <table:table-cell table:formula="of:=ROUND(LN([.D85]);2)" office:value-type="float" office:value="5.84" calcext:value-type="float">
            <text:p>5,84</text:p>
          </table:table-cell>
          <table:table-cell table:style-name="ce7" table:formula="of:=[.G27]" office:value-type="float" office:value="341.512110726644" calcext:value-type="float">
            <text:p>341,51</text:p>
          </table:table-cell>
          <table:table-cell table:formula="of:=ROUND([.H27];2)" office:value-type="float" office:value="7.14" calcext:value-type="float">
            <text:p>7,14</text:p>
          </table:table-cell>
          <table:table-cell table:formula="of:=ROUND(LN([.G85]);2)" office:value-type="float" office:value="5.83" calcext:value-type="float">
            <text:p>5,83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27]" office:value-type="float" office:value="750" calcext:value-type="float">
            <text:p>750</text:p>
          </table:table-cell>
          <table:table-cell table:style-name="ce7" table:formula="of:=[.E28]" office:value-type="float" office:value="339.782006920415" calcext:value-type="float">
            <text:p>339,78</text:p>
          </table:table-cell>
          <table:table-cell table:formula="of:=ROUND([.F28];2)" office:value-type="float" office:value="7.12" calcext:value-type="float">
            <text:p>7,12</text:p>
          </table:table-cell>
          <table:table-cell table:formula="of:=ROUND(LN([.D86]);2)" office:value-type="float" office:value="5.83" calcext:value-type="float">
            <text:p>5,83</text:p>
          </table:table-cell>
          <table:table-cell table:style-name="ce7" table:formula="of:=[.G28]" office:value-type="float" office:value="337.359861591695" calcext:value-type="float">
            <text:p>337,36</text:p>
          </table:table-cell>
          <table:table-cell table:formula="of:=ROUND([.H28];2)" office:value-type="float" office:value="7.08" calcext:value-type="float">
            <text:p>7,08</text:p>
          </table:table-cell>
          <table:table-cell table:formula="of:=ROUND(LN([.G86]);2)" office:value-type="float" office:value="5.82" calcext:value-type="float">
            <text:p>5,82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28]" office:value-type="float" office:value="780" calcext:value-type="float">
            <text:p>780</text:p>
          </table:table-cell>
          <table:table-cell table:style-name="ce7" table:formula="of:=[.E29]" office:value-type="float" office:value="337.01384083045" calcext:value-type="float">
            <text:p>337,01</text:p>
          </table:table-cell>
          <table:table-cell table:formula="of:=ROUND([.F29];2)" office:value-type="float" office:value="7.08" calcext:value-type="float">
            <text:p>7,08</text:p>
          </table:table-cell>
          <table:table-cell table:formula="of:=ROUND(LN([.D87]);2)" office:value-type="float" office:value="5.82" calcext:value-type="float">
            <text:p>5,82</text:p>
          </table:table-cell>
          <table:table-cell table:style-name="ce7" table:formula="of:=[.G29]" office:value-type="float" office:value="333.899653979239" calcext:value-type="float">
            <text:p>333,90</text:p>
          </table:table-cell>
          <table:table-cell table:formula="of:=ROUND([.H29];2)" office:value-type="float" office:value="7.04" calcext:value-type="float">
            <text:p>7,04</text:p>
          </table:table-cell>
          <table:table-cell table:formula="of:=ROUND(LN([.G87]);2)" office:value-type="float" office:value="5.81" calcext:value-type="float">
            <text:p>5,81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29]" office:value-type="float" office:value="810" calcext:value-type="float">
            <text:p>810</text:p>
          </table:table-cell>
          <table:table-cell table:style-name="ce7" table:formula="of:=[.E30]" office:value-type="float" office:value="333.207612456747" calcext:value-type="float">
            <text:p>333,21</text:p>
          </table:table-cell>
          <table:table-cell table:formula="of:=ROUND([.F30];2)" office:value-type="float" office:value="7.03" calcext:value-type="float">
            <text:p>7,03</text:p>
          </table:table-cell>
          <table:table-cell table:formula="of:=ROUND(LN([.D88]);2)" office:value-type="float" office:value="5.81" calcext:value-type="float">
            <text:p>5,81</text:p>
          </table:table-cell>
          <table:table-cell table:style-name="ce7" table:formula="of:=[.G30]" office:value-type="float" office:value="330.439446366782" calcext:value-type="float">
            <text:p>330,44</text:p>
          </table:table-cell>
          <table:table-cell table:formula="of:=ROUND([.H30];2)" office:value-type="float" office:value="7" calcext:value-type="float">
            <text:p>7</text:p>
          </table:table-cell>
          <table:table-cell table:formula="of:=ROUND(LN([.G88]);2)" office:value-type="float" office:value="5.8" calcext:value-type="float">
            <text:p>5,8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30]" office:value-type="float" office:value="840" calcext:value-type="float">
            <text:p>840</text:p>
          </table:table-cell>
          <table:table-cell table:style-name="ce7" table:formula="of:=[.E31]" office:value-type="float" office:value="330.093425605536" calcext:value-type="float">
            <text:p>330,09</text:p>
          </table:table-cell>
          <table:table-cell table:formula="of:=ROUND([.F31];2)" office:value-type="float" office:value="6.99" calcext:value-type="float">
            <text:p>6,99</text:p>
          </table:table-cell>
          <table:table-cell table:formula="of:=ROUND(LN([.D89]);2)" office:value-type="float" office:value="5.8" calcext:value-type="float">
            <text:p>5,8</text:p>
          </table:table-cell>
          <table:table-cell table:style-name="ce7" table:formula="of:=[.G31]" office:value-type="float" office:value="328.017301038062" calcext:value-type="float">
            <text:p>328,02</text:p>
          </table:table-cell>
          <table:table-cell table:formula="of:=ROUND([.H31];2)" office:value-type="float" office:value="6.97" calcext:value-type="float">
            <text:p>6,97</text:p>
          </table:table-cell>
          <table:table-cell table:formula="of:=ROUND(LN([.G89]);2)" office:value-type="float" office:value="5.79" calcext:value-type="float">
            <text:p>5,79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31]" office:value-type="float" office:value="870" calcext:value-type="float">
            <text:p>870</text:p>
          </table:table-cell>
          <table:table-cell table:style-name="ce7" table:formula="of:=[.E32]" office:value-type="float" office:value="327.325259515571" calcext:value-type="float">
            <text:p>327,33</text:p>
          </table:table-cell>
          <table:table-cell table:formula="of:=ROUND([.F32];2)" office:value-type="float" office:value="6.96" calcext:value-type="float">
            <text:p>6,96</text:p>
          </table:table-cell>
          <table:table-cell table:formula="of:=ROUND(LN([.D90]);2)" office:value-type="float" office:value="5.79" calcext:value-type="float">
            <text:p>5,79</text:p>
          </table:table-cell>
          <table:table-cell table:style-name="ce7" table:formula="of:=[.G32]" office:value-type="float" office:value="324.21107266436" calcext:value-type="float">
            <text:p>324,21</text:p>
          </table:table-cell>
          <table:table-cell table:formula="of:=ROUND([.H32];2)" office:value-type="float" office:value="6.94" calcext:value-type="float">
            <text:p>6,94</text:p>
          </table:table-cell>
          <table:table-cell table:formula="of:=ROUND(LN([.G90]);2)" office:value-type="float" office:value="5.78" calcext:value-type="float">
            <text:p>5,78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32]" office:value-type="float" office:value="900" calcext:value-type="float">
            <text:p>900</text:p>
          </table:table-cell>
          <table:table-cell table:style-name="ce7" table:formula="of:=[.E33]" office:value-type="float" office:value="325.595155709343" calcext:value-type="float">
            <text:p>325,60</text:p>
          </table:table-cell>
          <table:table-cell table:formula="of:=ROUND([.F33];2)" office:value-type="float" office:value="6.95" calcext:value-type="float">
            <text:p>6,95</text:p>
          </table:table-cell>
          <table:table-cell table:formula="of:=ROUND(LN([.D91]);2)" office:value-type="float" office:value="5.79" calcext:value-type="float">
            <text:p>5,79</text:p>
          </table:table-cell>
          <table:table-cell table:style-name="ce7" table:formula="of:=[.G33]" office:value-type="float" office:value="321.78892733564" calcext:value-type="float">
            <text:p>321,79</text:p>
          </table:table-cell>
          <table:table-cell table:formula="of:=ROUND([.H33];2)" office:value-type="float" office:value="6.92" calcext:value-type="float">
            <text:p>6,92</text:p>
          </table:table-cell>
          <table:table-cell table:formula="of:=ROUND(LN([.G91]);2)" office:value-type="float" office:value="5.77" calcext:value-type="float">
            <text:p>5,77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33]" office:value-type="float" office:value="930" calcext:value-type="float">
            <text:p>930</text:p>
          </table:table-cell>
          <table:table-cell table:style-name="ce7" table:formula="of:=[.E34]" office:value-type="float" office:value="323.173010380623" calcext:value-type="float">
            <text:p>323,17</text:p>
          </table:table-cell>
          <table:table-cell table:formula="of:=ROUND([.F34];2)" office:value-type="float" office:value="6.93" calcext:value-type="float">
            <text:p>6,93</text:p>
          </table:table-cell>
          <table:table-cell table:formula="of:=ROUND(LN([.D92]);2)" office:value-type="float" office:value="5.78" calcext:value-type="float">
            <text:p>5,78</text:p>
          </table:table-cell>
          <table:table-cell table:style-name="ce7" table:formula="of:=[.G34]" office:value-type="float" office:value="319.020761245675" calcext:value-type="float">
            <text:p>319,02</text:p>
          </table:table-cell>
          <table:table-cell table:formula="of:=ROUND([.H34];2)" office:value-type="float" office:value="6.91" calcext:value-type="float">
            <text:p>6,91</text:p>
          </table:table-cell>
          <table:table-cell table:formula="of:=ROUND(LN([.G92]);2)" office:value-type="float" office:value="5.77" calcext:value-type="float">
            <text:p>5,77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B34]" office:value-type="float" office:value="960" calcext:value-type="float">
            <text:p>960</text:p>
          </table:table-cell>
          <table:table-cell table:style-name="ce7" table:formula="of:=[.E35]" office:value-type="float" office:value="321.442906574394" calcext:value-type="float">
            <text:p>321,44</text:p>
          </table:table-cell>
          <table:table-cell table:formula="of:=ROUND([.F35];2)" office:value-type="float" office:value="6.92" calcext:value-type="float">
            <text:p>6,92</text:p>
          </table:table-cell>
          <table:table-cell table:formula="of:=ROUND(LN([.D93]);2)" office:value-type="float" office:value="5.77" calcext:value-type="float">
            <text:p>5,77</text:p>
          </table:table-cell>
          <table:table-cell table:style-name="ce7" table:formula="of:=[.G35]" office:value-type="float" office:value="315.214532871972" calcext:value-type="float">
            <text:p>315,21</text:p>
          </table:table-cell>
          <table:table-cell table:formula="of:=ROUND([.H35];2)" office:value-type="float" office:value="6.9" calcext:value-type="float">
            <text:p>6,9</text:p>
          </table:table-cell>
          <table:table-cell table:formula="of:=ROUND(LN([.G93]);2)" office:value-type="float" office:value="5.75" calcext:value-type="float">
            <text:p>5,75</text:p>
          </table:table-cell>
          <table:table-cell/>
        </table:table-row>
        <table:table-row table:style-name="ro1">
          <table:table-cell table:number-columns-repeated="4"/>
          <table:table-cell table:style-name="ce7"/>
          <table:table-cell/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6" table:formula="of:=[.C61]" office:value-type="float" office:value="0" calcext:value-type="float">
            <text:p>0</text:p>
          </table:table-cell>
          <table:table-cell table:style-name="ce6" table:formula="of:=ROUND(([.D61]-298);2)" office:value-type="float" office:value="351.82" calcext:value-type="float">
            <text:p>351,82</text:p>
          </table:table-cell>
          <table:table-cell table:style-name="ce11" table:formula="of:=[.E61]" office:value-type="float" office:value="13.2" calcext:value-type="float">
            <text:p>13,2</text:p>
          </table:table-cell>
          <table:table-cell table:style-name="ce11" table:formula="of:=ROUND(LN([.D95]);2)" office:value-type="float" office:value="5.86" calcext:value-type="float">
            <text:p>5,86</text:p>
          </table:table-cell>
          <table:table-cell table:style-name="ce11" table:formula="of:=ROUND(([.G61]-298);2)" office:value-type="float" office:value="444.9" calcext:value-type="float">
            <text:p>444,9</text:p>
          </table:table-cell>
          <table:table-cell table:style-name="ce11" table:formula="of:=[.H61]" office:value-type="float" office:value="15.09" calcext:value-type="float">
            <text:p>15,09</text:p>
          </table:table-cell>
          <table:table-cell table:style-name="ce11" table:formula="of:=ROUND(LN([.G95]);2)" office:value-type="float" office:value="6.1" calcext:value-type="float">
            <text:p>6,1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62]" office:value-type="float" office:value="30" calcext:value-type="float">
            <text:p>30</text:p>
          </table:table-cell>
          <table:table-cell table:style-name="ce6" table:formula="of:=ROUND(([.D62]-298);2)" office:value-type="float" office:value="314.79" calcext:value-type="float">
            <text:p>314,79</text:p>
          </table:table-cell>
          <table:table-cell table:style-name="ce11" table:formula="of:=[.E62]" office:value-type="float" office:value="12.45" calcext:value-type="float">
            <text:p>12,45</text:p>
          </table:table-cell>
          <table:table-cell table:style-name="ce11" table:formula="of:=ROUND(LN([.D96]);2)" office:value-type="float" office:value="5.75" calcext:value-type="float">
            <text:p>5,75</text:p>
          </table:table-cell>
          <table:table-cell table:style-name="ce11" table:formula="of:=ROUND(([.G62]-298);2)" office:value-type="float" office:value="402.68" calcext:value-type="float">
            <text:p>402,68</text:p>
          </table:table-cell>
          <table:table-cell table:style-name="ce11" table:formula="of:=[.H62]" office:value-type="float" office:value="14.23" calcext:value-type="float">
            <text:p>14,23</text:p>
          </table:table-cell>
          <table:table-cell table:style-name="ce11" table:formula="of:=ROUND(LN([.G96]);2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63]" office:value-type="float" office:value="60" calcext:value-type="float">
            <text:p>60</text:p>
          </table:table-cell>
          <table:table-cell table:style-name="ce6" table:formula="of:=ROUND(([.D63]-298);2)" office:value-type="float" office:value="286.76" calcext:value-type="float">
            <text:p>286,76</text:p>
          </table:table-cell>
          <table:table-cell table:style-name="ce11" table:formula="of:=[.E63]" office:value-type="float" office:value="11.89" calcext:value-type="float">
            <text:p>11,89</text:p>
          </table:table-cell>
          <table:table-cell table:style-name="ce11" table:formula="of:=ROUND(LN([.D97]);2)" office:value-type="float" office:value="5.66" calcext:value-type="float">
            <text:p>5,66</text:p>
          </table:table-cell>
          <table:table-cell table:style-name="ce11" table:formula="of:=ROUND(([.G63]-298);2)" office:value-type="float" office:value="362.54" calcext:value-type="float">
            <text:p>362,54</text:p>
          </table:table-cell>
          <table:table-cell table:style-name="ce11" table:formula="of:=[.H63]" office:value-type="float" office:value="13.42" calcext:value-type="float">
            <text:p>13,42</text:p>
          </table:table-cell>
          <table:table-cell table:style-name="ce11" table:formula="of:=ROUND(LN([.G97]);2)" office:value-type="float" office:value="5.89" calcext:value-type="float">
            <text:p>5,89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64]" office:value-type="float" office:value="90" calcext:value-type="float">
            <text:p>90</text:p>
          </table:table-cell>
          <table:table-cell table:style-name="ce6" table:formula="of:=ROUND(([.D64]-298);2)" office:value-type="float" office:value="262.54" calcext:value-type="float">
            <text:p>262,54</text:p>
          </table:table-cell>
          <table:table-cell table:style-name="ce11" table:formula="of:=[.E64]" office:value-type="float" office:value="11.4" calcext:value-type="float">
            <text:p>11,4</text:p>
          </table:table-cell>
          <table:table-cell table:style-name="ce11" table:formula="of:=ROUND(LN([.D98]);2)" office:value-type="float" office:value="5.57" calcext:value-type="float">
            <text:p>5,57</text:p>
          </table:table-cell>
          <table:table-cell table:style-name="ce11" table:formula="of:=ROUND(([.G64]-298);2)" office:value-type="float" office:value="330.71" calcext:value-type="float">
            <text:p>330,71</text:p>
          </table:table-cell>
          <table:table-cell table:style-name="ce11" table:formula="of:=[.H64]" office:value-type="float" office:value="12.78" calcext:value-type="float">
            <text:p>12,78</text:p>
          </table:table-cell>
          <table:table-cell table:style-name="ce11" table:formula="of:=ROUND(LN([.G98]);2)" office:value-type="float" office:value="5.8" calcext:value-type="float">
            <text:p>5,8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65]" office:value-type="float" office:value="120" calcext:value-type="float">
            <text:p>120</text:p>
          </table:table-cell>
          <table:table-cell table:style-name="ce6" table:formula="of:=ROUND(([.D65]-298);2)" office:value-type="float" office:value="243.86" calcext:value-type="float">
            <text:p>243,86</text:p>
          </table:table-cell>
          <table:table-cell table:style-name="ce11" table:formula="of:=[.E65]" office:value-type="float" office:value="11.02" calcext:value-type="float">
            <text:p>11,02</text:p>
          </table:table-cell>
          <table:table-cell table:style-name="ce11" table:formula="of:=ROUND(LN([.D99]);2)" office:value-type="float" office:value="5.5" calcext:value-type="float">
            <text:p>5,5</text:p>
          </table:table-cell>
          <table:table-cell table:style-name="ce11" table:formula="of:=ROUND(([.G65]-298);2)" office:value-type="float" office:value="298.53" calcext:value-type="float">
            <text:p>298,53</text:p>
          </table:table-cell>
          <table:table-cell table:style-name="ce11" table:formula="of:=[.H65]" office:value-type="float" office:value="12.12" calcext:value-type="float">
            <text:p>12,12</text:p>
          </table:table-cell>
          <table:table-cell table:style-name="ce11" table:formula="of:=ROUND(LN([.G99]);2)" office:value-type="float" office:value="5.7" calcext:value-type="float">
            <text:p>5,7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66]" office:value-type="float" office:value="150" calcext:value-type="float">
            <text:p>150</text:p>
          </table:table-cell>
          <table:table-cell table:style-name="ce6" table:formula="of:=ROUND(([.D66]-298);2)" office:value-type="float" office:value="226.21" calcext:value-type="float">
            <text:p>226,21</text:p>
          </table:table-cell>
          <table:table-cell table:style-name="ce11" table:formula="of:=[.E66]" office:value-type="float" office:value="10.66" calcext:value-type="float">
            <text:p>10,66</text:p>
          </table:table-cell>
          <table:table-cell table:style-name="ce11" table:formula="of:=ROUND(LN([.D100]);2)" office:value-type="float" office:value="5.42" calcext:value-type="float">
            <text:p>5,42</text:p>
          </table:table-cell>
          <table:table-cell table:style-name="ce11" table:formula="of:=ROUND(([.G66]-298);2)" office:value-type="float" office:value="275.69" calcext:value-type="float">
            <text:p>275,69</text:p>
          </table:table-cell>
          <table:table-cell table:style-name="ce11" table:formula="of:=[.H66]" office:value-type="float" office:value="11.66" calcext:value-type="float">
            <text:p>11,66</text:p>
          </table:table-cell>
          <table:table-cell table:style-name="ce11" table:formula="of:=ROUND(LN([.G100]);2)" office:value-type="float" office:value="5.62" calcext:value-type="float">
            <text:p>5,62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67]" office:value-type="float" office:value="180" calcext:value-type="float">
            <text:p>180</text:p>
          </table:table-cell>
          <table:table-cell table:style-name="ce6" table:formula="of:=ROUND(([.D67]-298);2)" office:value-type="float" office:value="208.22" calcext:value-type="float">
            <text:p>208,22</text:p>
          </table:table-cell>
          <table:table-cell table:style-name="ce11" table:formula="of:=[.E67]" office:value-type="float" office:value="10.3" calcext:value-type="float">
            <text:p>10,3</text:p>
          </table:table-cell>
          <table:table-cell table:style-name="ce11" table:formula="of:=ROUND(LN([.D101]);2)" office:value-type="float" office:value="5.34" calcext:value-type="float">
            <text:p>5,34</text:p>
          </table:table-cell>
          <table:table-cell table:style-name="ce11" table:formula="of:=ROUND(([.G67]-298);2)" office:value-type="float" office:value="250.09" calcext:value-type="float">
            <text:p>250,09</text:p>
          </table:table-cell>
          <table:table-cell table:style-name="ce11" table:formula="of:=[.H67]" office:value-type="float" office:value="11.15" calcext:value-type="float">
            <text:p>11,15</text:p>
          </table:table-cell>
          <table:table-cell table:style-name="ce11" table:formula="of:=ROUND(LN([.G101]);2)" office:value-type="float" office:value="5.52" calcext:value-type="float">
            <text:p>5,52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68]" office:value-type="float" office:value="210" calcext:value-type="float">
            <text:p>210</text:p>
          </table:table-cell>
          <table:table-cell table:style-name="ce6" table:formula="of:=ROUND(([.D68]-298);2)" office:value-type="float" office:value="190.92" calcext:value-type="float">
            <text:p>190,92</text:p>
          </table:table-cell>
          <table:table-cell table:style-name="ce11" table:formula="of:=[.E68]" office:value-type="float" office:value="9.95" calcext:value-type="float">
            <text:p>9,95</text:p>
          </table:table-cell>
          <table:table-cell table:style-name="ce11" table:formula="of:=ROUND(LN([.D102]);2)" office:value-type="float" office:value="5.25" calcext:value-type="float">
            <text:p>5,25</text:p>
          </table:table-cell>
          <table:table-cell table:style-name="ce11" table:formula="of:=ROUND(([.G68]-298);2)" office:value-type="float" office:value="227.94" calcext:value-type="float">
            <text:p>227,94</text:p>
          </table:table-cell>
          <table:table-cell table:style-name="ce11" table:formula="of:=[.H68]" office:value-type="float" office:value="10.7" calcext:value-type="float">
            <text:p>10,7</text:p>
          </table:table-cell>
          <table:table-cell table:style-name="ce11" table:formula="of:=ROUND(LN([.G102]);2)" office:value-type="float" office:value="5.43" calcext:value-type="float">
            <text:p>5,43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69]" office:value-type="float" office:value="240" calcext:value-type="float">
            <text:p>240</text:p>
          </table:table-cell>
          <table:table-cell table:style-name="ce6" table:formula="of:=ROUND(([.D69]-298);2)" office:value-type="float" office:value="173.96" calcext:value-type="float">
            <text:p>173,96</text:p>
          </table:table-cell>
          <table:table-cell table:style-name="ce11" table:formula="of:=[.E69]" office:value-type="float" office:value="9.61" calcext:value-type="float">
            <text:p>9,61</text:p>
          </table:table-cell>
          <table:table-cell table:style-name="ce11" table:formula="of:=ROUND(LN([.D103]);2)" office:value-type="float" office:value="5.16" calcext:value-type="float">
            <text:p>5,16</text:p>
          </table:table-cell>
          <table:table-cell table:style-name="ce11" table:formula="of:=ROUND(([.G69]-298);2)" office:value-type="float" office:value="207.18" calcext:value-type="float">
            <text:p>207,18</text:p>
          </table:table-cell>
          <table:table-cell table:style-name="ce11" table:formula="of:=[.H69]" office:value-type="float" office:value="10.28" calcext:value-type="float">
            <text:p>10,28</text:p>
          </table:table-cell>
          <table:table-cell table:style-name="ce11" table:formula="of:=ROUND(LN([.G103]);2)" office:value-type="float" office:value="5.33" calcext:value-type="float">
            <text:p>5,33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70]" office:value-type="float" office:value="270" calcext:value-type="float">
            <text:p>270</text:p>
          </table:table-cell>
          <table:table-cell table:style-name="ce6" table:formula="of:=ROUND(([.D70]-298);2)" office:value-type="float" office:value="159.43" calcext:value-type="float">
            <text:p>159,43</text:p>
          </table:table-cell>
          <table:table-cell table:style-name="ce11" table:formula="of:=[.E70]" office:value-type="float" office:value="9.32" calcext:value-type="float">
            <text:p>9,32</text:p>
          </table:table-cell>
          <table:table-cell table:style-name="ce11" table:formula="of:=ROUND(LN([.D104]);2)" office:value-type="float" office:value="5.07" calcext:value-type="float">
            <text:p>5,07</text:p>
          </table:table-cell>
          <table:table-cell table:style-name="ce11" table:formula="of:=ROUND(([.G70]-298);2)" office:value-type="float" office:value="187.46" calcext:value-type="float">
            <text:p>187,46</text:p>
          </table:table-cell>
          <table:table-cell table:style-name="ce11" table:formula="of:=[.H70]" office:value-type="float" office:value="9.89" calcext:value-type="float">
            <text:p>9,89</text:p>
          </table:table-cell>
          <table:table-cell table:style-name="ce11" table:formula="of:=ROUND(LN([.G104]);2)" office:value-type="float" office:value="5.23" calcext:value-type="float">
            <text:p>5,23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71]" office:value-type="float" office:value="300" calcext:value-type="float">
            <text:p>300</text:p>
          </table:table-cell>
          <table:table-cell table:style-name="ce6" table:formula="of:=ROUND(([.D71]-298);2)" office:value-type="float" office:value="148.01" calcext:value-type="float">
            <text:p>148,01</text:p>
          </table:table-cell>
          <table:table-cell table:style-name="ce11" table:formula="of:=[.E71]" office:value-type="float" office:value="9.1" calcext:value-type="float">
            <text:p>9,1</text:p>
          </table:table-cell>
          <table:table-cell table:style-name="ce11" table:formula="of:=ROUND(LN([.D105]);2)" office:value-type="float" office:value="5" calcext:value-type="float">
            <text:p>5</text:p>
          </table:table-cell>
          <table:table-cell table:style-name="ce11" table:formula="of:=ROUND(([.G71]-298);2)" office:value-type="float" office:value="172.23" calcext:value-type="float">
            <text:p>172,23</text:p>
          </table:table-cell>
          <table:table-cell table:style-name="ce11" table:formula="of:=[.H71]" office:value-type="float" office:value="9.58" calcext:value-type="float">
            <text:p>9,58</text:p>
          </table:table-cell>
          <table:table-cell table:style-name="ce11" table:formula="of:=ROUND(LN([.G105]);2)" office:value-type="float" office:value="5.15" calcext:value-type="float">
            <text:p>5,15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72]" office:value-type="float" office:value="330" calcext:value-type="float">
            <text:p>330</text:p>
          </table:table-cell>
          <table:table-cell table:style-name="ce6" table:formula="of:=ROUND(([.D72]-298);2)" office:value-type="float" office:value="136.25" calcext:value-type="float">
            <text:p>136,25</text:p>
          </table:table-cell>
          <table:table-cell table:style-name="ce11" table:formula="of:=[.E72]" office:value-type="float" office:value="8.86" calcext:value-type="float">
            <text:p>8,86</text:p>
          </table:table-cell>
          <table:table-cell table:style-name="ce11" table:formula="of:=ROUND(LN([.D106]);2)" office:value-type="float" office:value="4.91" calcext:value-type="float">
            <text:p>4,91</text:p>
          </table:table-cell>
          <table:table-cell table:style-name="ce11" table:formula="of:=ROUND(([.G72]-298);2)" office:value-type="float" office:value="155.62" calcext:value-type="float">
            <text:p>155,62</text:p>
          </table:table-cell>
          <table:table-cell table:style-name="ce11" table:formula="of:=[.H72]" office:value-type="float" office:value="9.25" calcext:value-type="float">
            <text:p>9,25</text:p>
          </table:table-cell>
          <table:table-cell table:style-name="ce11" table:formula="of:=ROUND(LN([.G106]);2)" office:value-type="float" office:value="5.05" calcext:value-type="float">
            <text:p>5,05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73]" office:value-type="float" office:value="360" calcext:value-type="float">
            <text:p>360</text:p>
          </table:table-cell>
          <table:table-cell table:style-name="ce6" table:formula="of:=ROUND(([.D73]-298);2)" office:value-type="float" office:value="124.48" calcext:value-type="float">
            <text:p>124,48</text:p>
          </table:table-cell>
          <table:table-cell table:style-name="ce11" table:formula="of:=[.E73]" office:value-type="float" office:value="8.63" calcext:value-type="float">
            <text:p>8,63</text:p>
          </table:table-cell>
          <table:table-cell table:style-name="ce11" table:formula="of:=ROUND(LN([.D107]);2)" office:value-type="float" office:value="4.82" calcext:value-type="float">
            <text:p>4,82</text:p>
          </table:table-cell>
          <table:table-cell table:style-name="ce11" table:formula="of:=ROUND(([.G73]-298);2)" office:value-type="float" office:value="141.78" calcext:value-type="float">
            <text:p>141,78</text:p>
          </table:table-cell>
          <table:table-cell table:style-name="ce11" table:formula="of:=[.H73]" office:value-type="float" office:value="8.97" calcext:value-type="float">
            <text:p>8,97</text:p>
          </table:table-cell>
          <table:table-cell table:style-name="ce11" table:formula="of:=ROUND(LN([.G107]);2)" office:value-type="float" office:value="4.95" calcext:value-type="float">
            <text:p>4,95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74]" office:value-type="float" office:value="390" calcext:value-type="float">
            <text:p>390</text:p>
          </table:table-cell>
          <table:table-cell table:style-name="ce6" table:formula="of:=ROUND(([.D74]-298);2)" office:value-type="float" office:value="114.1" calcext:value-type="float">
            <text:p>114,1</text:p>
          </table:table-cell>
          <table:table-cell table:style-name="ce11" table:formula="of:=[.E74]" office:value-type="float" office:value="8.43" calcext:value-type="float">
            <text:p>8,43</text:p>
          </table:table-cell>
          <table:table-cell table:style-name="ce11" table:formula="of:=ROUND(LN([.D108]);2)" office:value-type="float" office:value="4.74" calcext:value-type="float">
            <text:p>4,74</text:p>
          </table:table-cell>
          <table:table-cell table:style-name="ce11" table:formula="of:=ROUND(([.G74]-298);2)" office:value-type="float" office:value="129.33" calcext:value-type="float">
            <text:p>129,33</text:p>
          </table:table-cell>
          <table:table-cell table:style-name="ce11" table:formula="of:=[.H74]" office:value-type="float" office:value="8.73" calcext:value-type="float">
            <text:p>8,73</text:p>
          </table:table-cell>
          <table:table-cell table:style-name="ce11" table:formula="of:=ROUND(LN([.G108]);2)" office:value-type="float" office:value="4.86" calcext:value-type="float">
            <text:p>4,86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75]" office:value-type="float" office:value="420" calcext:value-type="float">
            <text:p>420</text:p>
          </table:table-cell>
          <table:table-cell table:style-name="ce6" table:formula="of:=ROUND(([.D75]-298);2)" office:value-type="float" office:value="105.1" calcext:value-type="float">
            <text:p>105,1</text:p>
          </table:table-cell>
          <table:table-cell table:style-name="ce11" table:formula="of:=[.E75]" office:value-type="float" office:value="8.25" calcext:value-type="float">
            <text:p>8,25</text:p>
          </table:table-cell>
          <table:table-cell table:style-name="ce11" table:formula="of:=ROUND(LN([.D109]);2)" office:value-type="float" office:value="4.65" calcext:value-type="float">
            <text:p>4,65</text:p>
          </table:table-cell>
          <table:table-cell table:style-name="ce11" table:formula="of:=ROUND(([.G75]-298);2)" office:value-type="float" office:value="117.21" calcext:value-type="float">
            <text:p>117,21</text:p>
          </table:table-cell>
          <table:table-cell table:style-name="ce11" table:formula="of:=[.H75]" office:value-type="float" office:value="8.49" calcext:value-type="float">
            <text:p>8,49</text:p>
          </table:table-cell>
          <table:table-cell table:style-name="ce11" table:formula="of:=ROUND(LN([.G109]);2)" office:value-type="float" office:value="4.76" calcext:value-type="float">
            <text:p>4,76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76]" office:value-type="float" office:value="450" calcext:value-type="float">
            <text:p>450</text:p>
          </table:table-cell>
          <table:table-cell table:style-name="ce6" table:formula="of:=ROUND(([.D76]-298);2)" office:value-type="float" office:value="95.42" calcext:value-type="float">
            <text:p>95,42</text:p>
          </table:table-cell>
          <table:table-cell table:style-name="ce11" table:formula="of:=[.E76]" office:value-type="float" office:value="8.06" calcext:value-type="float">
            <text:p>8,06</text:p>
          </table:table-cell>
          <table:table-cell table:style-name="ce11" table:formula="of:=ROUND(LN([.D110]);2)" office:value-type="float" office:value="4.56" calcext:value-type="float">
            <text:p>4,56</text:p>
          </table:table-cell>
          <table:table-cell table:style-name="ce11" table:formula="of:=ROUND(([.G76]-298);2)" office:value-type="float" office:value="105.8" calcext:value-type="float">
            <text:p>105,8</text:p>
          </table:table-cell>
          <table:table-cell table:style-name="ce11" table:formula="of:=[.H76]" office:value-type="float" office:value="8.27" calcext:value-type="float">
            <text:p>8,27</text:p>
          </table:table-cell>
          <table:table-cell table:style-name="ce11" table:formula="of:=ROUND(LN([.G110]);2)" office:value-type="float" office:value="4.66" calcext:value-type="float">
            <text:p>4,66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77]" office:value-type="float" office:value="480" calcext:value-type="float">
            <text:p>480</text:p>
          </table:table-cell>
          <table:table-cell table:style-name="ce6" table:formula="of:=ROUND(([.D77]-298);2)" office:value-type="float" office:value="88.49" calcext:value-type="float">
            <text:p>88,49</text:p>
          </table:table-cell>
          <table:table-cell table:style-name="ce11" table:formula="of:=[.E77]" office:value-type="float" office:value="7.93" calcext:value-type="float">
            <text:p>7,93</text:p>
          </table:table-cell>
          <table:table-cell table:style-name="ce11" table:formula="of:=ROUND(LN([.D111]);2)" office:value-type="float" office:value="4.48" calcext:value-type="float">
            <text:p>4,48</text:p>
          </table:table-cell>
          <table:table-cell table:style-name="ce11" table:formula="of:=ROUND(([.G77]-298);2)" office:value-type="float" office:value="95.42" calcext:value-type="float">
            <text:p>95,42</text:p>
          </table:table-cell>
          <table:table-cell table:style-name="ce11" table:formula="of:=[.H77]" office:value-type="float" office:value="8.06" calcext:value-type="float">
            <text:p>8,06</text:p>
          </table:table-cell>
          <table:table-cell table:style-name="ce11" table:formula="of:=ROUND(LN([.G111]);2)" office:value-type="float" office:value="4.56" calcext:value-type="float">
            <text:p>4,56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78]" office:value-type="float" office:value="510" calcext:value-type="float">
            <text:p>510</text:p>
          </table:table-cell>
          <table:table-cell table:style-name="ce6" table:formula="of:=ROUND(([.D78]-298);2)" office:value-type="float" office:value="80.88" calcext:value-type="float">
            <text:p>80,88</text:p>
          </table:table-cell>
          <table:table-cell table:style-name="ce11" table:formula="of:=[.E78]" office:value-type="float" office:value="7.79" calcext:value-type="float">
            <text:p>7,79</text:p>
          </table:table-cell>
          <table:table-cell table:style-name="ce11" table:formula="of:=ROUND(LN([.D112]);2)" office:value-type="float" office:value="4.39" calcext:value-type="float">
            <text:p>4,39</text:p>
          </table:table-cell>
          <table:table-cell table:style-name="ce11" table:formula="of:=ROUND(([.G78]-298);2)" office:value-type="float" office:value="86.76" calcext:value-type="float">
            <text:p>86,76</text:p>
          </table:table-cell>
          <table:table-cell table:style-name="ce11" table:formula="of:=[.H78]" office:value-type="float" office:value="7.9" calcext:value-type="float">
            <text:p>7,9</text:p>
          </table:table-cell>
          <table:table-cell table:style-name="ce11" table:formula="of:=ROUND(LN([.G112]);2)" office:value-type="float" office:value="4.46" calcext:value-type="float">
            <text:p>4,46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79]" office:value-type="float" office:value="540" calcext:value-type="float">
            <text:p>540</text:p>
          </table:table-cell>
          <table:table-cell table:style-name="ce6" table:formula="of:=ROUND(([.D79]-298);2)" office:value-type="float" office:value="74.31" calcext:value-type="float">
            <text:p>74,31</text:p>
          </table:table-cell>
          <table:table-cell table:style-name="ce11" table:formula="of:=[.E79]" office:value-type="float" office:value="7.67" calcext:value-type="float">
            <text:p>7,67</text:p>
          </table:table-cell>
          <table:table-cell table:style-name="ce11" table:formula="of:=ROUND(LN([.D113]);2)" office:value-type="float" office:value="4.31" calcext:value-type="float">
            <text:p>4,31</text:p>
          </table:table-cell>
          <table:table-cell table:style-name="ce11" table:formula="of:=ROUND(([.G79]-298);2)" office:value-type="float" office:value="80.54" calcext:value-type="float">
            <text:p>80,54</text:p>
          </table:table-cell>
          <table:table-cell table:style-name="ce11" table:formula="of:=[.H79]" office:value-type="float" office:value="7.78" calcext:value-type="float">
            <text:p>7,78</text:p>
          </table:table-cell>
          <table:table-cell table:style-name="ce11" table:formula="of:=ROUND(LN([.G113]);2)" office:value-type="float" office:value="4.39" calcext:value-type="float">
            <text:p>4,39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80]" office:value-type="float" office:value="570" calcext:value-type="float">
            <text:p>570</text:p>
          </table:table-cell>
          <table:table-cell table:style-name="ce6" table:formula="of:=ROUND(([.D80]-298);2)" office:value-type="float" office:value="68.77" calcext:value-type="float">
            <text:p>68,77</text:p>
          </table:table-cell>
          <table:table-cell table:style-name="ce11" table:formula="of:=[.E80]" office:value-type="float" office:value="7.57" calcext:value-type="float">
            <text:p>7,57</text:p>
          </table:table-cell>
          <table:table-cell table:style-name="ce11" table:formula="of:=ROUND(LN([.D114]);2)" office:value-type="float" office:value="4.23" calcext:value-type="float">
            <text:p>4,23</text:p>
          </table:table-cell>
          <table:table-cell table:style-name="ce11" table:formula="of:=ROUND(([.G80]-298);2)" office:value-type="float" office:value="72.23" calcext:value-type="float">
            <text:p>72,23</text:p>
          </table:table-cell>
          <table:table-cell table:style-name="ce11" table:formula="of:=[.H80]" office:value-type="float" office:value="7.63" calcext:value-type="float">
            <text:p>7,63</text:p>
          </table:table-cell>
          <table:table-cell table:style-name="ce11" table:formula="of:=ROUND(LN([.G114]);2)" office:value-type="float" office:value="4.28" calcext:value-type="float">
            <text:p>4,28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81]" office:value-type="float" office:value="600" calcext:value-type="float">
            <text:p>600</text:p>
          </table:table-cell>
          <table:table-cell table:style-name="ce6" table:formula="of:=ROUND(([.D81]-298);2)" office:value-type="float" office:value="63.24" calcext:value-type="float">
            <text:p>63,24</text:p>
          </table:table-cell>
          <table:table-cell table:style-name="ce11" table:formula="of:=[.E81]" office:value-type="float" office:value="7.47" calcext:value-type="float">
            <text:p>7,47</text:p>
          </table:table-cell>
          <table:table-cell table:style-name="ce11" table:formula="of:=ROUND(LN([.D115]);2)" office:value-type="float" office:value="4.15" calcext:value-type="float">
            <text:p>4,15</text:p>
          </table:table-cell>
          <table:table-cell table:style-name="ce11" table:formula="of:=ROUND(([.G81]-298);2)" office:value-type="float" office:value="65.31" calcext:value-type="float">
            <text:p>65,31</text:p>
          </table:table-cell>
          <table:table-cell table:style-name="ce11" table:formula="of:=[.H81]" office:value-type="float" office:value="7.5" calcext:value-type="float">
            <text:p>7,5</text:p>
          </table:table-cell>
          <table:table-cell table:style-name="ce11" table:formula="of:=ROUND(LN([.G115]);2)" office:value-type="float" office:value="4.18" calcext:value-type="float">
            <text:p>4,18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82]" office:value-type="float" office:value="630" calcext:value-type="float">
            <text:p>630</text:p>
          </table:table-cell>
          <table:table-cell table:style-name="ce6" table:formula="of:=ROUND(([.D82]-298);2)" office:value-type="float" office:value="58.39" calcext:value-type="float">
            <text:p>58,39</text:p>
          </table:table-cell>
          <table:table-cell table:style-name="ce11" table:formula="of:=[.E82]" office:value-type="float" office:value="7.38" calcext:value-type="float">
            <text:p>7,38</text:p>
          </table:table-cell>
          <table:table-cell table:style-name="ce11" table:formula="of:=ROUND(LN([.D116]);2)" office:value-type="float" office:value="4.07" calcext:value-type="float">
            <text:p>4,07</text:p>
          </table:table-cell>
          <table:table-cell table:style-name="ce11" table:formula="of:=ROUND(([.G82]-298);2)" office:value-type="float" office:value="59.43" calcext:value-type="float">
            <text:p>59,43</text:p>
          </table:table-cell>
          <table:table-cell table:style-name="ce11" table:formula="of:=[.H82]" office:value-type="float" office:value="7.4" calcext:value-type="float">
            <text:p>7,4</text:p>
          </table:table-cell>
          <table:table-cell table:style-name="ce11" table:formula="of:=ROUND(LN([.G116]);2)" office:value-type="float" office:value="4.08" calcext:value-type="float">
            <text:p>4,08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83]" office:value-type="float" office:value="660" calcext:value-type="float">
            <text:p>660</text:p>
          </table:table-cell>
          <table:table-cell table:style-name="ce6" table:formula="of:=ROUND(([.D83]-298);2)" office:value-type="float" office:value="53.55" calcext:value-type="float">
            <text:p>53,55</text:p>
          </table:table-cell>
          <table:table-cell table:style-name="ce11" table:formula="of:=[.E83]" office:value-type="float" office:value="7.3" calcext:value-type="float">
            <text:p>7,3</text:p>
          </table:table-cell>
          <table:table-cell table:style-name="ce11" table:formula="of:=ROUND(LN([.D117]);2)" office:value-type="float" office:value="3.98" calcext:value-type="float">
            <text:p>3,98</text:p>
          </table:table-cell>
          <table:table-cell table:style-name="ce11" table:formula="of:=ROUND(([.G83]-298);2)" office:value-type="float" office:value="53.2" calcext:value-type="float">
            <text:p>53,2</text:p>
          </table:table-cell>
          <table:table-cell table:style-name="ce11" table:formula="of:=[.H83]" office:value-type="float" office:value="7.3" calcext:value-type="float">
            <text:p>7,3</text:p>
          </table:table-cell>
          <table:table-cell table:style-name="ce11" table:formula="of:=ROUND(LN([.G117]);2)" office:value-type="float" office:value="3.97" calcext:value-type="float">
            <text:p>3,97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84]" office:value-type="float" office:value="690" calcext:value-type="float">
            <text:p>690</text:p>
          </table:table-cell>
          <table:table-cell table:style-name="ce6" table:formula="of:=ROUND(([.D84]-298);2)" office:value-type="float" office:value="49.05" calcext:value-type="float">
            <text:p>49,05</text:p>
          </table:table-cell>
          <table:table-cell table:style-name="ce11" table:formula="of:=[.E84]" office:value-type="float" office:value="7.23" calcext:value-type="float">
            <text:p>7,23</text:p>
          </table:table-cell>
          <table:table-cell table:style-name="ce11" table:formula="of:=ROUND(LN([.D118]);2)" office:value-type="float" office:value="3.89" calcext:value-type="float">
            <text:p>3,89</text:p>
          </table:table-cell>
          <table:table-cell table:style-name="ce11" table:formula="of:=ROUND(([.G84]-298);2)" office:value-type="float" office:value="48.36" calcext:value-type="float">
            <text:p>48,36</text:p>
          </table:table-cell>
          <table:table-cell table:style-name="ce11" table:formula="of:=[.H84]" office:value-type="float" office:value="7.22" calcext:value-type="float">
            <text:p>7,22</text:p>
          </table:table-cell>
          <table:table-cell table:style-name="ce11" table:formula="of:=ROUND(LN([.G118]);2)" office:value-type="float" office:value="3.88" calcext:value-type="float">
            <text:p>3,88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85]" office:value-type="float" office:value="720" calcext:value-type="float">
            <text:p>720</text:p>
          </table:table-cell>
          <table:table-cell table:style-name="ce6" table:formula="of:=ROUND(([.D85]-298);2)" office:value-type="float" office:value="45.59" calcext:value-type="float">
            <text:p>45,59</text:p>
          </table:table-cell>
          <table:table-cell table:style-name="ce11" table:formula="of:=[.E85]" office:value-type="float" office:value="7.17" calcext:value-type="float">
            <text:p>7,17</text:p>
          </table:table-cell>
          <table:table-cell table:style-name="ce11" table:formula="of:=ROUND(LN([.D119]);2)" office:value-type="float" office:value="3.82" calcext:value-type="float">
            <text:p>3,82</text:p>
          </table:table-cell>
          <table:table-cell table:style-name="ce11" table:formula="of:=ROUND(([.G85]-298);2)" office:value-type="float" office:value="43.51" calcext:value-type="float">
            <text:p>43,51</text:p>
          </table:table-cell>
          <table:table-cell table:style-name="ce11" table:formula="of:=[.H85]" office:value-type="float" office:value="7.14" calcext:value-type="float">
            <text:p>7,14</text:p>
          </table:table-cell>
          <table:table-cell table:style-name="ce11" table:formula="of:=ROUND(LN([.G119]);2)" office:value-type="float" office:value="3.77" calcext:value-type="float">
            <text:p>3,77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86]" office:value-type="float" office:value="750" calcext:value-type="float">
            <text:p>750</text:p>
          </table:table-cell>
          <table:table-cell table:style-name="ce6" table:formula="of:=ROUND(([.D86]-298);2)" office:value-type="float" office:value="41.78" calcext:value-type="float">
            <text:p>41,78</text:p>
          </table:table-cell>
          <table:table-cell table:style-name="ce11" table:formula="of:=[.E86]" office:value-type="float" office:value="7.12" calcext:value-type="float">
            <text:p>7,12</text:p>
          </table:table-cell>
          <table:table-cell table:style-name="ce11" table:formula="of:=ROUND(LN([.D120]);2)" office:value-type="float" office:value="3.73" calcext:value-type="float">
            <text:p>3,73</text:p>
          </table:table-cell>
          <table:table-cell table:style-name="ce11" table:formula="of:=ROUND(([.G86]-298);2)" office:value-type="float" office:value="39.36" calcext:value-type="float">
            <text:p>39,36</text:p>
          </table:table-cell>
          <table:table-cell table:style-name="ce11" table:formula="of:=[.H86]" office:value-type="float" office:value="7.08" calcext:value-type="float">
            <text:p>7,08</text:p>
          </table:table-cell>
          <table:table-cell table:style-name="ce11" table:formula="of:=ROUND(LN([.G120]);2)" office:value-type="float" office:value="3.67" calcext:value-type="float">
            <text:p>3,67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87]" office:value-type="float" office:value="780" calcext:value-type="float">
            <text:p>780</text:p>
          </table:table-cell>
          <table:table-cell table:style-name="ce6" table:formula="of:=ROUND(([.D87]-298);2)" office:value-type="float" office:value="39.01" calcext:value-type="float">
            <text:p>39,01</text:p>
          </table:table-cell>
          <table:table-cell table:style-name="ce11" table:formula="of:=[.E87]" office:value-type="float" office:value="7.08" calcext:value-type="float">
            <text:p>7,08</text:p>
          </table:table-cell>
          <table:table-cell table:style-name="ce11" table:formula="of:=ROUND(LN([.D121]);2)" office:value-type="float" office:value="3.66" calcext:value-type="float">
            <text:p>3,66</text:p>
          </table:table-cell>
          <table:table-cell table:style-name="ce11" table:formula="of:=ROUND(([.G87]-298);2)" office:value-type="float" office:value="35.9" calcext:value-type="float">
            <text:p>35,9</text:p>
          </table:table-cell>
          <table:table-cell table:style-name="ce11" table:formula="of:=[.H87]" office:value-type="float" office:value="7.04" calcext:value-type="float">
            <text:p>7,04</text:p>
          </table:table-cell>
          <table:table-cell table:style-name="ce11" table:formula="of:=ROUND(LN([.G121]);2)" office:value-type="float" office:value="3.58" calcext:value-type="float">
            <text:p>3,58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88]" office:value-type="float" office:value="810" calcext:value-type="float">
            <text:p>810</text:p>
          </table:table-cell>
          <table:table-cell table:style-name="ce6" table:formula="of:=ROUND(([.D88]-298);2)" office:value-type="float" office:value="35.21" calcext:value-type="float">
            <text:p>35,21</text:p>
          </table:table-cell>
          <table:table-cell table:style-name="ce11" table:formula="of:=[.E88]" office:value-type="float" office:value="7.03" calcext:value-type="float">
            <text:p>7,03</text:p>
          </table:table-cell>
          <table:table-cell table:style-name="ce11" table:formula="of:=ROUND(LN([.D122]);2)" office:value-type="float" office:value="3.56" calcext:value-type="float">
            <text:p>3,56</text:p>
          </table:table-cell>
          <table:table-cell table:style-name="ce11" table:formula="of:=ROUND(([.G88]-298);2)" office:value-type="float" office:value="32.44" calcext:value-type="float">
            <text:p>32,44</text:p>
          </table:table-cell>
          <table:table-cell table:style-name="ce11" table:formula="of:=[.H88]" office:value-type="float" office:value="7" calcext:value-type="float">
            <text:p>7</text:p>
          </table:table-cell>
          <table:table-cell table:style-name="ce11" table:formula="of:=ROUND(LN([.G122]);2)" office:value-type="float" office:value="3.48" calcext:value-type="float">
            <text:p>3,48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89]" office:value-type="float" office:value="840" calcext:value-type="float">
            <text:p>840</text:p>
          </table:table-cell>
          <table:table-cell table:style-name="ce6" table:formula="of:=ROUND(([.D89]-298);2)" office:value-type="float" office:value="32.09" calcext:value-type="float">
            <text:p>32,09</text:p>
          </table:table-cell>
          <table:table-cell table:style-name="ce11" table:formula="of:=[.E89]" office:value-type="float" office:value="6.99" calcext:value-type="float">
            <text:p>6,99</text:p>
          </table:table-cell>
          <table:table-cell table:style-name="ce11" table:formula="of:=ROUND(LN([.D123]);2)" office:value-type="float" office:value="3.47" calcext:value-type="float">
            <text:p>3,47</text:p>
          </table:table-cell>
          <table:table-cell table:style-name="ce11" table:formula="of:=ROUND(([.G89]-298);2)" office:value-type="float" office:value="30.02" calcext:value-type="float">
            <text:p>30,02</text:p>
          </table:table-cell>
          <table:table-cell table:style-name="ce11" table:formula="of:=[.H89]" office:value-type="float" office:value="6.97" calcext:value-type="float">
            <text:p>6,97</text:p>
          </table:table-cell>
          <table:table-cell table:style-name="ce11" table:formula="of:=ROUND(LN([.G123]);2)" office:value-type="float" office:value="3.4" calcext:value-type="float">
            <text:p>3,4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90]" office:value-type="float" office:value="870" calcext:value-type="float">
            <text:p>870</text:p>
          </table:table-cell>
          <table:table-cell table:style-name="ce6" table:formula="of:=ROUND(([.D90]-298);2)" office:value-type="float" office:value="29.33" calcext:value-type="float">
            <text:p>29,33</text:p>
          </table:table-cell>
          <table:table-cell table:style-name="ce11" table:formula="of:=[.E90]" office:value-type="float" office:value="6.96" calcext:value-type="float">
            <text:p>6,96</text:p>
          </table:table-cell>
          <table:table-cell table:style-name="ce11" table:formula="of:=ROUND(LN([.D124]);2)" office:value-type="float" office:value="3.38" calcext:value-type="float">
            <text:p>3,38</text:p>
          </table:table-cell>
          <table:table-cell table:style-name="ce11" table:formula="of:=ROUND(([.G90]-298);2)" office:value-type="float" office:value="26.21" calcext:value-type="float">
            <text:p>26,21</text:p>
          </table:table-cell>
          <table:table-cell table:style-name="ce11" table:formula="of:=[.H90]" office:value-type="float" office:value="6.94" calcext:value-type="float">
            <text:p>6,94</text:p>
          </table:table-cell>
          <table:table-cell table:style-name="ce11" table:formula="of:=ROUND(LN([.G124]);2)" office:value-type="float" office:value="3.27" calcext:value-type="float">
            <text:p>3,27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91]" office:value-type="float" office:value="900" calcext:value-type="float">
            <text:p>900</text:p>
          </table:table-cell>
          <table:table-cell table:style-name="ce6" table:formula="of:=ROUND(([.D91]-298);2)" office:value-type="float" office:value="27.6" calcext:value-type="float">
            <text:p>27,6</text:p>
          </table:table-cell>
          <table:table-cell table:style-name="ce11" table:formula="of:=[.E91]" office:value-type="float" office:value="6.95" calcext:value-type="float">
            <text:p>6,95</text:p>
          </table:table-cell>
          <table:table-cell table:style-name="ce11" table:formula="of:=ROUND(LN([.D125]);2)" office:value-type="float" office:value="3.32" calcext:value-type="float">
            <text:p>3,32</text:p>
          </table:table-cell>
          <table:table-cell table:style-name="ce11" table:formula="of:=ROUND(([.G91]-298);2)" office:value-type="float" office:value="23.79" calcext:value-type="float">
            <text:p>23,79</text:p>
          </table:table-cell>
          <table:table-cell table:style-name="ce11" table:formula="of:=[.H91]" office:value-type="float" office:value="6.92" calcext:value-type="float">
            <text:p>6,92</text:p>
          </table:table-cell>
          <table:table-cell table:style-name="ce11" table:formula="of:=ROUND(LN([.G125]);2)" office:value-type="float" office:value="3.17" calcext:value-type="float">
            <text:p>3,17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92]" office:value-type="float" office:value="930" calcext:value-type="float">
            <text:p>930</text:p>
          </table:table-cell>
          <table:table-cell table:style-name="ce6" table:formula="of:=ROUND(([.D92]-298);2)" office:value-type="float" office:value="25.17" calcext:value-type="float">
            <text:p>25,17</text:p>
          </table:table-cell>
          <table:table-cell table:style-name="ce11" table:formula="of:=[.E92]" office:value-type="float" office:value="6.93" calcext:value-type="float">
            <text:p>6,93</text:p>
          </table:table-cell>
          <table:table-cell table:style-name="ce11" table:formula="of:=ROUND(LN([.D126]);2)" office:value-type="float" office:value="3.23" calcext:value-type="float">
            <text:p>3,23</text:p>
          </table:table-cell>
          <table:table-cell table:style-name="ce11" table:formula="of:=ROUND(([.G92]-298);2)" office:value-type="float" office:value="21.02" calcext:value-type="float">
            <text:p>21,02</text:p>
          </table:table-cell>
          <table:table-cell table:style-name="ce11" table:formula="of:=[.H92]" office:value-type="float" office:value="6.91" calcext:value-type="float">
            <text:p>6,91</text:p>
          </table:table-cell>
          <table:table-cell table:style-name="ce11" table:formula="of:=ROUND(LN([.G126]);2)" office:value-type="float" office:value="3.05" calcext:value-type="float">
            <text:p>3,05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[.C93]" office:value-type="float" office:value="960" calcext:value-type="float">
            <text:p>960</text:p>
          </table:table-cell>
          <table:table-cell table:style-name="ce6" table:formula="of:=ROUND(([.D93]-298);2)" office:value-type="float" office:value="23.44" calcext:value-type="float">
            <text:p>23,44</text:p>
          </table:table-cell>
          <table:table-cell table:style-name="ce11" table:formula="of:=[.E93]" office:value-type="float" office:value="6.92" calcext:value-type="float">
            <text:p>6,92</text:p>
          </table:table-cell>
          <table:table-cell table:style-name="ce11" table:formula="of:=ROUND(LN([.D127]);2)" office:value-type="float" office:value="3.15" calcext:value-type="float">
            <text:p>3,15</text:p>
          </table:table-cell>
          <table:table-cell table:style-name="ce11" table:formula="of:=ROUND(([.G93]-298);2)" office:value-type="float" office:value="17.21" calcext:value-type="float">
            <text:p>17,21</text:p>
          </table:table-cell>
          <table:table-cell table:style-name="ce11" table:formula="of:=[.H93]" office:value-type="float" office:value="6.9" calcext:value-type="float">
            <text:p>6,9</text:p>
          </table:table-cell>
          <table:table-cell table:style-name="ce11" table:formula="of:=ROUND(LN([.G127]);2)" office:value-type="float" office:value="2.85" calcext:value-type="float">
            <text:p>2,85</text:p>
          </table:table-cell>
          <table:table-cell/>
        </table:table-row>
        <table:table-row table:style-name="ro1" table:number-rows-repeated="104844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.00.0000</text:date>, <text:time style:data-style-name="N2" text:time-value="11:59:39.8328559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3:38:09.012297567</meta:creation-date>
    <dc:date>2019-05-04T16:55:16.287591107</dc:date>
    <meta:editing-duration>PT8H10M22S</meta:editing-duration>
    <meta:editing-cycles>5</meta:editing-cycles>
    <meta:generator>LibreOffice/6.0.7.3$Linux_X86_64 LibreOffice_project/00m0$Build-3</meta:generator>
    <meta:document-statistic meta:table-count="1" meta:cell-count="8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Tabelle1.F3:Tabelle1.F35" chart:error-lower-range="Tabelle1.F3:Tabelle1.F35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x" chart:symbol-width="0.25cm" chart:symbol-height="0.25cm" chart:link-data-style-to-source="true" chart:error-category="cell-range" chart:error-upper-range="Tabelle1.F3:Tabelle1.F35" chart:error-lower-range="Tabelle1.F3:Tabelle1.F35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F3:Tabelle1.F35" chart:error-lower-range="Tabelle1.F3:Tabelle1.F3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4">
      <style:chart-properties chart:symbol-type="named-symbol" chart:symbol-name="x" chart:symbol-width="0.25cm" chart:symbol-height="0.25cm" chart:link-data-style-to-source="true" chart:error-category="cell-range" chart:error-upper-range="Tabelle1.F3:Tabelle1.F35" chart:error-lower-range="Tabelle1.F3:Tabelle1.F35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7cm" svg:height="9.802cm" xlink:href=".." xlink:type="simple" chart:class="chart:scatter" chart:style-name="ch1">
        <chart:title svg:x="3.134cm" svg:y="0.332cm" chart:style-name="ch2">
          <text:p>Temperatur Messingstücke - Linear Aufgetragen</text:p>
        </chart:title>
        <chart:legend svg:x="6.832cm" svg:y="2.864cm" style:legend-expansion="custom" chartooo:width="7.48cm" chartooo:height="0.598cm" style:legend-expansion-aspect-ratio="12.5083612040134" chart:style-name="ch3"/>
        <chart:plot-area chart:style-name="ch4" table:cell-range-address="Tabelle1.B2:Tabelle1.B36 Tabelle1.E3:Tabelle1.E35 Tabelle1.G3:Tabelle1.G35" chart:data-source-has-labels="row" svg:x="1.33cm" svg:y="1.307cm" svg:width="14.338cm" svg:height="7.318cm">
          <chartooo:coordinate-region svg:x="2.613cm" svg:y="1.506cm" svg:width="12.683cm" svg:height="6.472cm"/>
          <chart:axis chart:dimension="x" chart:name="primary-x" chart:style-name="ch5">
            <chart:title svg:x="7.225cm" svg:y="8.821cm" chart:style-name="ch6">
              <text:p>Zeit in Sekunden</text:p>
            </chart:title>
          </chart:axis>
          <chart:axis chart:dimension="y" chart:name="primary-y" chart:style-name="ch7">
            <chart:title svg:x="0.451cm" svg:y="6.611cm" chart:style-name="ch8">
              <text:p>Temperatur in Celsius</text:p>
            </chart:title>
            <chart:grid chart:style-name="ch9" chart:class="major"/>
          </chart:axis>
          <chart:series chart:style-name="ch10" chart:values-cell-range-address="Tabelle1.E3:Tabelle1.E35" loext:label-string="temperatur_klein" chart:class="chart:scatter">
            <chart:domain table:cell-range-address="Tabelle1.B2:Tabelle1.B36"/>
            <chart:error-indicator chart:style-name="ch11" chart:dimension="y"/>
            <chart:data-point chart:repeated="35"/>
          </chart:series>
          <chart:series chart:style-name="ch12" chart:values-cell-range-address="Tabelle1.G3:Tabelle1.G35" loext:label-string="temperatur_gross" chart:class="chart:scatter">
            <chart:error-indicator chart:style-name="ch11" chart:dimension="y"/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emperatur_klein</text:p>
              </table:table-cell>
              <table:table-cell office:value-type="string">
                <text:p>Spalte F</text:p>
              </table:table-cell>
              <table:table-cell office:value-type="string">
                <text:p>Spalte F</text:p>
              </table:table-cell>
              <table:table-cell office:value-type="string">
                <text:p>temperatur_gross</text:p>
              </table:table-cell>
              <table:table-cell office:value-type="string">
                <text:p>Spalte F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B2:Tabelle1.B36</svg:desc>
                </draw:g>
              </table:table-cell>
              <table:table-cell office:value-type="float" office:value="649.81660899654">
                <text:p>649.81660899654</text:p>
                <draw:g>
                  <svg:desc>Tabelle1.E3:Tabelle1.E35</svg:desc>
                </draw:g>
              </table:table-cell>
              <table:table-cell office:value-type="float" office:value="13.202896133898">
                <text:p>13.202896133898</text:p>
                <draw:g>
                  <svg:desc>Tabelle1.F3:Tabelle1.F35</svg:desc>
                </draw:g>
              </table:table-cell>
              <table:table-cell office:value-type="float" office:value="13.202896133898">
                <text:p>13.202896133898</text:p>
                <draw:g>
                  <svg:desc>Tabelle1.F3:Tabelle1.F35</svg:desc>
                </draw:g>
              </table:table-cell>
              <table:table-cell office:value-type="float" office:value="742.896193771626">
                <text:p>742.896193771626</text:p>
                <draw:g>
                  <svg:desc>Tabelle1.G3:Tabelle1.G35</svg:desc>
                </draw:g>
              </table:table-cell>
              <table:table-cell office:value-type="float" office:value="13.202896133898">
                <text:p>13.202896133898</text:p>
                <draw:g>
                  <svg:desc>Tabelle1.F3:Tabelle1.F35</svg:desc>
                </draw:g>
              </table:table-cell>
              <table:table-cell office:value-type="float" office:value="13.202896133898">
                <text:p>13.202896133898</text:p>
                <draw:g>
                  <svg:desc>Tabelle1.F3:Tabelle1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612.792387543253">
                <text:p>612.792387543253</text:p>
              </table:table-cell>
              <table:table-cell office:value-type="float" office:value="12.4535641548297">
                <text:p>12.4535641548297</text:p>
              </table:table-cell>
              <table:table-cell office:value-type="float" office:value="12.4535641548297">
                <text:p>12.4535641548297</text:p>
              </table:table-cell>
              <table:table-cell office:value-type="float" office:value="700.681660899654">
                <text:p>700.681660899654</text:p>
              </table:table-cell>
              <table:table-cell office:value-type="float" office:value="12.4535641548297">
                <text:p>12.4535641548297</text:p>
              </table:table-cell>
              <table:table-cell office:value-type="float" office:value="12.4535641548297">
                <text:p>12.4535641548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584.764705882353">
                <text:p>584.764705882353</text:p>
              </table:table-cell>
              <table:table-cell office:value-type="float" office:value="11.8867701761234">
                <text:p>11.8867701761234</text:p>
              </table:table-cell>
              <table:table-cell office:value-type="float" office:value="11.8867701761234">
                <text:p>11.8867701761234</text:p>
              </table:table-cell>
              <table:table-cell office:value-type="float" office:value="660.543252595156">
                <text:p>660.543252595156</text:p>
              </table:table-cell>
              <table:table-cell office:value-type="float" office:value="11.8867701761234">
                <text:p>11.8867701761234</text:p>
              </table:table-cell>
              <table:table-cell office:value-type="float" office:value="11.8867701761234">
                <text:p>11.8867701761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560.543252595156">
                <text:p>560.543252595156</text:p>
              </table:table-cell>
              <table:table-cell office:value-type="float" office:value="11.3973915023336">
                <text:p>11.3973915023336</text:p>
              </table:table-cell>
              <table:table-cell office:value-type="float" office:value="11.3973915023336">
                <text:p>11.3973915023336</text:p>
              </table:table-cell>
              <table:table-cell office:value-type="float" office:value="628.709342560554">
                <text:p>628.709342560554</text:p>
              </table:table-cell>
              <table:table-cell office:value-type="float" office:value="11.3973915023336">
                <text:p>11.3973915023336</text:p>
              </table:table-cell>
              <table:table-cell office:value-type="float" office:value="11.3973915023336">
                <text:p>11.3973915023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541.858131487889">
                <text:p>541.858131487889</text:p>
              </table:table-cell>
              <table:table-cell office:value-type="float" office:value="11.0202462716982">
                <text:p>11.0202462716982</text:p>
              </table:table-cell>
              <table:table-cell office:value-type="float" office:value="11.0202462716982">
                <text:p>11.0202462716982</text:p>
              </table:table-cell>
              <table:table-cell office:value-type="float" office:value="596.529411764706">
                <text:p>596.529411764706</text:p>
              </table:table-cell>
              <table:table-cell office:value-type="float" office:value="11.0202462716982">
                <text:p>11.0202462716982</text:p>
              </table:table-cell>
              <table:table-cell office:value-type="float" office:value="11.0202462716982">
                <text:p>11.0202462716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524.21107266436">
                <text:p>524.21107266436</text:p>
              </table:table-cell>
              <table:table-cell office:value-type="float" office:value="10.6644464828984">
                <text:p>10.6644464828984</text:p>
              </table:table-cell>
              <table:table-cell office:value-type="float" office:value="10.6644464828984">
                <text:p>10.6644464828984</text:p>
              </table:table-cell>
              <table:table-cell office:value-type="float" office:value="573.692041522491">
                <text:p>573.692041522491</text:p>
              </table:table-cell>
              <table:table-cell office:value-type="float" office:value="10.6644464828984">
                <text:p>10.6644464828984</text:p>
              </table:table-cell>
              <table:table-cell office:value-type="float" office:value="10.6644464828984">
                <text:p>10.6644464828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506.217993079585">
                <text:p>506.217993079585</text:p>
              </table:table-cell>
              <table:table-cell office:value-type="float" office:value="10.3021809362385">
                <text:p>10.3021809362385</text:p>
              </table:table-cell>
              <table:table-cell office:value-type="float" office:value="10.3021809362385">
                <text:p>10.3021809362385</text:p>
              </table:table-cell>
              <table:table-cell office:value-type="float" office:value="548.086505190311">
                <text:p>548.086505190311</text:p>
              </table:table-cell>
              <table:table-cell office:value-type="float" office:value="10.3021809362385">
                <text:p>10.3021809362385</text:p>
              </table:table-cell>
              <table:table-cell office:value-type="float" office:value="10.3021809362385">
                <text:p>10.3021809362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488.916955017301">
                <text:p>488.916955017301</text:p>
              </table:table-cell>
              <table:table-cell office:value-type="float" office:value="9.95448906513351">
                <text:p>9.95448906513351</text:p>
              </table:table-cell>
              <table:table-cell office:value-type="float" office:value="9.95448906513351">
                <text:p>9.95448906513351</text:p>
              </table:table-cell>
              <table:table-cell office:value-type="float" office:value="525.941176470588">
                <text:p>525.941176470588</text:p>
              </table:table-cell>
              <table:table-cell office:value-type="float" office:value="9.95448906513351">
                <text:p>9.95448906513351</text:p>
              </table:table-cell>
              <table:table-cell office:value-type="float" office:value="9.95448906513351">
                <text:p>9.95448906513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471.961937716263">
                <text:p>471.961937716263</text:p>
              </table:table-cell>
              <table:table-cell office:value-type="float" office:value="9.61456797226813">
                <text:p>9.61456797226813</text:p>
              </table:table-cell>
              <table:table-cell office:value-type="float" office:value="9.61456797226813">
                <text:p>9.61456797226813</text:p>
              </table:table-cell>
              <table:table-cell office:value-type="float" office:value="505.179930795848">
                <text:p>505.179930795848</text:p>
              </table:table-cell>
              <table:table-cell office:value-type="float" office:value="9.61456797226813">
                <text:p>9.61456797226813</text:p>
              </table:table-cell>
              <table:table-cell office:value-type="float" office:value="9.61456797226813">
                <text:p>9.61456797226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457.429065743945">
                <text:p>457.429065743945</text:p>
              </table:table-cell>
              <table:table-cell office:value-type="float" office:value="9.32407255308816">
                <text:p>9.32407255308816</text:p>
              </table:table-cell>
              <table:table-cell office:value-type="float" office:value="9.32407255308816">
                <text:p>9.32407255308816</text:p>
              </table:table-cell>
              <table:table-cell office:value-type="float" office:value="485.456747404844">
                <text:p>485.456747404844</text:p>
              </table:table-cell>
              <table:table-cell office:value-type="float" office:value="9.32407255308816">
                <text:p>9.32407255308816</text:p>
              </table:table-cell>
              <table:table-cell office:value-type="float" office:value="9.32407255308816">
                <text:p>9.324072553088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446.010380622837">
                <text:p>446.010380622837</text:p>
              </table:table-cell>
              <table:table-cell office:value-type="float" office:value="9.09656772378429">
                <text:p>9.09656772378429</text:p>
              </table:table-cell>
              <table:table-cell office:value-type="float" office:value="9.09656772378429">
                <text:p>9.09656772378429</text:p>
              </table:table-cell>
              <table:table-cell office:value-type="float" office:value="470.231833910035">
                <text:p>470.231833910035</text:p>
              </table:table-cell>
              <table:table-cell office:value-type="float" office:value="9.09656772378429">
                <text:p>9.09656772378429</text:p>
              </table:table-cell>
              <table:table-cell office:value-type="float" office:value="9.09656772378429">
                <text:p>9.09656772378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">
                <text:p>330</text:p>
              </table:table-cell>
              <table:table-cell office:value-type="float" office:value="434.245674740484">
                <text:p>434.245674740484</text:p>
              </table:table-cell>
              <table:table-cell office:value-type="float" office:value="8.86305976415863">
                <text:p>8.86305976415863</text:p>
              </table:table-cell>
              <table:table-cell office:value-type="float" office:value="8.86305976415863">
                <text:p>8.86305976415863</text:p>
              </table:table-cell>
              <table:table-cell office:value-type="float" office:value="453.622837370242">
                <text:p>453.622837370242</text:p>
              </table:table-cell>
              <table:table-cell office:value-type="float" office:value="8.86305976415863">
                <text:p>8.86305976415863</text:p>
              </table:table-cell>
              <table:table-cell office:value-type="float" office:value="8.86305976415863">
                <text:p>8.863059764158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">
                <text:p>360</text:p>
              </table:table-cell>
              <table:table-cell office:value-type="float" office:value="422.480968858132">
                <text:p>422.480968858132</text:p>
              </table:table-cell>
              <table:table-cell office:value-type="float" office:value="8.63073304739277">
                <text:p>8.63073304739277</text:p>
              </table:table-cell>
              <table:table-cell office:value-type="float" office:value="8.63073304739277">
                <text:p>8.63073304739277</text:p>
              </table:table-cell>
              <table:table-cell office:value-type="float" office:value="439.782006920415">
                <text:p>439.782006920415</text:p>
              </table:table-cell>
              <table:table-cell office:value-type="float" office:value="8.63073304739277">
                <text:p>8.63073304739277</text:p>
              </table:table-cell>
              <table:table-cell office:value-type="float" office:value="8.63073304739277">
                <text:p>8.63073304739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0">
                <text:p>390</text:p>
              </table:table-cell>
              <table:table-cell office:value-type="float" office:value="412.100346020761">
                <text:p>412.100346020761</text:p>
              </table:table-cell>
              <table:table-cell office:value-type="float" office:value="8.42703394514336">
                <text:p>8.42703394514336</text:p>
              </table:table-cell>
              <table:table-cell office:value-type="float" office:value="8.42703394514336">
                <text:p>8.42703394514336</text:p>
              </table:table-cell>
              <table:table-cell office:value-type="float" office:value="427.325259515571">
                <text:p>427.325259515571</text:p>
              </table:table-cell>
              <table:table-cell office:value-type="float" office:value="8.42703394514336">
                <text:p>8.42703394514336</text:p>
              </table:table-cell>
              <table:table-cell office:value-type="float" office:value="8.42703394514336">
                <text:p>8.42703394514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">
                <text:p>420</text:p>
              </table:table-cell>
              <table:table-cell office:value-type="float" office:value="403.103806228374">
                <text:p>403.103806228374</text:p>
              </table:table-cell>
              <table:table-cell office:value-type="float" office:value="8.25178572423724">
                <text:p>8.25178572423724</text:p>
              </table:table-cell>
              <table:table-cell office:value-type="float" office:value="8.25178572423724">
                <text:p>8.25178572423724</text:p>
              </table:table-cell>
              <table:table-cell office:value-type="float" office:value="415.214532871972">
                <text:p>415.214532871972</text:p>
              </table:table-cell>
              <table:table-cell office:value-type="float" office:value="8.25178572423724">
                <text:p>8.25178572423724</text:p>
              </table:table-cell>
              <table:table-cell office:value-type="float" office:value="8.25178572423724">
                <text:p>8.251785724237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">
                <text:p>450</text:p>
              </table:table-cell>
              <table:table-cell office:value-type="float" office:value="393.415224913495">
                <text:p>393.415224913495</text:p>
              </table:table-cell>
              <table:table-cell office:value-type="float" office:value="8.0648240601699">
                <text:p>8.0648240601699</text:p>
              </table:table-cell>
              <table:table-cell office:value-type="float" office:value="8.0648240601699">
                <text:p>8.0648240601699</text:p>
              </table:table-cell>
              <table:table-cell office:value-type="float" office:value="403.795847750865">
                <text:p>403.795847750865</text:p>
              </table:table-cell>
              <table:table-cell office:value-type="float" office:value="8.0648240601699">
                <text:p>8.0648240601699</text:p>
              </table:table-cell>
              <table:table-cell office:value-type="float" office:value="8.0648240601699">
                <text:p>8.06482406016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0">
                <text:p>480</text:p>
              </table:table-cell>
              <table:table-cell office:value-type="float" office:value="386.494809688581">
                <text:p>386.494809688581</text:p>
              </table:table-cell>
              <table:table-cell office:value-type="float" office:value="7.9327351126166">
                <text:p>7.9327351126166</text:p>
              </table:table-cell>
              <table:table-cell office:value-type="float" office:value="7.9327351126166">
                <text:p>7.9327351126166</text:p>
              </table:table-cell>
              <table:table-cell office:value-type="float" office:value="393.415224913495">
                <text:p>393.415224913495</text:p>
              </table:table-cell>
              <table:table-cell office:value-type="float" office:value="7.9327351126166">
                <text:p>7.9327351126166</text:p>
              </table:table-cell>
              <table:table-cell office:value-type="float" office:value="7.9327351126166">
                <text:p>7.93273511261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0">
                <text:p>510</text:p>
              </table:table-cell>
              <table:table-cell office:value-type="float" office:value="378.882352941176">
                <text:p>378.882352941176</text:p>
              </table:table-cell>
              <table:table-cell office:value-type="float" office:value="7.78925992739983">
                <text:p>7.78925992739983</text:p>
              </table:table-cell>
              <table:table-cell office:value-type="float" office:value="7.78925992739983">
                <text:p>7.78925992739983</text:p>
              </table:table-cell>
              <table:table-cell office:value-type="float" office:value="384.764705882353">
                <text:p>384.764705882353</text:p>
              </table:table-cell>
              <table:table-cell office:value-type="float" office:value="7.78925992739983">
                <text:p>7.78925992739983</text:p>
              </table:table-cell>
              <table:table-cell office:value-type="float" office:value="7.78925992739983">
                <text:p>7.789259927399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0">
                <text:p>540</text:p>
              </table:table-cell>
              <table:table-cell office:value-type="float" office:value="372.307958477509">
                <text:p>372.307958477509</text:p>
              </table:table-cell>
              <table:table-cell office:value-type="float" office:value="7.66731633943161">
                <text:p>7.66731633943161</text:p>
              </table:table-cell>
              <table:table-cell office:value-type="float" office:value="7.66731633943161">
                <text:p>7.66731633943161</text:p>
              </table:table-cell>
              <table:table-cell office:value-type="float" office:value="378.536332179931">
                <text:p>378.536332179931</text:p>
              </table:table-cell>
              <table:table-cell office:value-type="float" office:value="7.66731633943161">
                <text:p>7.66731633943161</text:p>
              </table:table-cell>
              <table:table-cell office:value-type="float" office:value="7.66731633943161">
                <text:p>7.667316339431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0">
                <text:p>570</text:p>
              </table:table-cell>
              <table:table-cell office:value-type="float" office:value="366.771626297578">
                <text:p>366.771626297578</text:p>
              </table:table-cell>
              <table:table-cell office:value-type="float" office:value="7.56643206228303">
                <text:p>7.56643206228303</text:p>
              </table:table-cell>
              <table:table-cell office:value-type="float" office:value="7.56643206228303">
                <text:p>7.56643206228303</text:p>
              </table:table-cell>
              <table:table-cell office:value-type="float" office:value="370.231833910035">
                <text:p>370.231833910035</text:p>
              </table:table-cell>
              <table:table-cell office:value-type="float" office:value="7.56643206228303">
                <text:p>7.56643206228303</text:p>
              </table:table-cell>
              <table:table-cell office:value-type="float" office:value="7.56643206228303">
                <text:p>7.566432062283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">
                <text:p>600</text:p>
              </table:table-cell>
              <table:table-cell office:value-type="float" office:value="361.235294117647">
                <text:p>361.235294117647</text:p>
              </table:table-cell>
              <table:table-cell office:value-type="float" office:value="7.46763208403896">
                <text:p>7.46763208403896</text:p>
              </table:table-cell>
              <table:table-cell office:value-type="float" office:value="7.46763208403896">
                <text:p>7.46763208403896</text:p>
              </table:table-cell>
              <table:table-cell office:value-type="float" office:value="363.311418685121">
                <text:p>363.311418685121</text:p>
              </table:table-cell>
              <table:table-cell office:value-type="float" office:value="7.46763208403896">
                <text:p>7.46763208403896</text:p>
              </table:table-cell>
              <table:table-cell office:value-type="float" office:value="7.46763208403896">
                <text:p>7.467632084038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0">
                <text:p>630</text:p>
              </table:table-cell>
              <table:table-cell office:value-type="float" office:value="356.391003460208">
                <text:p>356.391003460208</text:p>
              </table:table-cell>
              <table:table-cell office:value-type="float" office:value="7.38332044088691">
                <text:p>7.38332044088691</text:p>
              </table:table-cell>
              <table:table-cell office:value-type="float" office:value="7.38332044088691">
                <text:p>7.38332044088691</text:p>
              </table:table-cell>
              <table:table-cell office:value-type="float" office:value="357.429065743945">
                <text:p>357.429065743945</text:p>
              </table:table-cell>
              <table:table-cell office:value-type="float" office:value="7.38332044088691">
                <text:p>7.38332044088691</text:p>
              </table:table-cell>
              <table:table-cell office:value-type="float" office:value="7.38332044088691">
                <text:p>7.383320440886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0">
                <text:p>660</text:p>
              </table:table-cell>
              <table:table-cell office:value-type="float" office:value="351.546712802768">
                <text:p>351.546712802768</text:p>
              </table:table-cell>
              <table:table-cell office:value-type="float" office:value="7.30151253807058">
                <text:p>7.30151253807058</text:p>
              </table:table-cell>
              <table:table-cell office:value-type="float" office:value="7.30151253807058">
                <text:p>7.30151253807058</text:p>
              </table:table-cell>
              <table:table-cell office:value-type="float" office:value="351.200692041522">
                <text:p>351.200692041522</text:p>
              </table:table-cell>
              <table:table-cell office:value-type="float" office:value="7.30151253807058">
                <text:p>7.30151253807058</text:p>
              </table:table-cell>
              <table:table-cell office:value-type="float" office:value="7.30151253807058">
                <text:p>7.301512538070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0">
                <text:p>690</text:p>
              </table:table-cell>
              <table:table-cell office:value-type="float" office:value="347.048442906574">
                <text:p>347.048442906574</text:p>
              </table:table-cell>
              <table:table-cell office:value-type="float" office:value="7.22835347070846">
                <text:p>7.22835347070846</text:p>
              </table:table-cell>
              <table:table-cell office:value-type="float" office:value="7.22835347070846">
                <text:p>7.22835347070846</text:p>
              </table:table-cell>
              <table:table-cell office:value-type="float" office:value="346.356401384083">
                <text:p>346.356401384083</text:p>
              </table:table-cell>
              <table:table-cell office:value-type="float" office:value="7.22835347070846">
                <text:p>7.22835347070846</text:p>
              </table:table-cell>
              <table:table-cell office:value-type="float" office:value="7.22835347070846">
                <text:p>7.228353470708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0">
                <text:p>720</text:p>
              </table:table-cell>
              <table:table-cell office:value-type="float" office:value="343.588235294118">
                <text:p>343.588235294118</text:p>
              </table:table-cell>
              <table:table-cell office:value-type="float" office:value="7.17435154295158">
                <text:p>7.17435154295158</text:p>
              </table:table-cell>
              <table:table-cell office:value-type="float" office:value="7.17435154295158">
                <text:p>7.17435154295158</text:p>
              </table:table-cell>
              <table:table-cell office:value-type="float" office:value="341.512110726644">
                <text:p>341.512110726644</text:p>
              </table:table-cell>
              <table:table-cell office:value-type="float" office:value="7.17435154295158">
                <text:p>7.17435154295158</text:p>
              </table:table-cell>
              <table:table-cell office:value-type="float" office:value="7.17435154295158">
                <text:p>7.17435154295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0">
                <text:p>750</text:p>
              </table:table-cell>
              <table:table-cell office:value-type="float" office:value="339.782006920415">
                <text:p>339.782006920415</text:p>
              </table:table-cell>
              <table:table-cell office:value-type="float" office:value="7.11775908628351">
                <text:p>7.11775908628351</text:p>
              </table:table-cell>
              <table:table-cell office:value-type="float" office:value="7.11775908628351">
                <text:p>7.11775908628351</text:p>
              </table:table-cell>
              <table:table-cell office:value-type="float" office:value="337.359861591695">
                <text:p>337.359861591695</text:p>
              </table:table-cell>
              <table:table-cell office:value-type="float" office:value="7.11775908628351">
                <text:p>7.11775908628351</text:p>
              </table:table-cell>
              <table:table-cell office:value-type="float" office:value="7.11775908628351">
                <text:p>7.117759086283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0">
                <text:p>780</text:p>
              </table:table-cell>
              <table:table-cell office:value-type="float" office:value="337.01384083045">
                <text:p>337.01384083045</text:p>
              </table:table-cell>
              <table:table-cell office:value-type="float" office:value="7.0788266676899">
                <text:p>7.0788266676899</text:p>
              </table:table-cell>
              <table:table-cell office:value-type="float" office:value="7.0788266676899">
                <text:p>7.0788266676899</text:p>
              </table:table-cell>
              <table:table-cell office:value-type="float" office:value="333.899653979239">
                <text:p>333.899653979239</text:p>
              </table:table-cell>
              <table:table-cell office:value-type="float" office:value="7.0788266676899">
                <text:p>7.0788266676899</text:p>
              </table:table-cell>
              <table:table-cell office:value-type="float" office:value="7.0788266676899">
                <text:p>7.07882666768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0">
                <text:p>810</text:p>
              </table:table-cell>
              <table:table-cell office:value-type="float" office:value="333.207612456747">
                <text:p>333.207612456747</text:p>
              </table:table-cell>
              <table:table-cell office:value-type="float" office:value="7.02904202272898">
                <text:p>7.02904202272898</text:p>
              </table:table-cell>
              <table:table-cell office:value-type="float" office:value="7.02904202272898">
                <text:p>7.02904202272898</text:p>
              </table:table-cell>
              <table:table-cell office:value-type="float" office:value="330.439446366782">
                <text:p>330.439446366782</text:p>
              </table:table-cell>
              <table:table-cell office:value-type="float" office:value="7.02904202272898">
                <text:p>7.02904202272898</text:p>
              </table:table-cell>
              <table:table-cell office:value-type="float" office:value="7.02904202272898">
                <text:p>7.029042022728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0">
                <text:p>840</text:p>
              </table:table-cell>
              <table:table-cell office:value-type="float" office:value="330.093425605536">
                <text:p>330.093425605536</text:p>
              </table:table-cell>
              <table:table-cell office:value-type="float" office:value="6.99224821653169">
                <text:p>6.99224821653169</text:p>
              </table:table-cell>
              <table:table-cell office:value-type="float" office:value="6.99224821653169">
                <text:p>6.99224821653169</text:p>
              </table:table-cell>
              <table:table-cell office:value-type="float" office:value="328.017301038062">
                <text:p>328.017301038062</text:p>
              </table:table-cell>
              <table:table-cell office:value-type="float" office:value="6.99224821653169">
                <text:p>6.99224821653169</text:p>
              </table:table-cell>
              <table:table-cell office:value-type="float" office:value="6.99224821653169">
                <text:p>6.992248216531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0">
                <text:p>870</text:p>
              </table:table-cell>
              <table:table-cell office:value-type="float" office:value="327.325259515571">
                <text:p>327.325259515571</text:p>
              </table:table-cell>
              <table:table-cell office:value-type="float" office:value="6.96320644037405">
                <text:p>6.96320644037405</text:p>
              </table:table-cell>
              <table:table-cell office:value-type="float" office:value="6.96320644037405">
                <text:p>6.96320644037405</text:p>
              </table:table-cell>
              <table:table-cell office:value-type="float" office:value="324.21107266436">
                <text:p>324.21107266436</text:p>
              </table:table-cell>
              <table:table-cell office:value-type="float" office:value="6.96320644037405">
                <text:p>6.96320644037405</text:p>
              </table:table-cell>
              <table:table-cell office:value-type="float" office:value="6.96320644037405">
                <text:p>6.963206440374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">
                <text:p>900</text:p>
              </table:table-cell>
              <table:table-cell office:value-type="float" office:value="325.595155709343">
                <text:p>325.595155709343</text:p>
              </table:table-cell>
              <table:table-cell office:value-type="float" office:value="6.94713240350087">
                <text:p>6.94713240350087</text:p>
              </table:table-cell>
              <table:table-cell office:value-type="float" office:value="6.94713240350087">
                <text:p>6.94713240350087</text:p>
              </table:table-cell>
              <table:table-cell office:value-type="float" office:value="321.78892733564">
                <text:p>321.78892733564</text:p>
              </table:table-cell>
              <table:table-cell office:value-type="float" office:value="6.94713240350087">
                <text:p>6.94713240350087</text:p>
              </table:table-cell>
              <table:table-cell office:value-type="float" office:value="6.94713240350087">
                <text:p>6.947132403500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0">
                <text:p>930</text:p>
              </table:table-cell>
              <table:table-cell office:value-type="float" office:value="323.173010380623">
                <text:p>323.173010380623</text:p>
              </table:table-cell>
              <table:table-cell office:value-type="float" office:value="6.92778816596422">
                <text:p>6.92778816596422</text:p>
              </table:table-cell>
              <table:table-cell office:value-type="float" office:value="6.92778816596422">
                <text:p>6.92778816596422</text:p>
              </table:table-cell>
              <table:table-cell office:value-type="float" office:value="319.020761245675">
                <text:p>319.020761245675</text:p>
              </table:table-cell>
              <table:table-cell office:value-type="float" office:value="6.92778816596422">
                <text:p>6.92778816596422</text:p>
              </table:table-cell>
              <table:table-cell office:value-type="float" office:value="6.92778816596422">
                <text:p>6.927788165964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0">
                <text:p>960</text:p>
              </table:table-cell>
              <table:table-cell office:value-type="float" office:value="321.442906574394">
                <text:p>321.442906574394</text:p>
              </table:table-cell>
              <table:table-cell office:value-type="float" office:value="6.91657781969559">
                <text:p>6.91657781969559</text:p>
              </table:table-cell>
              <table:table-cell office:value-type="float" office:value="6.91657781969559">
                <text:p>6.91657781969559</text:p>
              </table:table-cell>
              <table:table-cell office:value-type="float" office:value="315.214532871972">
                <text:p>315.214532871972</text:p>
              </table:table-cell>
              <table:table-cell office:value-type="float" office:value="6.91657781969559">
                <text:p>6.91657781969559</text:p>
              </table:table-cell>
              <table:table-cell office:value-type="float" office:value="6.91657781969559">
                <text:p>6.91657781969559</text:p>
              </table:table-cell>
            </table:table-row>
            <table:table-row>
              <table:table-cell office:value-type="string"/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x" chart:symbol-width="0.25cm" chart:symbol-height="0.25cm" chart:link-data-style-to-source="true" chart:error-category="cell-range" chart:error-upper-range="Tabelle1.F3:Tabelle1.F35" chart:error-lower-range="Tabelle1.F3:Tabelle1.F35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Tabelle1.F3:Tabelle1.F35" chart:error-lower-range="Tabelle1.F3:Tabelle1.F3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x" chart:symbol-width="0.25cm" chart:symbol-height="0.25cm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 chart:error-category="cell-range" chart:error-upper-range="Tabelle1.H3:Tabelle1.H35" chart:error-lower-range="Tabelle1.H3:Tabelle1.H35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5" style:family="chart">
      <style:chart-properties chart:error-upper-indicator="true" chart:error-lower-indicator="true" chart:error-category="cell-range" chart:error-upper-range="Tabelle1.H3:Tabelle1.H35" chart:error-lower-range="Tabelle1.H3:Tabelle1.H35" loex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93cm" svg:y="0.316cm" chart:style-name="ch2">
          <text:p>Temperatur Messingstücke -logarithmisch Aufgetragen</text:p>
        </chart:title>
        <chart:plot-area chart:style-name="ch3" table:cell-range-address="Tabelle1.B2:Tabelle1.B36 Tabelle1.D95:Tabelle1.D127 Tabelle1.G95:Tabelle1.G127" chart:data-source-has-labels="row" svg:x="0.339cm" svg:y="1.174cm" svg:width="15.713cm" svg:height="7.41cm">
          <chartooo:coordinate-region svg:x="1.331cm" svg:y="1.374cm" svg:width="14.349cm" svg:height="6.563cm"/>
          <chart:axis chart:dimension="x" chart:name="primary-x" chart:style-name="ch4">
            <chart:title svg:x="6.921cm" svg:y="8.44cm" chart:style-name="ch5">
              <text:p>Zeit in Sekunden</text:p>
            </chart:title>
          </chart:axis>
          <chart:axis chart:dimension="y" chart:name="primary-y" chart:style-name="ch6">
            <chart:title svg:x="0cm" svg:y="8.323cm" chart:style-name="ch7">
              <text:p>Temperatur in K rel. zur Umgebungstemperatur</text:p>
            </chart:title>
            <chart:grid chart:style-name="ch8" chart:class="major"/>
          </chart:axis>
          <chart:series chart:style-name="ch9" chart:values-cell-range-address="Tabelle1.D95:Tabelle1.D127" loext:label-string="temperatur_klein" chart:class="chart:scatter">
            <chart:domain table:cell-range-address="Tabelle1.B2:Tabelle1.B36"/>
            <chart:regression-curve chart:style-name="ch10"/>
            <chart:error-indicator chart:style-name="ch11" chart:dimension="y"/>
            <chart:data-point/>
            <chart:data-point chart:style-name="ch12" chart:repeated="2"/>
            <chart:data-point chart:repeated="32"/>
          </chart:series>
          <chart:series chart:style-name="ch13" chart:values-cell-range-address="Tabelle1.G95:Tabelle1.G127" loext:label-string="temperatur_gross" chart:class="chart:scatter">
            <chart:regression-curve chart:style-name="ch14"/>
            <chart:error-indicator chart:style-name="ch15" chart:dimension="y"/>
            <chart:data-point chart:repeated="3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emperatur_klein</text:p>
              </table:table-cell>
              <table:table-cell office:value-type="string">
                <text:p>Spalte F</text:p>
              </table:table-cell>
              <table:table-cell office:value-type="string">
                <text:p>Spalte F</text:p>
              </table:table-cell>
              <table:table-cell office:value-type="string">
                <text:p>temperatur_gross</text:p>
              </table:table-cell>
              <table:table-cell office:value-type="string">
                <text:p>Spalte H</text:p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B2:Tabelle1.B36</svg:desc>
                </draw:g>
              </table:table-cell>
              <table:table-cell office:value-type="float" office:value="351.82">
                <text:p>351.82</text:p>
                <draw:g>
                  <svg:desc>Tabelle1.D95:Tabelle1.D127</svg:desc>
                </draw:g>
              </table:table-cell>
              <table:table-cell office:value-type="float" office:value="13.202896133898">
                <text:p>13.202896133898</text:p>
                <draw:g>
                  <svg:desc>Tabelle1.F3:Tabelle1.F35</svg:desc>
                </draw:g>
              </table:table-cell>
              <table:table-cell office:value-type="float" office:value="13.202896133898">
                <text:p>13.202896133898</text:p>
                <draw:g>
                  <svg:desc>Tabelle1.F3:Tabelle1.F35</svg:desc>
                </draw:g>
              </table:table-cell>
              <table:table-cell office:value-type="float" office:value="444.9">
                <text:p>444.9</text:p>
                <draw:g>
                  <svg:desc>Tabelle1.G95:Tabelle1.G127</svg:desc>
                </draw:g>
              </table:table-cell>
              <table:table-cell office:value-type="float" office:value="15.0885726190051">
                <text:p>15.0885726190051</text:p>
                <draw:g>
                  <svg:desc>Tabelle1.H3:Tabelle1.H35</svg:desc>
                </draw:g>
              </table:table-cell>
              <table:table-cell office:value-type="float" office:value="15.0885726190051">
                <text:p>15.0885726190051</text:p>
                <draw:g>
                  <svg:desc>Tabelle1.H3:Tabelle1.H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14.79">
                <text:p>314.79</text:p>
              </table:table-cell>
              <table:table-cell office:value-type="float" office:value="12.4535641548297">
                <text:p>12.4535641548297</text:p>
              </table:table-cell>
              <table:table-cell office:value-type="float" office:value="12.4535641548297">
                <text:p>12.4535641548297</text:p>
              </table:table-cell>
              <table:table-cell office:value-type="float" office:value="402.68">
                <text:p>402.68</text:p>
              </table:table-cell>
              <table:table-cell office:value-type="float" office:value="14.2331129831886">
                <text:p>14.2331129831886</text:p>
              </table:table-cell>
              <table:table-cell office:value-type="float" office:value="14.2331129831886">
                <text:p>14.2331129831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286.76">
                <text:p>286.76</text:p>
              </table:table-cell>
              <table:table-cell office:value-type="float" office:value="11.8867701761234">
                <text:p>11.8867701761234</text:p>
              </table:table-cell>
              <table:table-cell office:value-type="float" office:value="11.8867701761234">
                <text:p>11.8867701761234</text:p>
              </table:table-cell>
              <table:table-cell office:value-type="float" office:value="362.54">
                <text:p>362.54</text:p>
              </table:table-cell>
              <table:table-cell office:value-type="float" office:value="13.4200905043724">
                <text:p>13.4200905043724</text:p>
              </table:table-cell>
              <table:table-cell office:value-type="float" office:value="13.4200905043724">
                <text:p>13.4200905043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262.54">
                <text:p>262.54</text:p>
              </table:table-cell>
              <table:table-cell office:value-type="float" office:value="11.3973915023336">
                <text:p>11.3973915023336</text:p>
              </table:table-cell>
              <table:table-cell office:value-type="float" office:value="11.3973915023336">
                <text:p>11.3973915023336</text:p>
              </table:table-cell>
              <table:table-cell office:value-type="float" office:value="330.71">
                <text:p>330.71</text:p>
              </table:table-cell>
              <table:table-cell office:value-type="float" office:value="12.7756353469562">
                <text:p>12.7756353469562</text:p>
              </table:table-cell>
              <table:table-cell office:value-type="float" office:value="12.7756353469562">
                <text:p>12.7756353469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243.86">
                <text:p>243.86</text:p>
              </table:table-cell>
              <table:table-cell office:value-type="float" office:value="11.0202462716982">
                <text:p>11.0202462716982</text:p>
              </table:table-cell>
              <table:table-cell office:value-type="float" office:value="11.0202462716982">
                <text:p>11.0202462716982</text:p>
              </table:table-cell>
              <table:table-cell office:value-type="float" office:value="298.53">
                <text:p>298.53</text:p>
              </table:table-cell>
              <table:table-cell office:value-type="float" office:value="12.1246258558539">
                <text:p>12.1246258558539</text:p>
              </table:table-cell>
              <table:table-cell office:value-type="float" office:value="12.1246258558539">
                <text:p>12.1246258558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226.21">
                <text:p>226.21</text:p>
              </table:table-cell>
              <table:table-cell office:value-type="float" office:value="10.6644464828984">
                <text:p>10.6644464828984</text:p>
              </table:table-cell>
              <table:table-cell office:value-type="float" office:value="10.6644464828984">
                <text:p>10.6644464828984</text:p>
              </table:table-cell>
              <table:table-cell office:value-type="float" office:value="275.69">
                <text:p>275.69</text:p>
              </table:table-cell>
              <table:table-cell office:value-type="float" office:value="11.6629949372465">
                <text:p>11.6629949372465</text:p>
              </table:table-cell>
              <table:table-cell office:value-type="float" office:value="11.6629949372465">
                <text:p>11.6629949372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208.22">
                <text:p>208.22</text:p>
              </table:table-cell>
              <table:table-cell office:value-type="float" office:value="10.3021809362385">
                <text:p>10.3021809362385</text:p>
              </table:table-cell>
              <table:table-cell office:value-type="float" office:value="10.3021809362385">
                <text:p>10.3021809362385</text:p>
              </table:table-cell>
              <table:table-cell office:value-type="float" office:value="250.09">
                <text:p>250.09</text:p>
              </table:table-cell>
              <table:table-cell office:value-type="float" office:value="11.1459189285511">
                <text:p>11.1459189285511</text:p>
              </table:table-cell>
              <table:table-cell office:value-type="float" office:value="11.1459189285511">
                <text:p>11.1459189285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190.92">
                <text:p>190.92</text:p>
              </table:table-cell>
              <table:table-cell office:value-type="float" office:value="9.95448906513351">
                <text:p>9.95448906513351</text:p>
              </table:table-cell>
              <table:table-cell office:value-type="float" office:value="9.95448906513351">
                <text:p>9.95448906513351</text:p>
              </table:table-cell>
              <table:table-cell office:value-type="float" office:value="227.94">
                <text:p>227.94</text:p>
              </table:table-cell>
              <table:table-cell office:value-type="float" office:value="10.6993090212875">
                <text:p>10.6993090212875</text:p>
              </table:table-cell>
              <table:table-cell office:value-type="float" office:value="10.6993090212875">
                <text:p>10.6993090212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173.96">
                <text:p>173.96</text:p>
              </table:table-cell>
              <table:table-cell office:value-type="float" office:value="9.61456797226813">
                <text:p>9.61456797226813</text:p>
              </table:table-cell>
              <table:table-cell office:value-type="float" office:value="9.61456797226813">
                <text:p>9.61456797226813</text:p>
              </table:table-cell>
              <table:table-cell office:value-type="float" office:value="207.18">
                <text:p>207.18</text:p>
              </table:table-cell>
              <table:table-cell office:value-type="float" office:value="10.2812998953993">
                <text:p>10.2812998953993</text:p>
              </table:table-cell>
              <table:table-cell office:value-type="float" office:value="10.2812998953993">
                <text:p>10.28129989539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59.43">
                <text:p>159.43</text:p>
              </table:table-cell>
              <table:table-cell office:value-type="float" office:value="9.32407255308816">
                <text:p>9.32407255308816</text:p>
              </table:table-cell>
              <table:table-cell office:value-type="float" office:value="9.32407255308816">
                <text:p>9.32407255308816</text:p>
              </table:table-cell>
              <table:table-cell office:value-type="float" office:value="187.46">
                <text:p>187.46</text:p>
              </table:table-cell>
              <table:table-cell office:value-type="float" office:value="9.88504362614234">
                <text:p>9.88504362614234</text:p>
              </table:table-cell>
              <table:table-cell office:value-type="float" office:value="9.88504362614234">
                <text:p>9.885043626142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148.01">
                <text:p>148.01</text:p>
              </table:table-cell>
              <table:table-cell office:value-type="float" office:value="9.09656772378429">
                <text:p>9.09656772378429</text:p>
              </table:table-cell>
              <table:table-cell office:value-type="float" office:value="9.09656772378429">
                <text:p>9.09656772378429</text:p>
              </table:table-cell>
              <table:table-cell office:value-type="float" office:value="172.23">
                <text:p>172.23</text:p>
              </table:table-cell>
              <table:table-cell office:value-type="float" office:value="9.57993826494137">
                <text:p>9.57993826494137</text:p>
              </table:table-cell>
              <table:table-cell office:value-type="float" office:value="9.57993826494137">
                <text:p>9.579938264941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">
                <text:p>330</text:p>
              </table:table-cell>
              <table:table-cell office:value-type="float" office:value="136.25">
                <text:p>136.25</text:p>
              </table:table-cell>
              <table:table-cell office:value-type="float" office:value="8.86305976415863">
                <text:p>8.86305976415863</text:p>
              </table:table-cell>
              <table:table-cell office:value-type="float" office:value="8.86305976415863">
                <text:p>8.86305976415863</text:p>
              </table:table-cell>
              <table:table-cell office:value-type="float" office:value="155.62">
                <text:p>155.62</text:p>
              </table:table-cell>
              <table:table-cell office:value-type="float" office:value="9.24815572846054">
                <text:p>9.24815572846054</text:p>
              </table:table-cell>
              <table:table-cell office:value-type="float" office:value="9.24815572846054">
                <text:p>9.24815572846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">
                <text:p>360</text:p>
              </table:table-cell>
              <table:table-cell office:value-type="float" office:value="124.48">
                <text:p>124.48</text:p>
              </table:table-cell>
              <table:table-cell office:value-type="float" office:value="8.63073304739277">
                <text:p>8.63073304739277</text:p>
              </table:table-cell>
              <table:table-cell office:value-type="float" office:value="8.63073304739277">
                <text:p>8.63073304739277</text:p>
              </table:table-cell>
              <table:table-cell office:value-type="float" office:value="141.78">
                <text:p>141.78</text:p>
              </table:table-cell>
              <table:table-cell office:value-type="float" office:value="8.97281798476085">
                <text:p>8.97281798476085</text:p>
              </table:table-cell>
              <table:table-cell office:value-type="float" office:value="8.97281798476085">
                <text:p>8.972817984760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0">
                <text:p>390</text:p>
              </table:table-cell>
              <table:table-cell office:value-type="float" office:value="114.1">
                <text:p>114.1</text:p>
              </table:table-cell>
              <table:table-cell office:value-type="float" office:value="8.42703394514336">
                <text:p>8.42703394514336</text:p>
              </table:table-cell>
              <table:table-cell office:value-type="float" office:value="8.42703394514336">
                <text:p>8.42703394514336</text:p>
              </table:table-cell>
              <table:table-cell office:value-type="float" office:value="129.33">
                <text:p>129.33</text:p>
              </table:table-cell>
              <table:table-cell office:value-type="float" office:value="8.72623170923767">
                <text:p>8.72623170923767</text:p>
              </table:table-cell>
              <table:table-cell office:value-type="float" office:value="8.72623170923767">
                <text:p>8.726231709237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">
                <text:p>420</text:p>
              </table:table-cell>
              <table:table-cell office:value-type="float" office:value="105.1">
                <text:p>105.1</text:p>
              </table:table-cell>
              <table:table-cell office:value-type="float" office:value="8.25178572423724">
                <text:p>8.25178572423724</text:p>
              </table:table-cell>
              <table:table-cell office:value-type="float" office:value="8.25178572423724">
                <text:p>8.25178572423724</text:p>
              </table:table-cell>
              <table:table-cell office:value-type="float" office:value="117.21">
                <text:p>117.21</text:p>
              </table:table-cell>
              <table:table-cell office:value-type="float" office:value="8.48799422247455">
                <text:p>8.48799422247455</text:p>
              </table:table-cell>
              <table:table-cell office:value-type="float" office:value="8.48799422247455">
                <text:p>8.48799422247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">
                <text:p>450</text:p>
              </table:table-cell>
              <table:table-cell office:value-type="float" office:value="95.42">
                <text:p>95.42</text:p>
              </table:table-cell>
              <table:table-cell office:value-type="float" office:value="8.0648240601699">
                <text:p>8.0648240601699</text:p>
              </table:table-cell>
              <table:table-cell office:value-type="float" office:value="8.0648240601699">
                <text:p>8.0648240601699</text:p>
              </table:table-cell>
              <table:table-cell office:value-type="float" office:value="105.8">
                <text:p>105.8</text:p>
              </table:table-cell>
              <table:table-cell office:value-type="float" office:value="8.26521593223574">
                <text:p>8.26521593223574</text:p>
              </table:table-cell>
              <table:table-cell office:value-type="float" office:value="8.26521593223574">
                <text:p>8.265215932235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0">
                <text:p>480</text:p>
              </table:table-cell>
              <table:table-cell office:value-type="float" office:value="88.49">
                <text:p>88.49</text:p>
              </table:table-cell>
              <table:table-cell office:value-type="float" office:value="7.9327351126166">
                <text:p>7.9327351126166</text:p>
              </table:table-cell>
              <table:table-cell office:value-type="float" office:value="7.9327351126166">
                <text:p>7.9327351126166</text:p>
              </table:table-cell>
              <table:table-cell office:value-type="float" office:value="95.42">
                <text:p>95.42</text:p>
              </table:table-cell>
              <table:table-cell office:value-type="float" office:value="8.0648240601699">
                <text:p>8.0648240601699</text:p>
              </table:table-cell>
              <table:table-cell office:value-type="float" office:value="8.0648240601699">
                <text:p>8.06482406016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0">
                <text:p>510</text:p>
              </table:table-cell>
              <table:table-cell office:value-type="float" office:value="80.88">
                <text:p>80.88</text:p>
              </table:table-cell>
              <table:table-cell office:value-type="float" office:value="7.78925992739983">
                <text:p>7.78925992739983</text:p>
              </table:table-cell>
              <table:table-cell office:value-type="float" office:value="7.78925992739983">
                <text:p>7.78925992739983</text:p>
              </table:table-cell>
              <table:table-cell office:value-type="float" office:value="86.76">
                <text:p>86.76</text:p>
              </table:table-cell>
              <table:table-cell office:value-type="float" office:value="7.89994279904464">
                <text:p>7.89994279904464</text:p>
              </table:table-cell>
              <table:table-cell office:value-type="float" office:value="7.89994279904464">
                <text:p>7.899942799044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0">
                <text:p>540</text:p>
              </table:table-cell>
              <table:table-cell office:value-type="float" office:value="74.31">
                <text:p>74.31</text:p>
              </table:table-cell>
              <table:table-cell office:value-type="float" office:value="7.66731633943161">
                <text:p>7.66731633943161</text:p>
              </table:table-cell>
              <table:table-cell office:value-type="float" office:value="7.66731633943161">
                <text:p>7.66731633943161</text:p>
              </table:table-cell>
              <table:table-cell office:value-type="float" office:value="80.54">
                <text:p>80.54</text:p>
              </table:table-cell>
              <table:table-cell office:value-type="float" office:value="7.78279200609398">
                <text:p>7.78279200609398</text:p>
              </table:table-cell>
              <table:table-cell office:value-type="float" office:value="7.78279200609398">
                <text:p>7.782792006093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0">
                <text:p>570</text:p>
              </table:table-cell>
              <table:table-cell office:value-type="float" office:value="68.77">
                <text:p>68.77</text:p>
              </table:table-cell>
              <table:table-cell office:value-type="float" office:value="7.56643206228303">
                <text:p>7.56643206228303</text:p>
              </table:table-cell>
              <table:table-cell office:value-type="float" office:value="7.56643206228303">
                <text:p>7.56643206228303</text:p>
              </table:table-cell>
              <table:table-cell office:value-type="float" office:value="72.23">
                <text:p>72.23</text:p>
              </table:table-cell>
              <table:table-cell office:value-type="float" office:value="7.62926919500813">
                <text:p>7.62926919500813</text:p>
              </table:table-cell>
              <table:table-cell office:value-type="float" office:value="7.62926919500813">
                <text:p>7.62926919500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">
                <text:p>600</text:p>
              </table:table-cell>
              <table:table-cell office:value-type="float" office:value="63.24">
                <text:p>63.24</text:p>
              </table:table-cell>
              <table:table-cell office:value-type="float" office:value="7.46763208403896">
                <text:p>7.46763208403896</text:p>
              </table:table-cell>
              <table:table-cell office:value-type="float" office:value="7.46763208403896">
                <text:p>7.46763208403896</text:p>
              </table:table-cell>
              <table:table-cell office:value-type="float" office:value="65.31">
                <text:p>65.31</text:p>
              </table:table-cell>
              <table:table-cell office:value-type="float" office:value="7.50440642666564">
                <text:p>7.50440642666564</text:p>
              </table:table-cell>
              <table:table-cell office:value-type="float" office:value="7.50440642666564">
                <text:p>7.504406426665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0">
                <text:p>630</text:p>
              </table:table-cell>
              <table:table-cell office:value-type="float" office:value="58.39">
                <text:p>58.39</text:p>
              </table:table-cell>
              <table:table-cell office:value-type="float" office:value="7.38332044088691">
                <text:p>7.38332044088691</text:p>
              </table:table-cell>
              <table:table-cell office:value-type="float" office:value="7.38332044088691">
                <text:p>7.38332044088691</text:p>
              </table:table-cell>
              <table:table-cell office:value-type="float" office:value="59.43">
                <text:p>59.43</text:p>
              </table:table-cell>
              <table:table-cell office:value-type="float" office:value="7.40119518190984">
                <text:p>7.40119518190984</text:p>
              </table:table-cell>
              <table:table-cell office:value-type="float" office:value="7.40119518190984">
                <text:p>7.40119518190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0">
                <text:p>660</text:p>
              </table:table-cell>
              <table:table-cell office:value-type="float" office:value="53.55">
                <text:p>53.55</text:p>
              </table:table-cell>
              <table:table-cell office:value-type="float" office:value="7.30151253807058">
                <text:p>7.30151253807058</text:p>
              </table:table-cell>
              <table:table-cell office:value-type="float" office:value="7.30151253807058">
                <text:p>7.30151253807058</text:p>
              </table:table-cell>
              <table:table-cell office:value-type="float" office:value="53.2">
                <text:p>53.2</text:p>
              </table:table-cell>
              <table:table-cell office:value-type="float" office:value="7.29578086101354">
                <text:p>7.29578086101354</text:p>
              </table:table-cell>
              <table:table-cell office:value-type="float" office:value="7.29578086101354">
                <text:p>7.295780861013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0">
                <text:p>690</text:p>
              </table:table-cell>
              <table:table-cell office:value-type="float" office:value="49.05">
                <text:p>49.05</text:p>
              </table:table-cell>
              <table:table-cell office:value-type="float" office:value="7.22835347070846">
                <text:p>7.22835347070846</text:p>
              </table:table-cell>
              <table:table-cell office:value-type="float" office:value="7.22835347070846">
                <text:p>7.22835347070846</text:p>
              </table:table-cell>
              <table:table-cell office:value-type="float" office:value="48.36">
                <text:p>48.36</text:p>
              </table:table-cell>
              <table:table-cell office:value-type="float" office:value="7.21738054159388">
                <text:p>7.21738054159388</text:p>
              </table:table-cell>
              <table:table-cell office:value-type="float" office:value="7.21738054159388">
                <text:p>7.217380541593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0">
                <text:p>720</text:p>
              </table:table-cell>
              <table:table-cell office:value-type="float" office:value="45.59">
                <text:p>45.59</text:p>
              </table:table-cell>
              <table:table-cell office:value-type="float" office:value="7.17435154295158">
                <text:p>7.17435154295158</text:p>
              </table:table-cell>
              <table:table-cell office:value-type="float" office:value="7.17435154295158">
                <text:p>7.17435154295158</text:p>
              </table:table-cell>
              <table:table-cell office:value-type="float" office:value="43.51">
                <text:p>43.51</text:p>
              </table:table-cell>
              <table:table-cell office:value-type="float" office:value="7.14308022424099">
                <text:p>7.14308022424099</text:p>
              </table:table-cell>
              <table:table-cell office:value-type="float" office:value="7.14308022424099">
                <text:p>7.143080224240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0">
                <text:p>750</text:p>
              </table:table-cell>
              <table:table-cell office:value-type="float" office:value="41.78">
                <text:p>41.78</text:p>
              </table:table-cell>
              <table:table-cell office:value-type="float" office:value="7.11775908628351">
                <text:p>7.11775908628351</text:p>
              </table:table-cell>
              <table:table-cell office:value-type="float" office:value="7.11775908628351">
                <text:p>7.11775908628351</text:p>
              </table:table-cell>
              <table:table-cell office:value-type="float" office:value="39.36">
                <text:p>39.36</text:p>
              </table:table-cell>
              <table:table-cell office:value-type="float" office:value="7.08357798005711">
                <text:p>7.08357798005711</text:p>
              </table:table-cell>
              <table:table-cell office:value-type="float" office:value="7.08357798005711">
                <text:p>7.083577980057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0">
                <text:p>780</text:p>
              </table:table-cell>
              <table:table-cell office:value-type="float" office:value="39.01">
                <text:p>39.01</text:p>
              </table:table-cell>
              <table:table-cell office:value-type="float" office:value="7.0788266676899">
                <text:p>7.0788266676899</text:p>
              </table:table-cell>
              <table:table-cell office:value-type="float" office:value="7.0788266676899">
                <text:p>7.0788266676899</text:p>
              </table:table-cell>
              <table:table-cell office:value-type="float" office:value="35.9">
                <text:p>35.9</text:p>
              </table:table-cell>
              <table:table-cell office:value-type="float" office:value="7.03773105350688">
                <text:p>7.03773105350688</text:p>
              </table:table-cell>
              <table:table-cell office:value-type="float" office:value="7.03773105350688">
                <text:p>7.037731053506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0">
                <text:p>810</text:p>
              </table:table-cell>
              <table:table-cell office:value-type="float" office:value="35.21">
                <text:p>35.21</text:p>
              </table:table-cell>
              <table:table-cell office:value-type="float" office:value="7.02904202272898">
                <text:p>7.02904202272898</text:p>
              </table:table-cell>
              <table:table-cell office:value-type="float" office:value="7.02904202272898">
                <text:p>7.02904202272898</text:p>
              </table:table-cell>
              <table:table-cell office:value-type="float" office:value="32.44">
                <text:p>32.44</text:p>
              </table:table-cell>
              <table:table-cell office:value-type="float" office:value="6.99613567496358">
                <text:p>6.99613567496358</text:p>
              </table:table-cell>
              <table:table-cell office:value-type="float" office:value="6.99613567496358">
                <text:p>6.996135674963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0">
                <text:p>840</text:p>
              </table:table-cell>
              <table:table-cell office:value-type="float" office:value="32.09">
                <text:p>32.09</text:p>
              </table:table-cell>
              <table:table-cell office:value-type="float" office:value="6.99224821653169">
                <text:p>6.99224821653169</text:p>
              </table:table-cell>
              <table:table-cell office:value-type="float" office:value="6.99224821653169">
                <text:p>6.99224821653169</text:p>
              </table:table-cell>
              <table:table-cell office:value-type="float" office:value="30.02">
                <text:p>30.02</text:p>
              </table:table-cell>
              <table:table-cell office:value-type="float" office:value="6.97010472035349">
                <text:p>6.97010472035349</text:p>
              </table:table-cell>
              <table:table-cell office:value-type="float" office:value="6.97010472035349">
                <text:p>6.970104720353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0">
                <text:p>870</text:p>
              </table:table-cell>
              <table:table-cell office:value-type="float" office:value="29.33">
                <text:p>29.33</text:p>
              </table:table-cell>
              <table:table-cell office:value-type="float" office:value="6.96320644037405">
                <text:p>6.96320644037405</text:p>
              </table:table-cell>
              <table:table-cell office:value-type="float" office:value="6.96320644037405">
                <text:p>6.96320644037405</text:p>
              </table:table-cell>
              <table:table-cell office:value-type="float" office:value="26.21">
                <text:p>26.21</text:p>
              </table:table-cell>
              <table:table-cell office:value-type="float" office:value="6.93559248776546">
                <text:p>6.93559248776546</text:p>
              </table:table-cell>
              <table:table-cell office:value-type="float" office:value="6.93559248776546">
                <text:p>6.935592487765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">
                <text:p>900</text:p>
              </table:table-cell>
              <table:table-cell office:value-type="float" office:value="27.6">
                <text:p>27.6</text:p>
              </table:table-cell>
              <table:table-cell office:value-type="float" office:value="6.94713240350087">
                <text:p>6.94713240350087</text:p>
              </table:table-cell>
              <table:table-cell office:value-type="float" office:value="6.94713240350087">
                <text:p>6.94713240350087</text:p>
              </table:table-cell>
              <table:table-cell office:value-type="float" office:value="23.79">
                <text:p>23.79</text:p>
              </table:table-cell>
              <table:table-cell office:value-type="float" office:value="6.91862894848554">
                <text:p>6.91862894848554</text:p>
              </table:table-cell>
              <table:table-cell office:value-type="float" office:value="6.91862894848554">
                <text:p>6.918628948485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0">
                <text:p>930</text:p>
              </table:table-cell>
              <table:table-cell office:value-type="float" office:value="25.17">
                <text:p>25.17</text:p>
              </table:table-cell>
              <table:table-cell office:value-type="float" office:value="6.92778816596422">
                <text:p>6.92778816596422</text:p>
              </table:table-cell>
              <table:table-cell office:value-type="float" office:value="6.92778816596422">
                <text:p>6.92778816596422</text:p>
              </table:table-cell>
              <table:table-cell office:value-type="float" office:value="21.02">
                <text:p>21.02</text:p>
              </table:table-cell>
              <table:table-cell office:value-type="float" office:value="6.90519936651351">
                <text:p>6.90519936651351</text:p>
              </table:table-cell>
              <table:table-cell office:value-type="float" office:value="6.90519936651351">
                <text:p>6.905199366513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0">
                <text:p>960</text:p>
              </table:table-cell>
              <table:table-cell office:value-type="float" office:value="23.44">
                <text:p>23.44</text:p>
              </table:table-cell>
              <table:table-cell office:value-type="float" office:value="6.91657781969559">
                <text:p>6.91657781969559</text:p>
              </table:table-cell>
              <table:table-cell office:value-type="float" office:value="6.91657781969559">
                <text:p>6.91657781969559</text:p>
              </table:table-cell>
              <table:table-cell office:value-type="float" office:value="17.21">
                <text:p>17.21</text:p>
              </table:table-cell>
              <table:table-cell office:value-type="float" office:value="6.89995379961874">
                <text:p>6.89995379961874</text:p>
              </table:table-cell>
              <table:table-cell office:value-type="float" office:value="6.89995379961874">
                <text:p>6.89995379961874</text:p>
              </table:table-cell>
            </table:table-row>
            <table:table-row>
              <table:table-cell office:value-type="string"/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15cm" chart:symbol-height="0.1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73cm" svg:height="7.131cm" xlink:href="." xlink:type="simple" chart:class="chart:scatter" chart:style-name="ch1">
        <chart:plot-area chart:style-name="ch2" chart:data-source-has-labels="both" svg:x="0.909cm" svg:y="0.842cm" svg:width="10.91cm" svg:height="5.655cm">
          <chartooo:coordinate-region svg:x="1.716cm" svg:y="1.041cm" svg:width="9.823cm" svg:height="4.809cm"/>
          <chart:axis chart:dimension="x" chart:name="primary-x" chart:style-name="ch3" chartooo:axis-type="auto">
            <chart:title svg:x="5.976cm" svg:y="6.571cm" chart:style-name="ch4">
              <text:p>t in s</text:p>
            </chart:title>
            <chart:categories table:cell-range-address="local-table.$A$2:.$A$18"/>
          </chart:axis>
          <chart:axis chart:dimension="y" chart:name="primary-y" chart:style-name="ch3">
            <chart:title svg:x="0.106cm" svg:y="4.136cm" chart:style-name="ch5">
              <text:p>T in K</text:p>
            </chart:title>
            <chart:grid chart:style-name="ch6" chart:class="major"/>
          </chart:axis>
          <chart:series chart:style-name="ch7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 i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4.56">
                <text:p>324.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325.94">
                <text:p>325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31.82">
                <text:p>331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364.35">
                <text:p>364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358.47">
                <text:p>358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353.28">
                <text:p>353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349.12">
                <text:p>349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346.01">
                <text:p>346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342.9">
                <text:p>342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">
                <text:p>135</text:p>
              </table:table-cell>
              <table:table-cell office:value-type="float" office:value="341.17">
                <text:p>341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340.82">
                <text:p>340.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">
                <text:p>165</text:p>
              </table:table-cell>
              <table:table-cell office:value-type="float" office:value="340.13">
                <text:p>340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339.78">
                <text:p>339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">
                <text:p>195</text:p>
              </table:table-cell>
              <table:table-cell office:value-type="float" office:value="339.78">
                <text:p>339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339.78">
                <text:p>339.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">
                <text:p>225</text:p>
              </table:table-cell>
              <table:table-cell office:value-type="float" office:value="339.78">
                <text:p>339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339.78">
                <text:p>339.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